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7.1in" fo:margin-left="0in" fo:margin-top="0in" fo:margin-bottom="0in" table:align="left"/>
    </style:style>
    <style:style style:name="Table1.A" style:family="table-column">
      <style:table-column-properties style:column-width="7.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5.8958in" fo:margin-left="1.0799in" fo:margin-top="0in" fo:margin-bottom="0in" table:align="left"/>
    </style:style>
    <style:style style:name="Table2.A" style:family="table-column">
      <style:table-column-properties style:column-width="0.2292in"/>
    </style:style>
    <style:style style:name="Table2.B" style:family="table-column">
      <style:table-column-properties style:column-width="5.666in"/>
    </style:style>
    <style:style style:name="Table2.1" style:family="table-row">
      <style:table-row-properties fo:keep-together="auto"/>
    </style:style>
    <style:style style:name="Table2.A1" style:family="table-cell">
      <style:table-cell-properties style:vertical-align="" fo:background-color="#c9daf8" fo:padding="0.0694in" fo:border="1pt solid #000000">
        <style:background-image/>
      </style:table-cell-properties>
    </style:style>
    <style:style style:name="Table2.B1"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3" style:family="table">
      <style:table-properties style:width="3.8333in" fo:margin-left="1.5694in" fo:margin-top="0in" fo:margin-bottom="0in" table:align="left"/>
    </style:style>
    <style:style style:name="Table3.A" style:family="table-column">
      <style:table-column-properties style:column-width="0.3847in"/>
    </style:style>
    <style:style style:name="Table3.B" style:family="table-column">
      <style:table-column-properties style:column-width="3.4479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A10" style:family="table-cell">
      <style:table-cell-properties style:vertical-align="" fo:padding="0.0694in" fo:border="1pt solid #000000"/>
    </style:style>
    <style:style style:name="Table3.B10" style:family="table-cell">
      <style:table-cell-properties style:vertical-align="" fo:padding="0.0694in" fo:border="1pt solid #000000"/>
    </style:style>
    <style:style style:name="Table3.A11"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4" style:family="table">
      <style:table-properties style:width="3.8229in" fo:margin-left="1.5694in" fo:margin-top="0in" fo:margin-bottom="0in" table:align="left"/>
    </style:style>
    <style:style style:name="Table4.A" style:family="table-column">
      <style:table-column-properties style:column-width="0.6979in"/>
    </style:style>
    <style:style style:name="Table4.B" style:family="table-column">
      <style:table-column-properties style:column-width="3.1243in"/>
    </style:style>
    <style:style style:name="Table4.1" style:family="table-row">
      <style:table-row-properties style:min-row-height="0.2917in" fo:keep-together="auto"/>
    </style:style>
    <style:style style:name="Table4.A1" style:family="table-cell">
      <style:table-cell-properties style:vertical-align="" fo:background-color="#c9daf8"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3" style:family="table-row">
      <style:table-row-properties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4" style:family="table-row">
      <style:table-row-properties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5" style:family="table">
      <style:table-properties style:width="6.2813in" fo:margin-left="0.6424in" fo:margin-top="0in" fo:margin-bottom="0in" table:align="left"/>
    </style:style>
    <style:style style:name="Table5.A" style:family="table-column">
      <style:table-column-properties style:column-width="0.6972in"/>
    </style:style>
    <style:style style:name="Table5.B" style:family="table-column">
      <style:table-column-properties style:column-width="1.9792in"/>
    </style:style>
    <style:style style:name="Table5.C" style:family="table-column">
      <style:table-column-properties style:column-width="3.604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2" style:family="table-row">
      <style:table-row-properties style:min-row-height="0.2917in" fo:keep-together="auto"/>
    </style:style>
    <style:style style:name="Table5.A2" style:family="table-cell">
      <style:table-cell-properties style:vertical-align="" fo:background-color="#c9daf8" fo:padding="0.0694in" fo:border="1pt solid #000000">
        <style:background-image/>
      </style:table-cell-properties>
    </style:style>
    <style:style style:name="Table5.55" style:family="table-row">
      <style:table-row-properties style:min-row-height="0.2778in" fo:keep-together="auto"/>
    </style:style>
    <style:style style:name="Table6" style:family="table">
      <style:table-properties style:width="6.2813in" fo:margin-left="0.6424in" fo:margin-top="0in" fo:margin-bottom="0in" table:align="left"/>
    </style:style>
    <style:style style:name="Table6.A" style:family="table-column">
      <style:table-column-properties style:column-width="0.6972in"/>
    </style:style>
    <style:style style:name="Table6.B" style:family="table-column">
      <style:table-column-properties style:column-width="1.9903in"/>
    </style:style>
    <style:style style:name="Table6.C" style:family="table-column">
      <style:table-column-properties style:column-width="3.5938in"/>
    </style:style>
    <style:style style:name="Table6.1" style:family="table-row">
      <style:table-row-properties style:min-row-height="0.2917in" fo:keep-together="auto"/>
    </style:style>
    <style:style style:name="Table6.A1" style:family="table-cell">
      <style:table-cell-properties style:vertical-align="" fo:background-color="#c9daf8" fo:padding="0.0694in" fo:border="1pt solid #000000">
        <style:background-image/>
      </style:table-cell-properties>
    </style:style>
    <style:style style:name="Table6.2" style:family="table-row">
      <style:table-row-properties fo:keep-together="auto"/>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3" style:family="table-row">
      <style:table-row-properties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4" style:family="table-row">
      <style:table-row-properties fo:keep-together="auto"/>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5" style:family="table-row">
      <style:table-row-properties fo:keep-together="auto"/>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6" style:family="table-row">
      <style:table-row-properties fo:keep-together="auto"/>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7" style:family="table-row">
      <style:table-row-properties fo:keep-together="auto"/>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Table6.8" style:family="table-row">
      <style:table-row-properties fo:keep-together="auto"/>
    </style:style>
    <style:style style:name="Table6.A8"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C8" style:family="table-cell">
      <style:table-cell-properties style:vertical-align="" fo:padding="0.0694in" fo:border="1pt solid #000000"/>
    </style:style>
    <style:style style:name="Table7" style:family="table">
      <style:table-properties style:width="6.2917in" fo:margin-left="0.6424in" fo:margin-top="0in" fo:margin-bottom="0in" table:align="left"/>
    </style:style>
    <style:style style:name="Table7.A" style:family="table-column">
      <style:table-column-properties style:column-width="0.7188in"/>
    </style:style>
    <style:style style:name="Table7.B" style:family="table-column">
      <style:table-column-properties style:column-width="2.1875in"/>
    </style:style>
    <style:style style:name="Table7.C" style:family="table-column">
      <style:table-column-properties style:column-width="3.3854in"/>
    </style:style>
    <style:style style:name="Table7.1" style:family="table-row">
      <style:table-row-properties style:min-row-height="0.2917in" fo:keep-together="auto"/>
    </style:style>
    <style:style style:name="Table7.A1" style:family="table-cell">
      <style:table-cell-properties fo:background-color="#c9daf8" fo:padding-left="0.0813in" fo:padding-right="0.075in" fo:padding-top="0in" fo:padding-bottom="0in" fo:border-left="1pt solid #000000" fo:border-right="1pt solid #000000" fo:border-top="1pt solid #000000" fo:border-bottom="1pt solid #cccccc">
        <style:background-image/>
      </style:table-cell-properties>
    </style:style>
    <style:style style:name="Table7.2" style:family="table-row">
      <style:table-row-properties fo:keep-together="auto"/>
    </style:style>
    <style:style style:name="Table7.A2" style:family="table-cell">
      <style:table-cell-properties style:vertical-align="" fo:padding="0.0694in" fo:border-left="1pt solid #000000" fo:border-right="1pt solid #000000" fo:border-top="1pt solid #cccccc" fo:border-bottom="1pt solid #000000"/>
    </style:style>
    <style:style style:name="Table7.B2" style:family="table-cell">
      <style:table-cell-properties style:vertical-align="" fo:padding="0.0694in" fo:border="1pt solid #000000"/>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8" style:family="table">
      <style:table-properties style:width="5.9792in" fo:margin-left="1.0486in" fo:margin-top="0in" fo:margin-bottom="0in" table:align="left"/>
    </style:style>
    <style:style style:name="Table8.A" style:family="table-column">
      <style:table-column-properties style:column-width="1.2292in"/>
    </style:style>
    <style:style style:name="Table8.B" style:family="table-column">
      <style:table-column-properties style:column-width="4.7493in"/>
    </style:style>
    <style:style style:name="Table8.1" style:family="table-row">
      <style:table-row-properties fo:keep-together="auto"/>
    </style:style>
    <style:style style:name="Table8.A1" style:family="table-cell">
      <style:table-cell-properties style:vertical-align="" fo:background-color="#c9daf8" fo:padding="0.0694in" fo:border="1pt solid #000000">
        <style:background-image/>
      </style:table-cell-properties>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A9" style:family="table-cell">
      <style:table-cell-properties style:vertical-align="" fo:padding="0.0694in" fo:border="1pt solid #000000"/>
    </style:style>
    <style:style style:name="Table8.B9" style:family="table-cell">
      <style:table-cell-properties style:vertical-align="" fo:padding="0.0694in" fo:border="1pt solid #000000"/>
    </style:style>
    <style:style style:name="Table9" style:family="table">
      <style:table-properties style:width="5.9479in" fo:margin-left="1.0694in" fo:margin-top="0in" fo:margin-bottom="0in" table:align="left"/>
    </style:style>
    <style:style style:name="Table9.A" style:family="table-column">
      <style:table-column-properties style:column-width="5.9479in"/>
    </style:style>
    <style:style style:name="Table9.1" style:family="table-row">
      <style:table-row-properties style:min-row-height="0.2917in" fo:keep-together="auto"/>
    </style:style>
    <style:style style:name="Table9.A1" style:family="table-cell">
      <style:table-cell-properties style:vertical-align="" fo:background-color="#c9daf8" fo:padding="0.0694in" fo:border="1pt solid #000000">
        <style:background-image/>
      </style:table-cell-properties>
    </style:style>
    <style:style style:name="Table9.A2" style:family="table-cell">
      <style:table-cell-properties style:vertical-align="" fo:background-color="#ffffff" fo:padding="0.0694in" fo:border="1pt solid #000000">
        <style:background-image/>
      </style:table-cell-properties>
    </style:style>
    <style:style style:name="Table9.A4" style:family="table-cell">
      <style:table-cell-properties style:vertical-align="" fo:padding="0.0694in" fo:border="1pt solid #000000"/>
    </style:style>
    <style:style style:name="Table9.A6" style:family="table-cell">
      <style:table-cell-properties style:vertical-align="" fo:padding="0.0694in" fo:border="1pt solid #000000"/>
    </style:style>
    <style:style style:name="Table9.A8" style:family="table-cell">
      <style:table-cell-properties style:vertical-align="" fo:padding="0.0694in" fo:border="1pt solid #000000"/>
    </style:style>
    <style:style style:name="Table9.A10" style:family="table-cell">
      <style:table-cell-properties style:vertical-align="" fo:padding="0.0694in" fo:border="1pt solid #000000"/>
    </style:style>
    <style:style style:name="Table9.11" style:family="table-row">
      <style:table-row-properties fo:keep-together="auto"/>
    </style:style>
    <style:style style:name="Table9.12" style:family="table-row">
      <style:table-row-properties fo:keep-together="auto"/>
    </style:style>
    <style:style style:name="Table9.A12" style:family="table-cell">
      <style:table-cell-properties style:vertical-align="" fo:padding="0.0694in" fo:border="1pt solid #000000"/>
    </style:style>
    <style:style style:name="Table9.13" style:family="table-row">
      <style:table-row-properties fo:keep-together="auto"/>
    </style:style>
    <style:style style:name="Table9.14" style:family="table-row">
      <style:table-row-properties fo:keep-together="auto"/>
    </style:style>
    <style:style style:name="Table9.A14" style:family="table-cell">
      <style:table-cell-properties style:vertical-align="" fo:padding="0.0694in" fo:border="1pt solid #000000"/>
    </style:style>
    <style:style style:name="Table9.15" style:family="table-row">
      <style:table-row-properties fo:keep-together="auto"/>
    </style:style>
    <style:style style:name="Table9.16" style:family="table-row">
      <style:table-row-properties fo:keep-together="auto"/>
    </style:style>
    <style:style style:name="Table9.A16" style:family="table-cell">
      <style:table-cell-properties style:vertical-align="" fo:padding="0.0694in" fo:border="1pt solid #000000"/>
    </style:style>
    <style:style style:name="Table9.17" style:family="table-row">
      <style:table-row-properties fo:keep-together="auto"/>
    </style:style>
    <style:style style:name="Table9.18" style:family="table-row">
      <style:table-row-properties fo:keep-together="auto"/>
    </style:style>
    <style:style style:name="Table9.A18" style:family="table-cell">
      <style:table-cell-properties style:vertical-align="" fo:padding="0.0694in" fo:border="1pt solid #000000"/>
    </style:style>
    <style:style style:name="Table10" style:family="table">
      <style:table-properties style:width="5.9688in" fo:margin-left="1.0694in" fo:margin-top="0in" fo:margin-bottom="0in" table:align="left"/>
    </style:style>
    <style:style style:name="Table10.A" style:family="table-column">
      <style:table-column-properties style:column-width="1.2285in"/>
    </style:style>
    <style:style style:name="Table10.B" style:family="table-column">
      <style:table-column-properties style:column-width="4.7396in"/>
    </style:style>
    <style:style style:name="Table10.1" style:family="table-row">
      <style:table-row-properties fo:keep-together="auto"/>
    </style:style>
    <style:style style:name="Table10.A1" style:family="table-cell">
      <style:table-cell-properties style:vertical-align="" fo:background-color="#c9daf8" fo:padding="0.0694in" fo:border="1pt solid #000000">
        <style:background-image/>
      </style:table-cell-properties>
    </style:style>
    <style:style style:name="Table10.B1"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1" style:family="table">
      <style:table-properties style:width="6.2708in" fo:margin-left="0.6424in" fo:margin-top="0in" fo:margin-bottom="0in" table:align="left"/>
    </style:style>
    <style:style style:name="Table11.A" style:family="table-column">
      <style:table-column-properties style:column-width="2.3431in"/>
    </style:style>
    <style:style style:name="Table11.B" style:family="table-column">
      <style:table-column-properties style:column-width="3.9271in"/>
    </style:style>
    <style:style style:name="Table11.1" style:family="table-row">
      <style:table-row-properties style:min-row-height="0.2917in" fo:keep-together="auto"/>
    </style:style>
    <style:style style:name="Table11.A1" style:family="table-cell">
      <style:table-cell-properties fo:background-color="#c9daf8" fo:padding-left="0.0813in" fo:padding-right="0.075in" fo:padding-top="0in" fo:padding-bottom="0in" fo:border="1pt solid #000000">
        <style:background-image/>
      </style:table-cell-properties>
    </style:style>
    <style:style style:name="Table11.2" style:family="table-row">
      <style:table-row-properties fo:keep-together="auto"/>
    </style:style>
    <style:style style:name="Table11.A2" style:family="table-cell">
      <style:table-cell-properties style:vertical-align="" fo:padding="0.0694in" fo:border="1pt solid #000000"/>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P1" style:family="paragraph" style:parent-style-name="Standard">
      <style:text-properties style:font-name="Google Sans" fo:font-size="14pt" style:font-name-asian="Google Sans1" style:font-size-asian="14pt" style:font-name-complex="Google Sans1" style:font-size-complex="14pt"/>
    </style:style>
    <style:style style:name="P2" style:family="paragraph" style:parent-style-name="Standard">
      <style:paragraph-properties fo:line-height="100%" fo:orphans="0" fo:widows="0"/>
      <style:text-properties style:font-name="Google Sans" fo:font-size="10pt" style:font-name-asian="Google Sans1" style:font-size-asian="10pt" style:font-name-complex="Google Sans1" style:font-size-complex="10pt" fo:background-color="#ffffff"/>
    </style:style>
    <style:style style:name="P3" style:family="paragraph" style:parent-style-name="Standard">
      <style:paragraph-properties fo:line-height="100%" fo:orphans="0" fo:widows="0"/>
      <style:text-properties style:font-name="Google Sans" fo:font-size="10pt" style:font-name-asian="Google Sans1" style:font-size-asian="10pt" style:font-name-complex="Google Sans1" style:font-size-complex="10pt"/>
    </style:style>
    <style:style style:name="P4" style:family="paragraph" style:parent-style-name="Standard">
      <style:text-properties style:font-name="Google Sans" fo:font-size="10pt" fo:font-weight="bold" style:font-name-asian="Google Sans1" style:font-size-asian="10pt" style:font-weight-asian="bold" style:font-name-complex="Google Sans1" style:font-size-complex="10pt"/>
    </style:style>
    <style:style style:name="P5" style:family="paragraph" style:parent-style-name="Standard">
      <style:paragraph-properties fo:line-height="100%" fo:orphans="0" fo:widows="0"/>
      <style:text-properties style:font-name="Google Sans" fo:font-size="10pt" fo:font-weight="bold" style:font-name-asian="Google Sans1" style:font-size-asian="10pt" style:font-weight-asian="bold" style:font-name-complex="Google Sans1" style:font-size-complex="10pt"/>
    </style:style>
    <style:style style:name="P6" style:family="paragraph" style:parent-style-name="Standard">
      <style:text-properties style:font-name="Google Sans" style:font-name-asian="Google Sans1" style:font-name-complex="Google Sans1"/>
    </style:style>
    <style:style style:name="P7" style:family="paragraph" style:parent-style-name="Standard">
      <style:text-properties style:font-name="Google Sans" fo:font-weight="bold" style:font-name-asian="Google Sans1" style:font-weight-asian="bold" style:font-name-complex="Google Sans1"/>
    </style:style>
    <style:style style:name="P8" style:family="paragraph" style:parent-style-name="Standard">
      <style:text-properties style:font-name="Google Sans" fo:font-weight="bold" fo:background-color="#ffd966" style:font-name-asian="Google Sans1" style:font-weight-asian="bold" style:font-name-complex="Google Sans1"/>
    </style:style>
    <style:style style:name="P9" style:family="paragraph" style:parent-style-name="Standard">
      <style:paragraph-properties fo:text-align="center" style:justify-single-word="false"/>
      <style:text-properties fo:color="#3c78d8" style:font-name="Google Sans" fo:font-size="48pt" style:font-name-asian="Google Sans1" style:font-size-asian="48pt" style:font-name-complex="Google Sans1" style:font-size-complex="48pt"/>
    </style:style>
    <style:style style:name="P10" style:family="paragraph" style:parent-style-name="Standard">
      <style:paragraph-properties fo:text-align="center" style:justify-single-word="false"/>
      <style:text-properties fo:color="#3c78d8" style:font-name="Google Sans" fo:font-size="48pt" fo:font-weight="bold" style:font-name-asian="Google Sans1" style:font-size-asian="48pt" style:font-weight-asian="bold" style:font-name-complex="Google Sans1" style:font-size-complex="48pt"/>
    </style:style>
    <style:style style:name="P11" style:family="paragraph" style:parent-style-name="Standard">
      <style:text-properties fo:color="#3c78d8" style:font-name="Google Sans" fo:font-size="14pt" fo:font-weight="bold" style:font-name-asian="Google Sans1" style:font-size-asian="14pt" style:font-weight-asian="bold" style:font-name-complex="Google Sans1" style:font-size-complex="14pt"/>
    </style:style>
    <style:style style:name="P12" style:family="paragraph" style:parent-style-name="Standard">
      <style:text-properties fo:color="#3c78d8" style:font-name="Google Sans" fo:font-size="12pt" fo:font-weight="bold" style:font-name-asian="Google Sans1" style:font-size-asian="12pt" style:font-weight-asian="bold" style:font-name-complex="Google Sans1" style:font-size-complex="12pt"/>
    </style:style>
    <style:style style:name="P13" style:family="paragraph" style:parent-style-name="Standard">
      <style:paragraph-properties fo:text-align="center" style:justify-single-word="false"/>
    </style:style>
    <style:style style:name="P14" style:family="paragraph" style:parent-style-name="Standard">
      <style:paragraph-properties fo:line-height="100%"/>
    </style:style>
    <style:style style:name="P15" style:family="paragraph" style:parent-style-name="Standard">
      <style:paragraph-properties fo:line-height="100%" fo:orphans="0" fo:widows="0"/>
    </style:style>
    <style:style style:name="P16" style:family="paragraph" style:parent-style-name="Standard">
      <style:text-properties style:font-name="Roboto" style:font-name-asian="Roboto1" style:font-name-complex="Roboto1"/>
    </style:style>
    <style:style style:name="P17" style:family="paragraph" style:parent-style-name="Standard">
      <style:paragraph-properties fo:text-align="end" style:justify-single-word="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style:font-name="Google Sans" fo:font-size="10pt" style:font-name-asian="Google Sans1" style:font-size-asian="10pt" style:font-name-complex="Google Sans1" style:font-size-complex="10pt"/>
    </style:style>
    <style:style style:name="P20" style:family="paragraph" style:parent-style-name="Standard">
      <style:paragraph-properties fo:margin-left="0in" fo:margin-right="0in" fo:text-indent="0in" style:auto-text-indent="false"/>
      <style:text-properties style:font-name="Google Sans" fo:font-size="14pt" style:font-name-asian="Google Sans1" style:font-size-asian="14pt" style:font-name-complex="Google Sans1" style:font-size-complex="14pt"/>
    </style:style>
    <style:style style:name="P21" style:family="paragraph" style:parent-style-name="Standard">
      <style:paragraph-properties fo:margin-left="0in" fo:margin-right="0in" fo:text-indent="0in" style:auto-text-indent="false"/>
      <style:text-properties style:font-name="Google Sans" fo:font-size="14pt" fo:font-weight="bold" style:font-name-asian="Google Sans1" style:font-size-asian="14pt" style:font-weight-asian="bold" style:font-name-complex="Google Sans1" style:font-size-complex="14pt"/>
    </style:style>
    <style:style style:name="P22" style:family="paragraph" style:parent-style-name="Standard">
      <style:paragraph-properties fo:margin-left="0in" fo:margin-right="0in" fo:text-indent="0in" style:auto-text-indent="false"/>
      <style:text-properties style:font-name="Google Sans" style:font-name-asian="Google Sans1" style:font-name-complex="Google Sans1"/>
    </style:style>
    <style:style style:name="P23" style:family="paragraph" style:parent-style-name="Standard">
      <style:paragraph-properties fo:margin-left="0in" fo:margin-right="0in" fo:text-indent="0in" style:auto-text-indent="false"/>
      <style:text-properties style:font-name="Google Sans" fo:font-weight="bold" style:font-name-asian="Google Sans1" style:font-weight-asian="bold" style:font-name-complex="Google Sans1"/>
    </style:style>
    <style:style style:name="P24" style:family="paragraph" style:parent-style-name="Standard">
      <style:paragraph-properties fo:margin-left="0in" fo:margin-right="0in" fo:text-indent="0in" style:auto-text-indent="false"/>
      <style:text-properties fo:color="#3c78d8" style:font-name="Google Sans" fo:font-size="14pt" style:font-name-asian="Google Sans1" style:font-size-asian="14pt" style:font-name-complex="Google Sans1" style:font-size-complex="14pt"/>
    </style:style>
    <style:style style:name="P25" style:family="paragraph" style:parent-style-name="Standard">
      <style:paragraph-properties fo:margin-left="0in" fo:margin-right="0in" fo:text-indent="0in" style:auto-text-indent="false"/>
      <style:text-properties fo:color="#3c78d8" style:font-name="Google Sans" fo:font-size="14pt" fo:font-weight="bold" style:font-name-asian="Google Sans1" style:font-size-asian="14pt" style:font-weight-asian="bold" style:font-name-complex="Google Sans1" style:font-size-complex="14pt"/>
    </style:style>
    <style:style style:name="P26" style:family="paragraph" style:parent-style-name="Standard">
      <style:paragraph-properties fo:margin-left="0in" fo:margin-right="0in" fo:text-indent="0in" style:auto-text-indent="false"/>
      <style:text-properties fo:color="#3c78d8" style:font-name="Google Sans" fo:font-size="12pt" fo:font-weight="bold" style:font-name-asian="Google Sans1" style:font-size-asian="12pt" style:font-weight-asian="bold" style:font-name-complex="Google Sans1" style:font-size-complex="12pt"/>
    </style:style>
    <style:style style:name="P27" style:family="paragraph" style:parent-style-name="Standard">
      <style:paragraph-properties fo:margin-left="0in" fo:margin-right="0in" fo:text-indent="0in" style:auto-text-indent="false"/>
      <style:text-properties fo:color="#3c78d8" style:font-name="Google Sans" style:font-name-asian="Google Sans1" style:font-name-complex="Google Sans1"/>
    </style:style>
    <style:style style:name="P28" style:family="paragraph" style:parent-style-name="Standard">
      <style:paragraph-properties fo:margin-left="0in" fo:margin-right="0in" fo:text-indent="0in" style:auto-text-indent="false"/>
      <style:text-properties fo:color="#3c78d8" style:font-name="Google Sans" fo:font-size="10pt" fo:font-weight="bold" style:font-name-asian="Google Sans1" style:font-size-asian="10pt" style:font-weight-asian="bold" style:font-name-complex="Google Sans1" style:font-size-complex="10pt"/>
    </style:style>
    <style:style style:name="P29" style:family="paragraph" style:parent-style-name="Standard">
      <style:paragraph-properties fo:margin-left="0in" fo:margin-right="0in" fo:line-height="100%" fo:orphans="0" fo:widows="0" fo:text-indent="0in" style:auto-text-indent="false"/>
    </style:style>
    <style:style style:name="P30" style:family="paragraph" style:parent-style-name="Standard">
      <style:paragraph-properties fo:margin-left="0in" fo:margin-right="0in" fo:margin-top="0in" fo:margin-bottom="0.139in" loext:contextual-spacing="false" fo:line-height="100%" fo:text-indent="0in" style:auto-text-indent="false"/>
    </style:style>
    <style:style style:name="P31" style:family="paragraph" style:parent-style-name="Standard">
      <style:paragraph-properties fo:margin-left="0in" fo:margin-right="0in" fo:margin-top="0in" fo:margin-bottom="0.139in" loext:contextual-spacing="false" fo:line-height="100%" fo:text-indent="0in" style:auto-text-indent="false"/>
      <style:text-properties style:font-name="Google Sans" fo:font-size="10pt" fo:font-weight="bold" style:font-name-asian="Google Sans1" style:font-size-asian="10pt" style:font-weight-asian="bold" style:font-name-complex="Google Sans1" style:font-size-complex="10pt"/>
    </style:style>
    <style:style style:name="P32" style:family="paragraph" style:parent-style-name="Standard">
      <style:paragraph-properties fo:margin-left="0in" fo:margin-right="0in" fo:margin-top="0in" fo:margin-bottom="0.139in" loext:contextual-spacing="false" fo:line-height="100%" fo:text-indent="0in" style:auto-text-indent="false"/>
      <style:text-properties style:font-name="Google Sans" fo:font-size="10pt" style:font-name-asian="Google Sans1" style:font-size-asian="10pt" style:font-name-complex="Google Sans1" style:font-size-complex="10pt"/>
    </style:style>
    <style:style style:name="P33" style:family="paragraph" style:parent-style-name="Standard" style:master-page-name="First_20_Page">
      <style:paragraph-properties fo:margin-left="0in" fo:margin-right="0in" fo:text-indent="0in" style:auto-text-indent="false" style:page-number="auto"/>
      <style:text-properties style:font-name="Google Sans" fo:font-size="9pt" style:font-name-asian="Google Sans1" style:font-size-asian="9pt" style:font-name-complex="Google Sans1" style:font-size-complex="9pt" fo:background-color="#ffff00"/>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3c78d8" style:font-name="Google Sans" fo:font-size="48pt" style:font-name-asian="Google Sans1" style:font-size-asian="48pt" style:font-name-complex="Google Sans1" style:font-size-complex="48pt"/>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Google Sans" fo:font-size="10pt" style:font-name-asian="Google Sans1" style:font-size-asian="10pt" style:font-name-complex="Google Sans1" style:font-size-complex="10pt"/>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Google Sans" fo:font-size="10pt" fo:font-weight="bold" style:font-name-asian="Google Sans1" style:font-size-asian="10pt" style:font-weight-asian="bold" style:font-name-complex="Google Sans1" style:font-size-complex="10pt"/>
    </style:style>
    <style:style style:name="P39" style:family="paragraph" style:parent-style-name="Standard" style:list-style-name="WWNum26">
      <style:paragraph-properties fo:margin-left="0.5in" fo:margin-right="0in" fo:text-indent="-0.25in" style:auto-text-indent="false"/>
    </style:style>
    <style:style style:name="P40" style:family="paragraph" style:parent-style-name="Standard" style:list-style-name="WWNum7">
      <style:paragraph-properties fo:margin-left="0.5in" fo:margin-right="0in" fo:text-indent="-0.25in" style:auto-text-indent="false"/>
    </style:style>
    <style:style style:name="P41" style:family="paragraph" style:parent-style-name="Standard" style:list-style-name="WWNum29">
      <style:paragraph-properties fo:margin-left="0.5in" fo:margin-right="0in" fo:text-indent="-0.25in" style:auto-text-indent="false"/>
    </style:style>
    <style:style style:name="P42" style:family="paragraph" style:parent-style-name="Standard" style:list-style-name="WWNum17">
      <style:paragraph-properties fo:margin-left="0.5in" fo:margin-right="0in" fo:text-indent="-0.25in" style:auto-text-indent="false"/>
    </style:style>
    <style:style style:name="P43" style:family="paragraph" style:parent-style-name="Standard" style:list-style-name="WWNum20">
      <style:paragraph-properties fo:margin-left="0.5in" fo:margin-right="0in" fo:text-indent="-0.25in" style:auto-text-indent="false"/>
    </style:style>
    <style:style style:name="P44" style:family="paragraph" style:parent-style-name="Standard" style:list-style-name="WWNum11">
      <style:paragraph-properties fo:margin-left="0.5in" fo:margin-right="0in" fo:text-indent="-0.25in" style:auto-text-indent="false"/>
    </style:style>
    <style:style style:name="P45" style:family="paragraph" style:parent-style-name="Standard" style:list-style-name="WWNum12">
      <style:paragraph-properties fo:margin-left="0.5in" fo:margin-right="0in" fo:text-indent="-0.25in" style:auto-text-indent="false"/>
    </style:style>
    <style:style style:name="P46" style:family="paragraph" style:parent-style-name="Standard" style:list-style-name="WWNum23">
      <style:paragraph-properties fo:margin-left="0.5in" fo:margin-right="0in" fo:text-indent="-0.25in" style:auto-text-indent="false"/>
    </style:style>
    <style:style style:name="P47" style:family="paragraph" style:parent-style-name="Standard" style:list-style-name="WWNum4">
      <style:paragraph-properties fo:margin-left="0.5in" fo:margin-right="0in" fo:text-indent="-0.25in" style:auto-text-indent="false"/>
    </style:style>
    <style:style style:name="P48" style:family="paragraph" style:parent-style-name="Standard" style:list-style-name="WWNum9">
      <style:paragraph-properties fo:margin-left="0.5in" fo:margin-right="0in" fo:text-indent="-0.25in" style:auto-text-indent="false"/>
    </style:style>
    <style:style style:name="P49" style:family="paragraph" style:parent-style-name="Standard" style:list-style-name="WWNum13">
      <style:paragraph-properties fo:margin-left="0.5in" fo:margin-right="0in" fo:text-indent="-0.25in" style:auto-text-indent="false"/>
    </style:style>
    <style:style style:name="P50" style:family="paragraph" style:parent-style-name="Standard" style:list-style-name="WWNum27">
      <style:paragraph-properties fo:margin-left="0.5in" fo:margin-right="0in" fo:line-height="100%" fo:text-indent="-0.25in" style:auto-text-indent="false"/>
    </style:style>
    <style:style style:name="P51" style:family="paragraph" style:parent-style-name="Standard" style:list-style-name="WWNum21">
      <style:paragraph-properties fo:margin-left="0.5in" fo:margin-right="0in" fo:line-height="100%" fo:text-indent="-0.25in" style:auto-text-indent="false"/>
    </style:style>
    <style:style style:name="P52" style:family="paragraph" style:parent-style-name="Standard" style:list-style-name="WWNum15">
      <style:paragraph-properties fo:margin-left="0.5in" fo:margin-right="0in" fo:line-height="100%" fo:text-indent="-0.25in" style:auto-text-indent="false"/>
    </style:style>
    <style:style style:name="P53" style:family="paragraph" style:parent-style-name="Standard" style:list-style-name="WWNum24">
      <style:paragraph-properties fo:margin-left="0.5in" fo:margin-right="0in" fo:line-height="100%" fo:text-indent="-0.25in" style:auto-text-indent="false"/>
    </style:style>
    <style:style style:name="P54" style:family="paragraph" style:parent-style-name="Standard" style:list-style-name="WWNum2">
      <style:paragraph-properties fo:margin-left="0.5in" fo:margin-right="0in" fo:line-height="100%" fo:text-indent="-0.25in" style:auto-text-indent="false"/>
    </style:style>
    <style:style style:name="P55" style:family="paragraph" style:parent-style-name="Standard" style:list-style-name="WWNum30">
      <style:paragraph-properties fo:margin-left="0.5in" fo:margin-right="0in" fo:line-height="100%" fo:text-indent="-0.25in" style:auto-text-indent="false"/>
    </style:style>
    <style:style style:name="P56" style:family="paragraph" style:parent-style-name="Standard" style:list-style-name="WWNum1">
      <style:paragraph-properties fo:margin-left="0.5in" fo:margin-right="0in" fo:line-height="100%" fo:orphans="0" fo:widows="0" fo:text-indent="-0.25in" style:auto-text-indent="false"/>
    </style:style>
    <style:style style:name="P57" style:family="paragraph" style:parent-style-name="Standard" style:list-style-name="WWNum16">
      <style:paragraph-properties fo:margin-left="0.5in" fo:margin-right="0in" fo:line-height="100%" fo:orphans="0" fo:widows="0" fo:text-indent="-0.25in" style:auto-text-indent="false"/>
    </style:style>
    <style:style style:name="P58" style:family="paragraph" style:parent-style-name="Standard" style:list-style-name="WWNum3">
      <style:paragraph-properties fo:margin-left="0.5in" fo:margin-right="0in" fo:line-height="100%" fo:orphans="0" fo:widows="0" fo:text-indent="-0.25in" style:auto-text-indent="false"/>
    </style:style>
    <style:style style:name="P59" style:family="paragraph" style:parent-style-name="Standard" style:list-style-name="WWNum25">
      <style:paragraph-properties fo:margin-left="0.5in" fo:margin-right="0in" fo:line-height="100%" fo:orphans="0" fo:widows="0" fo:text-indent="-0.25in" style:auto-text-indent="false"/>
    </style:style>
    <style:style style:name="P60" style:family="paragraph" style:parent-style-name="Standard" style:list-style-name="WWNum18">
      <style:paragraph-properties fo:margin-left="0.5in" fo:margin-right="0in" fo:text-indent="-0.25in" style:auto-text-indent="false"/>
    </style:style>
    <style:style style:name="P61" style:family="paragraph" style:parent-style-name="Standard" style:list-style-name="WWNum12">
      <style:paragraph-properties fo:margin-left="0.5in" fo:margin-right="0in" fo:margin-top="0in" fo:margin-bottom="0.139in" loext:contextual-spacing="false" fo:line-height="100%" fo:text-indent="-0.25in" style:auto-text-indent="false"/>
    </style:style>
    <style:style style:name="P62" style:family="paragraph" style:parent-style-name="Standard" style:list-style-name="WWNum29">
      <style:paragraph-properties fo:margin-left="1in" fo:margin-right="0in" fo:text-indent="-0.25in" style:auto-text-indent="false"/>
    </style:style>
    <style:style style:name="P63" style:family="paragraph" style:parent-style-name="Standard" style:list-style-name="WWNum8">
      <style:paragraph-properties fo:margin-left="1in" fo:margin-right="0in" fo:text-indent="-0.25in" style:auto-text-indent="false"/>
    </style:style>
    <style:style style:name="P64" style:family="paragraph" style:parent-style-name="Standard" style:list-style-name="WWNum32">
      <style:paragraph-properties fo:margin-left="1in" fo:margin-right="0in" fo:text-indent="-0.25in" style:auto-text-indent="false"/>
    </style:style>
    <style:style style:name="P65" style:family="paragraph" style:parent-style-name="Standard" style:list-style-name="WWNum33">
      <style:paragraph-properties fo:margin-left="1in" fo:margin-right="0in" fo:text-indent="-0.25in" style:auto-text-indent="false"/>
    </style:style>
    <style:style style:name="P66" style:family="paragraph" style:parent-style-name="Standard" style:list-style-name="WWNum22">
      <style:paragraph-properties fo:margin-left="1in" fo:margin-right="0in" fo:text-indent="-0.25in" style:auto-text-indent="false"/>
    </style:style>
    <style:style style:name="P67" style:family="paragraph" style:parent-style-name="Standard" style:list-style-name="WWNum12">
      <style:paragraph-properties fo:margin-left="1in" fo:margin-right="0in" fo:text-indent="-0.25in" style:auto-text-indent="false"/>
    </style:style>
    <style:style style:name="P68" style:family="paragraph" style:parent-style-name="Standard" style:list-style-name="WWNum19">
      <style:paragraph-properties fo:margin-left="1in" fo:margin-right="0in" fo:text-indent="-0.25in" style:auto-text-indent="false"/>
    </style:style>
    <style:style style:name="P69" style:family="paragraph" style:parent-style-name="Standard" style:list-style-name="WWNum6">
      <style:paragraph-properties fo:margin-left="1in" fo:margin-right="0in" fo:text-indent="-0.25in" style:auto-text-indent="false"/>
    </style:style>
    <style:style style:name="P70" style:family="paragraph" style:parent-style-name="Standard" style:list-style-name="WWNum23">
      <style:paragraph-properties fo:margin-left="1in" fo:margin-right="0in" fo:text-indent="-0.25in" style:auto-text-indent="false"/>
    </style:style>
    <style:style style:name="P71" style:family="paragraph" style:parent-style-name="Standard" style:list-style-name="WWNum9">
      <style:paragraph-properties fo:margin-left="1in" fo:margin-right="0in" fo:text-indent="-0.25in" style:auto-text-indent="false"/>
    </style:style>
    <style:style style:name="P72" style:family="paragraph" style:parent-style-name="Standard" style:list-style-name="WWNum13">
      <style:paragraph-properties fo:margin-left="1in" fo:margin-right="0in" fo:text-indent="-0.25in" style:auto-text-indent="false"/>
    </style:style>
    <style:style style:name="P73" style:family="paragraph" style:parent-style-name="Standard" style:list-style-name="WWNum19">
      <style:paragraph-properties fo:margin-left="1in" fo:margin-right="0in" fo:margin-top="0in" fo:margin-bottom="0.139in" loext:contextual-spacing="false" fo:line-height="100%" fo:text-indent="-0.25in" style:auto-text-indent="false"/>
    </style:style>
    <style:style style:name="P74" style:family="paragraph" style:parent-style-name="Standard" style:list-style-name="WWNum6">
      <style:paragraph-properties fo:margin-left="1in" fo:margin-right="0in" fo:margin-top="0in" fo:margin-bottom="0.139in" loext:contextual-spacing="false" fo:line-height="100%" fo:text-indent="-0.25in" style:auto-text-indent="false"/>
    </style:style>
    <style:style style:name="P75" style:family="paragraph" style:parent-style-name="Standard">
      <style:paragraph-properties fo:margin-left="0.5in" fo:margin-right="0in" fo:text-indent="0in" style:auto-text-indent="false"/>
    </style:style>
    <style:style style:name="P76" style:family="paragraph" style:parent-style-name="Standard">
      <style:paragraph-properties fo:margin-left="0.5in" fo:margin-right="0in" fo:text-indent="0in" style:auto-text-indent="false"/>
      <style:text-properties style:font-name="Google Sans" style:font-name-asian="Google Sans1" style:font-name-complex="Google Sans1"/>
    </style:style>
    <style:style style:name="P77" style:family="paragraph" style:parent-style-name="Standard">
      <style:paragraph-properties fo:margin-left="0.5in" fo:margin-right="0in" fo:line-height="115%" fo:text-indent="0in" style:auto-text-indent="false"/>
      <style:text-properties style:font-name="Google Sans" style:font-name-asian="Google Sans1" style:font-name-complex="Google Sans1"/>
    </style:style>
    <style:style style:name="P78" style:family="paragraph" style:parent-style-name="Standard">
      <style:paragraph-properties fo:margin-left="0.5in" fo:margin-right="0in" fo:line-height="115%" fo:text-indent="0in" style:auto-text-indent="false"/>
      <style:text-properties style:font-name="Google Sans" style:font-name-asian="Google Sans1" style:font-name-complex="Google Sans1" fo:background-color="#ffffff"/>
    </style:style>
    <style:style style:name="P79" style:family="paragraph" style:parent-style-name="Standard">
      <style:paragraph-properties fo:margin-left="0.5in" fo:margin-right="0in" fo:text-indent="0in" style:auto-text-indent="false"/>
      <style:text-properties style:font-name="Google Sans" fo:font-weight="bold" style:font-name-asian="Google Sans1" style:font-weight-asian="bold" style:font-name-complex="Google Sans1"/>
    </style:style>
    <style:style style:name="P80" style:family="paragraph" style:parent-style-name="Standard">
      <style:paragraph-properties fo:margin-left="0.5in" fo:margin-right="0in" fo:line-height="115%" fo:text-indent="0in" style:auto-text-indent="false"/>
    </style:style>
    <style:style style:name="P81" style:family="paragraph" style:parent-style-name="Standard">
      <style:paragraph-properties fo:margin-left="0.5in" fo:margin-right="0in" fo:margin-top="0in" fo:margin-bottom="0.139in" loext:contextual-spacing="false" fo:line-height="115%" fo:text-indent="0in" style:auto-text-indent="false"/>
    </style:style>
    <style:style style:name="P82" style:family="paragraph" style:parent-style-name="Standard" style:list-style-name="WWNum34">
      <style:paragraph-properties fo:margin-left="1.3126in" fo:margin-right="0in" fo:line-height="115%" fo:text-indent="-0.25in" style:auto-text-indent="false"/>
    </style:style>
    <style:style style:name="P83" style:family="paragraph" style:parent-style-name="Standard">
      <style:paragraph-properties fo:margin-left="3in" fo:margin-right="0in" fo:line-height="115%" fo:text-indent="0in" style:auto-text-indent="false"/>
      <style:text-properties style:font-name="Google Sans" style:font-name-asian="Google Sans1" style:font-name-complex="Google Sans1"/>
    </style:style>
    <style:style style:name="P84" style:family="paragraph" style:parent-style-name="Standard">
      <style:paragraph-properties fo:margin-left="0in" fo:margin-right="0in" fo:text-indent="0.5in" style:auto-text-indent="false"/>
    </style:style>
    <style:style style:name="P85" style:family="paragraph" style:parent-style-name="Standard">
      <style:paragraph-properties fo:margin-left="1in" fo:margin-right="0in" fo:text-indent="0in" style:auto-text-indent="false"/>
      <style:text-properties style:font-name="Google Sans" style:font-name-asian="Google Sans1" style:font-name-complex="Google Sans1"/>
    </style:style>
    <style:style style:name="P86" style:family="paragraph" style:parent-style-name="Standard">
      <style:paragraph-properties fo:margin-left="1in" fo:margin-right="0in" fo:text-indent="0in" style:auto-text-indent="false"/>
      <style:text-properties style:font-name="Google Sans" fo:font-weight="bold" style:font-name-asian="Google Sans1" style:font-weight-asian="bold" style:font-name-complex="Google Sans1"/>
    </style:style>
    <style:style style:name="P87" style:family="paragraph" style:parent-style-name="Standard">
      <style:paragraph-properties fo:margin-left="0in" fo:margin-right="0in" fo:text-indent="0.5in" style:auto-text-indent="false"/>
    </style:style>
    <style:style style:name="P88" style:family="paragraph" style:parent-style-name="Standard">
      <style:paragraph-properties fo:margin-left="0in" fo:margin-right="-0.0937in" fo:line-height="100%" fo:orphans="0" fo:widows="0" fo:text-indent="0in" style:auto-text-indent="false"/>
    </style:style>
    <style:style style:name="P89" style:family="paragraph" style:parent-style-name="Standard">
      <style:paragraph-properties fo:margin-top="0in" fo:margin-bottom="0.139in" loext:contextual-spacing="false" fo:line-height="100%"/>
      <style:text-properties style:font-name="Google Sans" fo:font-weight="bold" style:font-name-asian="Google Sans1" style:font-weight-asian="bold" style:font-name-complex="Google Sans1"/>
    </style:style>
    <style:style style:name="P90" style:family="paragraph" style:parent-style-name="Standard">
      <style:paragraph-properties fo:margin-top="0in" fo:margin-bottom="0.139in" loext:contextual-spacing="false" fo:line-height="100%"/>
      <style:text-properties style:font-name="Google Sans" style:font-name-asian="Google Sans1" style:font-name-complex="Google Sans1"/>
    </style:style>
    <style:style style:name="P91" style:family="paragraph" style:parent-style-name="Standard" style:list-style-name="WWNum14">
      <style:paragraph-properties fo:margin-left="1.5in" fo:margin-right="0in" fo:text-indent="-0.25in" style:auto-text-indent="false"/>
    </style:style>
    <style:style style:name="P92" style:family="paragraph" style:parent-style-name="Standard" style:list-style-name="WWNum12">
      <style:paragraph-properties fo:margin-left="1.5in" fo:margin-right="0in" fo:text-indent="-0.25in" style:auto-text-indent="false"/>
    </style:style>
    <style:style style:name="P93" style:family="paragraph" style:parent-style-name="Standard" style:list-style-name="WWNum5">
      <style:paragraph-properties fo:margin-left="1.5in" fo:margin-right="0in" fo:text-indent="-0.25in" style:auto-text-indent="false"/>
    </style:style>
    <style:style style:name="P94" style:family="paragraph" style:parent-style-name="Standard" style:list-style-name="WWNum28">
      <style:paragraph-properties fo:margin-left="1.5in" fo:margin-right="0in" fo:text-indent="-0.25in" style:auto-text-indent="false"/>
    </style:style>
    <style:style style:name="P95" style:family="paragraph" style:parent-style-name="Standard" style:list-style-name="WWNum12">
      <style:paragraph-properties fo:margin-left="1.5in" fo:margin-right="0in" fo:margin-top="0in" fo:margin-bottom="0in" loext:contextual-spacing="false" fo:text-indent="-0.25in" style:auto-text-indent="false"/>
    </style:style>
    <style:style style:name="P96" style:family="paragraph" style:parent-style-name="Standard" style:list-style-name="WWNum12">
      <style:paragraph-properties fo:margin-left="2in" fo:margin-right="0in" fo:text-indent="-0.25in" style:auto-text-indent="false"/>
    </style:style>
    <style:style style:name="P97" style:family="paragraph" style:parent-style-name="Standard" style:list-style-name="WWNum10">
      <style:paragraph-properties fo:margin-left="2in" fo:margin-right="0in" fo:text-indent="-0.25in" style:auto-text-indent="false"/>
    </style:style>
    <style:style style:name="P98" style:family="paragraph" style:parent-style-name="Standard" style:list-style-name="WWNum31">
      <style:paragraph-properties fo:margin-left="2in" fo:margin-right="0in" fo:text-indent="-0.25in" style:auto-text-indent="false"/>
    </style:style>
    <style:style style:name="P99" style:family="paragraph" style:parent-style-name="Standard" style:list-style-name="WWNum12">
      <loext:graphic-properties draw:fill="solid" draw:fill-color="#ffffff"/>
      <style:paragraph-properties fo:margin-left="2in" fo:margin-right="0in" fo:margin-top="0in" fo:margin-bottom="0in" loext:contextual-spacing="false" fo:line-height="100%" fo:text-indent="-0.25in" style:auto-text-indent="false" fo:background-color="#ffffff"/>
    </style:style>
    <style:style style:name="P100" style:family="paragraph" style:parent-style-name="Standard">
      <style:paragraph-properties fo:margin-left="1.5in" fo:margin-right="0in" fo:text-indent="0in" style:auto-text-indent="false"/>
      <style:text-properties style:font-name="Google Sans" style:font-name-asian="Google Sans1" style:font-name-complex="Google Sans1"/>
    </style:style>
    <style:style style:name="P101" style:family="paragraph" style:parent-style-name="Heading_20_1">
      <style:text-properties style:font-name="Google Sans" fo:font-size="11pt" style:font-name-asian="Google Sans1" style:font-size-asian="11pt" style:font-name-complex="Google Sans1" style:font-size-complex="11pt"/>
    </style:style>
    <style:style style:name="P102" style:family="paragraph" style:parent-style-name="Heading_20_2">
      <style:paragraph-properties fo:margin-top="0.139in" fo:margin-bottom="0.0835in" loext:contextual-spacing="false" fo:line-height="100%"/>
      <style:text-properties style:font-name="Google Sans" style:font-name-asian="Google Sans1" style:font-name-complex="Google Sans1"/>
    </style:style>
    <style:style style:name="T1" style:family="text">
      <style:text-properties fo:color="#3c78d8" style:font-name="Google Sans" fo:font-size="48pt" style:font-name-asian="Google Sans1" style:font-size-asian="48pt" style:font-name-complex="Google Sans1" style:font-size-complex="48pt"/>
    </style:style>
    <style:style style:name="T2" style:family="text">
      <style:text-properties fo:color="#3c78d8" style:font-name="Google Sans" fo:font-size="48pt" fo:font-weight="bold" style:font-name-asian="Google Sans1" style:font-size-asian="48pt" style:font-weight-asian="bold" style:font-name-complex="Google Sans1" style:font-size-complex="48pt"/>
    </style:style>
    <style:style style:name="T3" style:family="text">
      <style:text-properties fo:color="#3c78d8" style:font-name="Google Sans" fo:font-size="14pt" fo:font-weight="bold" style:font-name-asian="Google Sans1" style:font-size-asian="14pt" style:font-weight-asian="bold" style:font-name-complex="Google Sans1" style:font-size-complex="14pt"/>
    </style:style>
    <style:style style:name="T4" style:family="text">
      <style:text-properties fo:color="#3c78d8" style:font-name="Google Sans" fo:font-weight="bold" style:font-name-asian="Google Sans1" style:font-weight-asian="bold" style:font-name-complex="Google Sans1"/>
    </style:style>
    <style:style style:name="T5" style:family="text">
      <style:text-properties style:font-name="Google Sans" fo:font-size="10pt" style:font-name-asian="Google Sans1" style:font-size-asian="10pt" style:font-name-complex="Google Sans1" style:font-size-complex="10pt"/>
    </style:style>
    <style:style style:name="T6" style:family="text">
      <style:text-properties style:font-name="Google Sans" fo:font-size="10pt" style:font-name-asian="Google Sans1" style:font-size-asian="10pt" style:font-name-complex="Google Sans1" style:font-size-complex="10pt" fo:background-color="#ffffff"/>
    </style:style>
    <style:style style:name="T7" style:family="text">
      <style:text-properties style:font-name="Google Sans" fo:font-size="10pt" style:text-underline-style="none" style:font-name-asian="Google Sans1" style:font-size-asian="10pt" style:font-name-complex="Google Sans1" style:font-size-complex="10pt"/>
    </style:style>
    <style:style style:name="T8" style:family="text">
      <style:text-properties style:font-name="Google Sans" fo:font-size="10pt" fo:font-weight="bold" style:font-name-asian="Google Sans1" style:font-size-asian="10pt" style:font-weight-asian="bold" style:font-name-complex="Google Sans1" style:font-size-complex="10pt"/>
    </style:style>
    <style:style style:name="T9" style:family="text">
      <style:text-properties style:font-name="Google Sans" fo:font-size="10pt" fo:font-style="italic" style:font-name-asian="Google Sans1" style:font-size-asian="10pt" style:font-style-asian="italic" style:font-name-complex="Google Sans1" style:font-size-complex="10pt"/>
    </style:style>
    <style:style style:name="T10" style:family="text">
      <style:text-properties style:font-name="Google Sans" fo:font-weight="bold" style:font-name-asian="Google Sans1" style:font-weight-asian="bold" style:font-name-complex="Google Sans1"/>
    </style:style>
    <style:style style:name="T11" style:family="text">
      <style:text-properties style:font-name="Google Sans" style:font-name-asian="Google Sans1" style:font-name-complex="Google Sans1"/>
    </style:style>
    <style:style style:name="T12" style:family="text">
      <style:text-properties style:font-name="Google Sans" style:font-name-asian="Google Sans1" style:font-name-complex="Google Sans1" fo:background-color="#ffffff"/>
    </style:style>
    <style:style style:name="T13" style:family="text">
      <style:text-properties style:font-name="Google Sans" style:font-name-asian="Google Sans1" style:font-name-complex="Google Sans1" fo:background-color="#ffff00"/>
    </style:style>
    <style:style style:name="T14" style:family="text">
      <style:text-properties style:font-name="Google Sans" style:text-underline-style="none" style:font-name-asian="Google Sans1" style:font-name-complex="Google Sans1"/>
    </style:style>
    <style:style style:name="T15" style:family="text">
      <style:text-properties style:font-name="Google Sans" style:text-underline-style="none" style:font-name-asian="Google Sans1" style:font-name-complex="Google Sans1" fo:background-color="#ffffff"/>
    </style:style>
    <style:style style:name="T16" style:family="text">
      <style:text-properties style:font-name="Google Sans" style:text-underline-style="none" fo:font-weight="bold" style:font-name-asian="Google Sans1" style:font-weight-asian="bold" style:font-name-complex="Google Sans1"/>
    </style:style>
    <style:style style:name="T17" style:family="text">
      <style:text-properties style:font-name="Google Sans" fo:font-style="italic" style:font-name-asian="Google Sans1" style:font-style-asian="italic" style:font-name-complex="Google Sans1"/>
    </style:style>
    <style:style style:name="T18" style:family="text">
      <style:text-properties fo:color="#1155cc" style:font-name="Google Sans" style:text-underline-style="solid" style:text-underline-width="auto" style:text-underline-color="font-color" style:font-name-asian="Google Sans1" style:font-name-complex="Google Sans1"/>
    </style:style>
    <style:style style:name="T19" style:family="text">
      <style:text-properties fo:color="#1155cc" style:font-name="Google Sans" fo:font-size="10pt" style:text-underline-style="solid" style:text-underline-width="auto" style:text-underline-color="font-color" style:font-name-asian="Google Sans1" style:font-size-asian="10pt" style:font-name-complex="Google Sans1" style:font-size-complex="10pt"/>
    </style:style>
    <style:style style:name="T20" style:family="text">
      <style:text-properties style:font-name="Roboto" style:font-name-asian="Roboto1" style:font-name-complex="Roboto1"/>
    </style:style>
    <style:style style:name="T2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oft-page-break/></text:p>
      <table:table table:name="Table1" table:style-name="Table1">
        <table:table-column table:style-name="Table1.A"/>
        <table:table-row table:style-name="Table1.1">
          <table:table-cell table:style-name="Table1.A1" office:value-type="string">
            <text:p text:style-name="P9"/>
            <text:p text:style-name="P13"><text:span text:style-name="T1">Applied Machine Learning Course </text:span></text:p>
            <text:p text:style-name="P13"><text:span text:style-name="T2"><text:s/></text:span></text:p>
            <text:p text:style-name="P13"><text:span text:style-name="T2">Instructor Guide</text:span></text:p>
            <text:p text:style-name="P10"/>
            <text:p text:style-name="P34"/>
          </table:table-cell>
        </table:table-row>
      </table:table>
      <text:p text:style-name="P24"/>
      <text:p text:style-name="P25"/>
      <text:p text:style-name="P25"/>
      <text:p text:style-name="P25"/>
      <text:p text:style-name="P25"/>
      <text:p text:style-name="P25"/>
      <text:p text:style-name="P25"/>
      <text:p text:style-name="P25"/>
      <text:p text:style-name="P25"/>
      <text:p text:style-name="P25"/>
      <text:p text:style-name="P18"><text:span text:style-name="T3">I. Introduction</text:span></text:p>
      <text:p text:style-name="P26"/>
      <text:list xml:id="list2381328369" text:style-name="WWNum26">
        <text:list-item>
          <text:p text:style-name="P39"><text:span text:style-name="T5">How to Use This Instructor Guide.…………………………………………………………………….……..…..……………………………… pg. 2</text:span></text:p>
        </text:list-item>
        <text:list-item>
          <text:p text:style-name="P39"><text:span text:style-name="T5">Course Overview.………………………...……...……………..…..…………………………………….……………...……………………………… pg. 2</text:span></text:p>
        </text:list-item>
        <text:list-item>
          <text:p text:style-name="P39"><text:span text:style-name="T5">Student Learning Outcomes.……………….………………………………….……………………………………………...…………………… pg. 2</text:span></text:p>
        </text:list-item>
      </text:list>
      <text:p text:style-name="P27"/>
      <text:p text:style-name="P18"><text:span text:style-name="T3">II. Getting Started</text:span></text:p>
      <text:p text:style-name="P28"/>
      <text:list xml:id="list3633484042" text:style-name="WWNum7">
        <text:list-item>
          <text:p text:style-name="P40"><text:span text:style-name="T5">The Instructional Team………………………………....………..………………………………………………..…………………………………… pg. 3</text:span></text:p>
        </text:list-item>
        <text:list-item>
          <text:p text:style-name="P40"><text:span text:style-name="T5">Student Prerequisites.…………………………………..………..………………………………………………..…………………………………… pg. 3</text:span></text:p>
        </text:list-item>
      </text:list>
      <text:p text:style-name="P1"/>
      <text:p text:style-name="Standard"><text:soft-page-break/><text:span text:style-name="T3">III. Instruction</text:span></text:p>
      <text:p text:style-name="P12"/>
      <text:list xml:id="list2232333221" text:style-name="WWNum29">
        <text:list-item>
          <text:p text:style-name="P41"><text:span text:style-name="T5">Curriculum Overview.………………………………….………………………………………...……………………………………………………… pg. 4</text:span></text:p>
        </text:list-item>
        <text:list-item>
          <text:p text:style-name="P41"><text:span text:style-name="T5">Instructional Methodology……………………..……………………………………………..……………………………………………………… pg. 4</text:span></text:p>
        </text:list-item>
        <text:list-item>
          <text:p text:style-name="P41"><text:span text:style-name="T5">Curriculum Scope &amp; Sequence ....………………….………………….…………………..…...………………………………..……………… pg. 4</text:span></text:p>
          <text:list>
            <text:list-item>
              <text:p text:style-name="P62"><text:span text:style-name="T5">Tracks.…………………………………………………………………..…………………………….…………...…………………..…………… pg. 4</text:span></text:p>
            </text:list-item>
            <text:list-item>
              <text:p text:style-name="P62"><text:span text:style-name="T5">Units.………………………….………………………………………………………..…………………………...…………………..…………… pg. 5</text:span></text:p>
            </text:list-item>
            <text:list-item>
              <text:p text:style-name="P62"><text:span text:style-name="T5">Learning Activities.…………………………..………………………………..…………………………...…………………..…………… pg. 5</text:span></text:p>
            </text:list-item>
            <text:list-item>
              <text:p text:style-name="P62"><text:span text:style-name="T5">Mini Projects..……………………………………………………...……………..…………………………...…………………..…………… pg. 5</text:span></text:p>
            </text:list-item>
          </text:list>
        </text:list-item>
        <text:list-item>
          <text:p text:style-name="P41"><text:span text:style-name="T5">Full Curriculum…..………..……………………………..…...……………………………………..………………………….…………..……………… pg. 5</text:span></text:p>
        </text:list-item>
      </text:list>
      <text:list xml:id="list3752558745" text:style-name="WWNum8">
        <text:list-item>
          <text:p text:style-name="P63"><text:span text:style-name="T5">Technical Curriculum……………..…...……………………………………..………………………………..…………..……………… pg. 5</text:span></text:p>
        </text:list-item>
        <text:list-item>
          <text:p text:style-name="P63"><text:span text:style-name="T5">Miscellaneous Technical Topics……………..…...….………………………..………………………..…………….…………… pg. 12</text:span></text:p>
        </text:list-item>
        <text:list-item>
          <text:p text:style-name="P63"><text:span text:style-name="T5">Career Development Curriculum……………..…...……………………………………………………..………..………..…… pg. 13</text:span></text:p>
        </text:list-item>
      </text:list>
      <text:list xml:id="list122118677343406" text:continue-list="list2232333221" text:style-name="WWNum29">
        <text:list-item>
          <text:p text:style-name="P41"><text:span text:style-name="T5">Instructional Resources………………………….………………………………………..…………………….………………….…….………….. pg. 14</text:span></text:p>
        </text:list-item>
        <text:list-item>
          <text:p text:style-name="P41"><text:span text:style-name="T5">Grading…………………..…………………………………………..…..…...…………………………………………………………….……...………… pg. 14</text:span></text:p>
        </text:list-item>
        <text:list-item>
          <text:p text:style-name="P41"><text:span text:style-name="T5">Suggested Schedule.……………………………..………..………………...………………….………………………………………..…………… pg. 14</text:span></text:p>
          <text:list>
            <text:list-item>
              <text:p text:style-name="P62"><text:span text:style-name="T5">Sample Day.……………………………………..………..………….………………..………………………………………….…………… pg. 14</text:span></text:p>
            </text:list-item>
            <text:list-item>
              <text:p text:style-name="P62"><text:span text:style-name="T5">Week-by-Week Schedule…………………………………………………………………..…………………..………….……..…… pg. 15</text:span></text:p>
            </text:list-item>
          </text:list>
        </text:list-item>
        <text:list-item>
          <text:p text:style-name="P41"><text:span text:style-name="T5">Capstone Project…..………..………….…………………………………..………………………………………………………...…..…..………… pg. 17</text:span></text:p>
          <text:list>
            <text:list-item>
              <text:p text:style-name="P62"><text:span text:style-name="T5">Overview.…………………………………...……..…………………………………………..……………………………..…..….………… pg. 17</text:span></text:p>
            </text:list-item>
            <text:list-item>
              <text:p text:style-name="P62"><text:span text:style-name="T5">Student Deliverables.…………………….……….…..…………...……..…………………………………………..…..…..………… pg. 17</text:span></text:p>
            </text:list-item>
            <text:list-item>
              <text:p text:style-name="P62"><text:span text:style-name="T5">Recommendations for Final Presentations..….…..…………...………….…………………………...…..……………… pg. 18</text:span></text:p>
            </text:list-item>
            <text:list-item>
              <text:p text:style-name="P62"><text:span text:style-name="T5">Project Timeline.....….…..…………...……..……………………………………………...………………….……..…..……………… pg. 18</text:span></text:p>
            </text:list-item>
            <text:list-item>
              <text:p text:style-name="P62"><text:span text:style-name="T5">Recommendations for Group Management ..….…..…………...………….…………….………………….…………… pg. 19</text:span></text:p>
            </text:list-item>
            <text:list-item>
              <text:p text:style-name="P62"><text:soft-page-break/><text:span text:style-name="T5">Daily Project Schedule.....….…..…...………..………………………………………...……………..…………..…….…………… pg. 20</text:span></text:p>
            </text:list-item>
          </text:list>
        </text:list-item>
      </text:list>
      <text:p text:style-name="P11"/>
      <text:p text:style-name="Standard"><text:span text:style-name="T3">IV. Additional Supporting Documents</text:span></text:p>
      <text:p text:style-name="P19"/>
      <text:list xml:id="list3408646302" text:style-name="WWNum17">
        <text:list-item>
          <text:p text:style-name="P42"><text:span text:style-name="T5">Supplemental Course Materials ……………………....…..……………………..……………………………….…………………….……… pg. 20</text:span></text:p>
        </text:list-item>
      </text:list>
      <text:p text:style-name="P26"/>
      <text:p text:style-name="P25"/>
      <text:p text:style-name="P25"/>
      <text:p text:style-name="P25"/>
      <text:p text:style-name="P25"/>
      <text:p text:style-name="P18"><text:span text:style-name="T3">I. Introduction</text:span></text:p>
      <text:p text:style-name="P6"/>
      <text:list xml:id="list2010225036" text:style-name="WWNum20">
        <text:list-item>
          <text:p text:style-name="P43"><text:span text:style-name="T10">How to Use This Instructor Guide</text:span></text:p>
        </text:list-item>
      </text:list>
      <text:p text:style-name="P75"><text:span text:style-name="T11">This instructor guide should be used by the instructional team to prepare to teach the applied machine learning course to university students throughout an academic semester, quarter, or summer.</text:span></text:p>
      <text:p text:style-name="P76"/>
      <text:p text:style-name="P75"><text:span text:style-name="T11">This</text:span><text:span text:style-name="T4"> introduction</text:span><text:span text:style-name="T11"> section provides an overview of the course content, goals, and proposed outcomes.</text:span></text:p>
      <text:p text:style-name="P76"/>
      <text:p text:style-name="P75"><text:span text:style-name="T4">Getting started</text:span><text:span text:style-name="T11"> includes suggestions for the instructional team and student prerequisites, as well as the materials required for a successful course. </text:span></text:p>
      <text:p text:style-name="P76"/>
      <text:p text:style-name="P75"><text:span text:style-name="T4">Instruction</text:span><text:span text:style-name="T11"> provides both a general and in-depth look at the course content, from a broad overview to the tracks, units, and lectures, and learning activities that form the curriculum. Next, information about the program’s capstone project can be found here. </text:span></text:p>
      <text:p text:style-name="P76"/>
      <text:p text:style-name="P75"><text:span text:style-name="T4">Additional supporting documents</text:span><text:span text:style-name="T11"> links to all other relevant documents required for teaching this applied machine learning course.</text:span></text:p>
      <text:p text:style-name="P79"/>
      <text:list xml:id="list122117651779634" text:continue-numbering="true" text:style-name="WWNum20">
        <text:list-item>
          <text:p text:style-name="P43"><text:span text:style-name="T10">Course Overview</text:span></text:p>
        </text:list-item>
      </text:list>
      <text:p text:style-name="P80"><text:soft-page-break/><text:span text:style-name="T11">As machine learning (ML) becomes a powerful tool across industries — from healthcare and retail to investment banking and insurance — there is a growing need for a workforce that understands how to apply ML strategically and use ML models to collaborate with data scientists and engineers for maximum business impact. </text:span></text:p>
      <text:p text:style-name="P77"/>
      <text:p text:style-name="P80"><text:span text:style-name="T11">In this course, students will learn </text:span><text:span text:style-name="T12">the fundamentals of machine learning (ML) to prepare for a role at the intersection of data science, computer science, and the individual student’s field of study or interest. Students will be immersed in </text:span><text:span text:style-name="T11">different </text:span><text:span text:style-name="T12">ML tools and models, develop skills to assess when ML is the right solution to a given problem, learn how to prepare and identify issues with data, and hone their coding skills in Python. </text:span></text:p>
      <text:p text:style-name="P78"/>
      <text:p text:style-name="P80"><text:span text:style-name="T12">This curriculum includes the following topics: </text:span></text:p>
      <text:list xml:id="list2967878771" text:style-name="WWNum34">
        <text:list-item>
          <text:p text:style-name="P82"><text:span text:style-name="T12">data investigation, cleaning, transformation, analysis, and visualization</text:span></text:p>
        </text:list-item>
        <text:list-item>
          <text:p text:style-name="P82"><text:span text:style-name="T12">ML techniques like classification, regression, and clustering </text:span></text:p>
        </text:list-item>
        <text:list-item>
          <text:p text:style-name="P82"><text:span text:style-name="T11">bias, responsible AI, and machine learning fairness</text:span></text:p>
        </text:list-item>
      </text:list>
      <text:p text:style-name="P83"/>
      <text:p text:style-name="P81"><text:span text:style-name="T12">Students will work in project-based teams dedicated to exploring and solving data problems based on their own professional aspirations. To complement the real-world technical content, students will also learn professional skills essential to entering and succeeding in today’s workforce: professional networking, giving and receiving feedback, presenting with confidence, and navigating the recruiting process.</text:span></text:p>
      <text:list xml:id="list122118379296805" text:continue-list="list122117651779634" text:style-name="WWNum20">
        <text:list-item>
          <text:p text:style-name="P43"><text:span text:style-name="T10">Student Learning Outcomes </text:span></text:p>
        </text:list-item>
      </text:list>
      <text:p text:style-name="P84"><text:span text:style-name="T11">Throughout this course, students will reach the following learning outcomes:</text:span></text:p>
      <text:p text:style-name="P85"/>
      <table:table table:name="Table2" table:style-name="Table2">
        <table:table-column table:style-name="Table2.A"/>
        <table:table-column table:style-name="Table2.B"/>
        <table:table-row table:style-name="Table2.1">
          <table:table-cell table:style-name="Table2.A1" office:value-type="string">
            <text:p text:style-name="P35"><text:span text:style-name="T10">1</text:span></text:p>
          </table:table-cell>
          <table:table-cell table:style-name="Table2.B1" office:value-type="string">
            <text:p text:style-name="P35"><text:span text:style-name="T11">Investigate, clean, and visualize data.</text:span></text:p>
          </table:table-cell>
        </table:table-row>
        <table:table-row table:style-name="Table2.1">
          <table:table-cell table:style-name="Table2.A1" office:value-type="string">
            <text:p text:style-name="P35"><text:span text:style-name="T10">2</text:span></text:p>
          </table:table-cell>
          <table:table-cell table:style-name="Table2.B2" office:value-type="string">
            <text:p text:style-name="P35"><text:span text:style-name="T11">Understand and frame a problem as a supervised machine learning problem including whether it is a regression or classification problem and to incorporate the application requirements.</text:span></text:p>
          </table:table-cell>
        </table:table-row>
        <table:table-row table:style-name="Table2.1">
          <table:table-cell table:style-name="Table2.A1" office:value-type="string">
            <text:p text:style-name="P35"><text:span text:style-name="T10">3</text:span></text:p>
          </table:table-cell>
          <table:table-cell table:style-name="Table2.B3" office:value-type="string">
            <text:p text:style-name="P35"><text:span text:style-name="T11">Apply and tune common machine learning models (for regression and classification) in Python by making use of multiple ML toolkits.</text:span></text:p>
          </table:table-cell>
        </table:table-row>
        <table:table-row table:style-name="Table2.1">
          <table:table-cell table:style-name="Table2.A1" office:value-type="string">
            <text:p text:style-name="P35"><text:span text:style-name="T10">4</text:span></text:p>
          </table:table-cell>
          <table:table-cell table:style-name="Table2.B4" office:value-type="string">
            <text:p text:style-name="P35"><text:span text:style-name="T11">Demonstrate the ability to qualitatively and quantitatively evaluate the quality of trained regression and classification models. </text:span></text:p>
          </table:table-cell>
        </table:table-row>
        <table:table-row table:style-name="Table2.1">
          <table:table-cell table:style-name="Table2.A1" office:value-type="string">
            <text:p text:style-name="P35"><text:span text:style-name="T10">5</text:span></text:p>
          </table:table-cell>
          <table:table-cell table:style-name="Table2.B5" office:value-type="string">
            <text:p text:style-name="P35"><text:span text:style-name="T11">Communicate technical concepts (both orally and in writing) for an audience who may have a limited technical background.</text:span></text:p>
          </table:table-cell>
        </table:table-row>
        <table:table-row table:style-name="Table2.1">
          <table:table-cell table:style-name="Table2.A1" office:value-type="string">
            <text:p text:style-name="P35"><text:span text:style-name="T10">6</text:span></text:p>
          </table:table-cell>
          <table:table-cell table:style-name="Table2.B6" office:value-type="string">
            <text:p text:style-name="P35"><text:span text:style-name="T11">Identify the potential for bias in ML models and explain its implications along with techniques for mitigating it.</text:span></text:p>
          </table:table-cell>
        </table:table-row>
      </table:table>
      <text:p text:style-name="P20"/>
      <text:p text:style-name="P18"><text:span text:style-name="T3">II. Getting Started</text:span></text:p>
      <text:p text:style-name="P22"/>
      <text:list xml:id="list2300148078" text:style-name="WWNum11">
        <text:list-item>
          <text:p text:style-name="P44"><text:span text:style-name="T10">The Instructional Team</text:span></text:p>
        </text:list-item>
      </text:list>
      <text:p text:style-name="P75"><text:span text:style-name="T11">The first step toward developing a successful program is to identify and build a team of instructors and program staff. It is recommended to have at least 2-3 program staff in the classroom each day, including a technical instructor and two teaching assistants. </text:span></text:p>
      <text:p text:style-name="P22"><text:soft-page-break/></text:p>
      <text:list xml:id="list122117475061855" text:continue-numbering="true" text:style-name="WWNum11">
        <text:list-item>
          <text:p text:style-name="P44"><text:span text:style-name="T10">Student Prerequisites</text:span></text:p>
        </text:list-item>
      </text:list>
      <text:p text:style-name="P75"><text:span text:style-name="T11">Prior to beginning course content, students are</text:span><text:span text:style-name="T10"> required</text:span><text:span text:style-name="T11"> to have:</text:span></text:p>
      <text:list xml:id="list1392008167" text:style-name="WWNum32">
        <text:list-item>
          <text:p text:style-name="P64"><text:span text:style-name="T11">completed at least one course in computer science and a second course in some technical subject area</text:span></text:p>
        </text:list-item>
        <text:list-item>
          <text:p text:style-name="P64"><text:span text:style-name="T11">familiarity with Python</text:span></text:p>
        </text:list-item>
        <text:list-item>
          <text:p text:style-name="P64"><text:span text:style-name="T11">familiarity with </text:span><text:a xlink:type="simple" xlink:href="https://en.wikipedia.org/wiki/Linear_equation#Equation_of_a_line" text:style-name="ListLabel_20_307" text:visited-style-name="ListLabel_20_307"><text:span text:style-name="T18">Straight Line Equation</text:span></text:a></text:p>
        </text:list-item>
        <text:list-item>
          <text:p text:style-name="P64"><text:span text:style-name="T11">familiarity with </text:span><text:a xlink:type="simple" xlink:href="https://www.mathsisfun.com/sets/function.html" text:style-name="ListLabel_20_307" text:visited-style-name="ListLabel_20_307"><text:span text:style-name="T18">Functions</text:span></text:a></text:p>
        </text:list-item>
      </text:list>
      <text:p text:style-name="P18"><text:span text:style-name="T13"><text:tab/></text:span></text:p>
      <text:p text:style-name="P84"><text:span text:style-name="T11">In addition to those required topics, it is </text:span><text:span text:style-name="T10">preferred</text:span><text:span text:style-name="T11"> that students have:</text:span></text:p>
      <text:list xml:id="list665357511" text:style-name="WWNum33">
        <text:list-item>
          <text:p text:style-name="P65"><text:span text:style-name="T11">familiarity with </text:span><text:a xlink:type="simple" xlink:href="https://www.khanacademy.org/math/algebra-home/alg-matrices" text:style-name="ListLabel_20_307" text:visited-style-name="ListLabel_20_307"><text:span text:style-name="T18">Matrix Algebra</text:span></text:a><text:span text:style-name="T11"> </text:span></text:p>
        </text:list-item>
        <text:list-item>
          <text:p text:style-name="P65"><text:span text:style-name="T11">familiarity with </text:span><text:a xlink:type="simple" xlink:href="https://www.statisticshowto.datasciencecentral.com/probability-and-statistics/normal-distributions/" text:style-name="ListLabel_20_307" text:visited-style-name="ListLabel_20_307"><text:span text:style-name="T18">Normal Distribution</text:span></text:a></text:p>
        </text:list-item>
        <text:list-item>
          <text:p text:style-name="P65"><text:span text:style-name="T11">familiarity with </text:span><text:a xlink:type="simple" xlink:href="https://www.statisticshowto.datasciencecentral.com/probability-and-statistics/hypothesis-testing/" text:style-name="ListLabel_20_307" text:visited-style-name="ListLabel_20_307"><text:span text:style-name="T18">Hypothesis Testing</text:span></text:a></text:p>
        </text:list-item>
        <text:list-item>
          <text:p text:style-name="P65"><text:span text:style-name="T11">familiarity with </text:span><text:a xlink:type="simple" xlink:href="https://towardsdatascience.com/p-values-explained-by-data-scientist-f40a746cfc8" text:style-name="ListLabel_20_307" text:visited-style-name="ListLabel_20_307"><text:span text:style-name="T18">P-Values For Data Scientists</text:span></text:a></text:p>
        </text:list-item>
        <text:list-item>
          <text:p text:style-name="P65"><text:span text:style-name="T11">familiarity with </text:span><text:a xlink:type="simple" xlink:href="https://en.wikipedia.org/wiki/Scientific_notation" text:style-name="ListLabel_20_307" text:visited-style-name="ListLabel_20_307"><text:span text:style-name="T18">Scientific Notation</text:span></text:a></text:p>
        </text:list-item>
      </text:list>
      <text:p text:style-name="Standard"><text:span text:style-name="T13"><text:tab/></text:span></text:p>
      <text:p text:style-name="P84"><text:span text:style-name="T11">In addition to the above required and preferred topics, it is </text:span><text:span text:style-name="T10">optional </text:span><text:span text:style-name="T11">that students have:</text:span></text:p>
      <text:list xml:id="list287147466" text:style-name="WWNum22">
        <text:list-item>
          <text:p text:style-name="P66"><text:span text:style-name="T11">familiarity with </text:span><text:a xlink:type="simple" xlink:href="https://www.statisticshowto.datasciencecentral.com/probability-and-statistics/binomial-theorem/binomial-distribution-formula/" text:style-name="ListLabel_20_307" text:visited-style-name="ListLabel_20_307"><text:span text:style-name="T18">Binomial Distribution</text:span></text:a></text:p>
        </text:list-item>
        <text:list-item>
          <text:p text:style-name="P66"><text:span text:style-name="T11">familiarity with </text:span><text:a xlink:type="simple" xlink:href="https://www.khanacademy.org/math/algebra2/x2ec2f6f830c9fb89:logs/x2ec2f6f830c9fb89:log-intro/a/intro-to-logarithms" text:style-name="ListLabel_20_307" text:visited-style-name="ListLabel_20_307"><text:span text:style-name="T18">Logs</text:span></text:a></text:p>
        </text:list-item>
      </text:list>
      <text:p text:style-name="P21"/>
      <text:p text:style-name="P18"><text:span text:style-name="T3">III. Instruction</text:span></text:p>
      <text:p text:style-name="P23"/>
      <text:list xml:id="list471883064" text:style-name="WWNum12">
        <text:list-item>
          <text:p text:style-name="P45"><text:span text:style-name="T10">Curriculum Overview</text:span></text:p>
        </text:list-item>
      </text:list>
      <text:p text:style-name="P75"><text:span text:style-name="T11">The curriculum is organized into seven learning </text:span><text:span text:style-name="T10">tracks, </text:span><text:span text:style-name="T11">each of which consists of a sequenced series of </text:span><text:span text:style-name="T10">units. </text:span><text:span text:style-name="T11">These units, each with a lecture and </text:span><text:span text:style-name="T10">lab </text:span><text:span text:style-name="T11">or other </text:span><text:span text:style-name="T10">learning activity</text:span><text:span text:style-name="T11">, prepare students to complete an independent or group mini project as part of each track and then a </text:span><text:span text:style-name="T10">capstone project</text:span><text:span text:style-name="T11"> at the end of the course.</text:span></text:p>
      <text:p text:style-name="P76"/>
      <text:p text:style-name="P75"><text:soft-page-break/><text:span text:style-name="T11">The tracks and mini projects will make up half or slightly more than half of the program. After that, students’ time will be dedicated to completing the capstone project.</text:span></text:p>
      <text:p text:style-name="P76"/>
      <text:p text:style-name="P75"><text:span text:style-name="T11">In addition to the seven learning tracks (T01 - T07), the curriculum also includes two optional tracks: miscellaneous technical topics (TXX) and career development curriculum (TCD). The TXX track can be utilized for one-off technical lessons during capstone project weeks. The TCD track is designed to be interwoven throughout the curriculum starting in week 1.</text:span></text:p>
      <text:p text:style-name="P6"/>
      <text:list xml:id="list122118208574387" text:continue-numbering="true" text:style-name="WWNum12">
        <text:list-item>
          <text:p text:style-name="P45"><text:span text:style-name="T10">Instructional Methodology </text:span></text:p>
        </text:list-item>
      </text:list>
      <text:p text:style-name="P75"><text:span text:style-name="T11">This applied machine learning course was developed by software engineers and university professors to prepare university students to apply data science principles across a variety of fields. To that end, care has been taken to ensure the content, instructional methods, and assignments are relevant to the current state of data science and machine learning as they are practiced in industry. Furthermore, content focuses more on the application of data science and machine learning and less on the mathematical and algorithmic details of the algorithms. </text:span></text:p>
      <text:p text:style-name="P76"/>
      <text:p text:style-name="P75"><text:span text:style-name="T11">Tracks are organized to connect related concepts and technologies. It is suggested they be taught in order. The units within the tracks are arranged so new information is presented via brief lectures and reinforced through learning activities like labs and mini projects. A lecture and either a lab or other learning activity make up a single unit within a track. To mimic work flows students are likely to experience in the industry, a mix of individual and group-based work is utilized within each track.</text:span></text:p>
      <text:p text:style-name="P76"/>
      <text:p text:style-name="P75"><text:span text:style-name="T11">Students will complete five mini projects during the first part of the program. The last part of the program is almost solely devoted to the capstone project. This culminating project is prioritized for several reasons. First, the project provides students an opportunity to integrate their learning from the course to solve a particular problem or meet a specific need. Students integrate technical concepts, project management, organizational skills, and ethical considerations to create a meaningful final product. Second, data science employers look to see projects applicants have undertaken, the skills they built while working on them, and what they learned from the experience. The capstone project provides students with a meaningful work-like experience to discuss in interviews. Students present these projects on the last day of the program, followed by a “graduation” ceremony.</text:span></text:p>
      <text:p text:style-name="P23"/>
      <text:list xml:id="list122118565581179" text:continue-numbering="true" text:style-name="WWNum12">
        <text:list-item>
          <text:p text:style-name="P45"><text:span text:style-name="T10">Curriculum Scope &amp; Sequence</text:span></text:p>
          <text:list>
            <text:list-item>
              <text:p text:style-name="P67"><text:span text:style-name="T10">Tracks: </text:span><text:span text:style-name="T11">Tracks reflect the seven major topics of this course, beginning with</text:span><text:span text:style-name="T17"> T01: What is Machine Learning?</text:span><text:span text:style-name="T11"> and ending with </text:span><text:span text:style-name="T17">T07: Capstone Project</text:span><text:span text:style-name="T11">. In addition to the seven main tracks, there are two additional tracks: <text:s/>miscellaneous technical topics (TXX) and career development (TCD). </text:span></text:p>
            </text:list-item>
          </text:list>
        </text:list-item>
      </text:list>
      <text:p text:style-name="P6"/>
      <table:table table:name="Table3" table:style-name="Table3">
        <table:table-column table:style-name="Table3.A"/>
        <table:table-column table:style-name="Table3.B"/>
        <text:soft-page-break/>
        <table:table-row table:style-name="Table3.1">
          <table:table-cell table:style-name="Table3.A1" office:value-type="string">
            <text:p text:style-name="P88"><text:span text:style-name="T10">T#</text:span></text:p>
          </table:table-cell>
          <table:table-cell table:style-name="Table3.A1" office:value-type="string">
            <text:p text:style-name="P15"><text:span text:style-name="T10">Track</text:span></text:p>
          </table:table-cell>
        </table:table-row>
        <table:table-row table:style-name="Table3.1">
          <table:table-cell table:style-name="Table3.A2" office:value-type="string">
            <text:p text:style-name="P15"><text:span text:style-name="T11">00</text:span></text:p>
          </table:table-cell>
          <table:table-cell table:style-name="Table3.B2" office:value-type="string">
            <text:p text:style-name="P15"><text:span text:style-name="T11">Prerequisites</text:span></text:p>
          </table:table-cell>
        </table:table-row>
        <table:table-row table:style-name="Table3.1">
          <table:table-cell table:style-name="Table3.A3" office:value-type="string">
            <text:p text:style-name="P15"><text:span text:style-name="T11">01 </text:span></text:p>
          </table:table-cell>
          <table:table-cell table:style-name="Table3.B3" office:value-type="string">
            <text:p text:style-name="P15"><text:span text:style-name="T11">What is Machine Learning?</text:span></text:p>
          </table:table-cell>
        </table:table-row>
        <table:table-row table:style-name="Table3.1">
          <table:table-cell table:style-name="Table3.A4" office:value-type="string">
            <text:p text:style-name="P15"><text:span text:style-name="T11">02</text:span></text:p>
          </table:table-cell>
          <table:table-cell table:style-name="Table3.B4" office:value-type="string">
            <text:p text:style-name="P15"><text:span text:style-name="T11">Data</text:span></text:p>
          </table:table-cell>
        </table:table-row>
        <table:table-row table:style-name="Table3.1">
          <table:table-cell table:style-name="Table3.A5" office:value-type="string">
            <text:p text:style-name="P15"><text:span text:style-name="T11">03</text:span></text:p>
          </table:table-cell>
          <table:table-cell table:style-name="Table3.B5" office:value-type="string">
            <text:p text:style-name="P15"><text:span text:style-name="T11">Regression</text:span></text:p>
          </table:table-cell>
        </table:table-row>
        <table:table-row table:style-name="Table3.1">
          <table:table-cell table:style-name="Table3.A6" office:value-type="string">
            <text:p text:style-name="P15"><text:span text:style-name="T11">04</text:span></text:p>
          </table:table-cell>
          <table:table-cell table:style-name="Table3.B6" office:value-type="string">
            <text:p text:style-name="P15"><text:span text:style-name="T11">Classification</text:span></text:p>
          </table:table-cell>
        </table:table-row>
        <table:table-row table:style-name="Table3.1">
          <table:table-cell table:style-name="Table3.A7" office:value-type="string">
            <text:p text:style-name="P15"><text:span text:style-name="T11">05</text:span></text:p>
          </table:table-cell>
          <table:table-cell table:style-name="Table3.B7" office:value-type="string">
            <text:p text:style-name="P15"><text:span text:style-name="T11">Deep Learning</text:span></text:p>
          </table:table-cell>
        </table:table-row>
        <table:table-row table:style-name="Table3.1">
          <table:table-cell table:style-name="Table3.A8" office:value-type="string">
            <text:p text:style-name="P15"><text:span text:style-name="T11">06</text:span></text:p>
          </table:table-cell>
          <table:table-cell table:style-name="Table3.B8" office:value-type="string">
            <text:p text:style-name="P15"><text:span text:style-name="T11">Other Models</text:span></text:p>
          </table:table-cell>
        </table:table-row>
        <table:table-row table:style-name="Table3.1">
          <table:table-cell table:style-name="Table3.A9" office:value-type="string">
            <text:p text:style-name="P15"><text:span text:style-name="T11">07</text:span></text:p>
          </table:table-cell>
          <table:table-cell table:style-name="Table3.B9" office:value-type="string">
            <text:p text:style-name="P15"><text:span text:style-name="T11">Capstone Project</text:span></text:p>
          </table:table-cell>
        </table:table-row>
        <table:table-row table:style-name="Table3.1">
          <table:table-cell table:style-name="Table3.A10" office:value-type="string">
            <text:p text:style-name="P15"><text:span text:style-name="T11">XX</text:span></text:p>
          </table:table-cell>
          <table:table-cell table:style-name="Table3.B10" office:value-type="string">
            <text:p text:style-name="P15"><text:span text:style-name="T11">Miscellaneous Technical Topics</text:span></text:p>
          </table:table-cell>
        </table:table-row>
        <table:table-row table:style-name="Table3.1">
          <table:table-cell table:style-name="Table3.A11" office:value-type="string">
            <text:p text:style-name="P15"><text:span text:style-name="T11">CD</text:span></text:p>
          </table:table-cell>
          <table:table-cell table:style-name="Table3.B11" office:value-type="string">
            <text:p text:style-name="P15"><text:span text:style-name="T11">Career Development</text:span></text:p>
          </table:table-cell>
        </table:table-row>
      </table:table>
      <text:p text:style-name="P6"/>
      <text:list xml:id="list122117010927862" text:continue-numbering="true" text:style-name="WWNum12">
        <text:list-item>
          <text:list>
            <text:list-item>
              <text:p text:style-name="P67"><text:span text:style-name="T10">Units: </text:span><text:span text:style-name="T11">Units</text:span><text:span text:style-name="T10"> </text:span><text:span text:style-name="T11">are typically made up of one lecture and one ab and/or activity. An example of a track, </text:span><text:span text:style-name="T17">T01: Introduction to Machine Learning</text:span><text:span text:style-name="T11">, and its units are below.</text:span></text:p>
            </text:list-item>
          </text:list>
        </text:list-item>
      </text:list>
      <text:p text:style-name="P18"><text:span text:style-name="T11"><text:tab/><text:tab/> <text:s text:c="4"/></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35"><text:span text:style-name="T10">T01: What is Machine Learning?</text:span></text:p>
          </table:table-cell>
          <table:covered-table-cell/>
        </table:table-row>
        <table:table-row table:style-name="Table4.2">
          <table:table-cell table:style-name="Table4.A2" office:value-type="string">
            <text:p text:style-name="P14"><text:span text:style-name="T11">T01-00</text:span></text:p>
          </table:table-cell>
          <table:table-cell table:style-name="Table4.B2" office:value-type="string">
            <text:p text:style-name="P14"><text:span text:style-name="T11">Introduction to Machine Learning</text:span></text:p>
          </table:table-cell>
        </table:table-row>
        <table:table-row table:style-name="Table4.3">
          <table:table-cell table:style-name="Table4.A3" office:value-type="string">
            <text:p text:style-name="P14"><text:span text:style-name="T11">T01-01</text:span></text:p>
          </table:table-cell>
          <table:table-cell table:style-name="Table4.B3" office:value-type="string">
            <text:p text:style-name="P14"><text:span text:style-name="T11">Introduction to Machine Learning Models</text:span></text:p>
          </table:table-cell>
        </table:table-row>
        <table:table-row table:style-name="Table4.4">
          <table:table-cell table:style-name="Table4.A4" office:value-type="string">
            <text:p text:style-name="P14"><text:span text:style-name="T11">T01-02</text:span></text:p>
          </table:table-cell>
          <table:table-cell table:style-name="Table4.B4" office:value-type="string">
            <text:p text:style-name="P14"><text:span text:style-name="T11">Machine Learning Fairness</text:span></text:p>
          </table:table-cell>
        </table:table-row>
      </table:table>
      <text:p text:style-name="P22"/>
      <text:list xml:id="list122117501791650" text:continue-numbering="true" text:style-name="WWNum12">
        <text:list-item>
          <text:list>
            <text:list-item>
              <text:p text:style-name="P67"><text:span text:style-name="T10">Learning Activities: </text:span><text:span text:style-name="T11">Learning activities such as labs and group activities are used to practice and reinforce what was taught in the corresponding unit’s lecture.</text:span></text:p>
            </text:list-item>
          </text:list>
        </text:list-item>
      </text:list>
      <text:p text:style-name="P85"/>
      <text:list xml:id="list122117371813028" text:continue-numbering="true" text:style-name="WWNum12">
        <text:list-item>
          <text:list>
            <text:list-item>
              <text:p text:style-name="P67"><text:span text:style-name="T10">Mini Projects</text:span><text:span text:style-name="T11">: Mini projects cover a range of topics in Track 02 through Track 06. Track 07 is the capstone project.</text:span></text:p>
            </text:list-item>
          </text:list>
        </text:list-item>
      </text:list>
      <text:p text:style-name="P85"/>
      <text:list xml:id="list122118919940939" text:continue-numbering="true" text:style-name="WWNum12">
        <text:list-item>
          <text:p text:style-name="P45"><text:span text:style-name="T10">Full Curriculum</text:span></text:p>
        </text:list-item>
      </text:list>
      <text:list xml:id="list2841937500" text:style-name="WWNum19">
        <text:list-item>
          <text:p text:style-name="P68"><text:span text:style-name="T10">Technical Curriculum</text:span></text:p>
        </text:list-item>
      </text:list>
      <text:p text:style-name="Standard"><text:span text:style-name="T13"><text:tab/></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text:span text:style-name="T8">Unit #</text:span></text:p>
          </table:table-cell>
          <table:table-cell table:style-name="Table5.A1" office:value-type="string">
            <text:p text:style-name="P35"><text:span text:style-name="T8">Unit Name</text:span></text:p>
          </table:table-cell>
          <table:table-cell table:style-name="Table5.A1" office:value-type="string">
            <text:p text:style-name="P35"><text:span text:style-name="T8">Unit Objectives</text:span></text:p>
          </table:table-cell>
        </table:table-row>
        <table:table-row table:style-name="Table5.2">
          <table:table-cell table:style-name="Table5.A2" table:number-columns-spanned="3" office:value-type="string">
            <text:p text:style-name="P36"><text:span text:style-name="T8">Track 00: Prerequisites</text:span></text:p>
          </table:table-cell>
          <table:covered-table-cell/>
          <table:covered-table-cell/>
        </table:table-row>
        <table:table-row table:style-name="Table5.1">
          <table:table-cell table:style-name="Table5.A1" office:value-type="string">
            <text:p text:style-name="P30"><text:span text:style-name="T5">T00-00</text:span></text:p>
          </table:table-cell>
          <table:table-cell table:style-name="Table5.A1" office:value-type="string">
            <text:p text:style-name="P30"><text:a xlink:type="simple" xlink:href="https://github.com/google/applied-machine-learning-intensive/tree/master/content/00_prerequisites/00_introduction_to_python" text:style-name="ListLabel_20_308" text:visited-style-name="ListLabel_20_308"><text:span text:style-name="T19">Introduction to Python</text:span></text:a></text:p>
          </table:table-cell>
          <table:table-cell table:style-name="Table5.A1" office:value-type="string">
            <text:p text:style-name="P35"><text:span text:style-name="T5">Create, use, and troubleshoot variables</text:span></text:p>
            <text:p text:style-name="P37"/>
            <text:p text:style-name="P35"><text:span text:style-name="T5">Read and write Python statements, expressions, conditionals, loops, and functions</text:span></text:p>
          </table:table-cell>
        </table:table-row>
        <table:table-row table:style-name="Table5.1">
          <table:table-cell table:style-name="Table5.A1" office:value-type="string">
            <text:p text:style-name="P30"><text:span text:style-name="T5">T00-01</text:span></text:p>
          </table:table-cell>
          <table:table-cell table:style-name="Table5.A1" office:value-type="string">
            <text:p text:style-name="P30"><text:a xlink:type="simple" xlink:href="https://github.com/google/applied-machine-learning-intensive/tree/master/content/00_prerequisites/01_intermediate_python" text:style-name="ListLabel_20_308" text:visited-style-name="ListLabel_20_308"><text:span text:style-name="T19">Intermediate Python</text:span></text:a></text:p>
          </table:table-cell>
          <table:table-cell table:style-name="Table5.A1" office:value-type="string">
            <text:p text:style-name="P35"><text:span text:style-name="T5">Build a basic Python object</text:span></text:p>
            <text:p text:style-name="P37"/>
            <text:p text:style-name="P35"><text:span text:style-name="T5">Build a hierarchy of objects</text:span></text:p>
            <text:p text:style-name="P37"/>
            <text:p text:style-name="P35"><text:span text:style-name="T5">Distinguish procedural from object-oriented programming styles</text:span></text:p>
            <text:p text:style-name="P37"/>
            <text:p text:style-name="P35"><text:span text:style-name="T5">Distinguish a class from an instance</text:span></text:p>
            <text:p text:style-name="P37"/>
            <text:p text:style-name="P35"><text:span text:style-name="T5">Interpret different types of exceptions</text:span></text:p>
            <text:p text:style-name="P37"/>
            <text:p text:style-name="P35"><text:span text:style-name="T5">Create your own exception class</text:span></text:p>
            <text:p text:style-name="P37"/>
            <text:p text:style-name="P35"><text:span text:style-name="T5">Define functions using lambda syntax</text:span></text:p>
            <text:p text:style-name="P37"/>
            <text:p text:style-name="P35"><text:span text:style-name="T5">Interpret list comprehension notation</text:span></text:p>
            <text:p text:style-name="P37"/>
            <text:p text:style-name="P35"><text:span text:style-name="T5">Create lists using list comprehension with for and if statements</text:span></text:p>
          </table:table-cell>
        </table:table-row>
        <table:table-row table:style-name="Table5.2">
          <table:table-cell table:style-name="Table5.A2" table:number-columns-spanned="3" office:value-type="string">
            <text:p text:style-name="P36"><text:span text:style-name="T8">Track 01: What is Machine Learning? <text:s text:c="93"/></text:span><text:span text:style-name="T5"><text:s/></text:span></text:p>
          </table:table-cell>
          <table:covered-table-cell/>
          <table:covered-table-cell/>
        </table:table-row>
        <table:table-row table:style-name="Table5.1">
          <table:table-cell table:style-name="Table5.A1" office:value-type="string">
            <text:p text:style-name="P35"><text:span text:style-name="T5">T01-00</text:span></text:p>
          </table:table-cell>
          <table:table-cell table:style-name="Table5.A1" office:value-type="string">
            <text:p text:style-name="P35"><text:a xlink:type="simple" xlink:href="https://github.com/google/applied-machine-learning-intensive/tree/master/content/01_what_is_ml/00_introduction" text:style-name="ListLabel_20_308" text:visited-style-name="ListLabel_20_308"><text:span text:style-name="T19">Intro to Machine Learning</text:span></text:a></text:p>
          </table:table-cell>
          <table:table-cell table:style-name="Table5.A1" office:value-type="string">
            <text:p text:style-name="P15"><text:span text:style-name="T5">Identify and use <text:s/>basic machine learning terminology.</text:span></text:p>
          </table:table-cell>
        </table:table-row>
        <table:table-row table:style-name="Table5.1">
          <table:table-cell table:style-name="Table5.A1" office:value-type="string">
            <text:p text:style-name="P35"><text:span text:style-name="T5">T01-01</text:span></text:p>
          </table:table-cell>
          <table:table-cell table:style-name="Table5.A1" office:value-type="string">
            <text:p text:style-name="P35"><text:a xlink:type="simple" xlink:href="https://github.com/google/applied-machine-learning-intensive/tree/master/content/01_what_is_ml/01_introduction_to_models" text:style-name="ListLabel_20_308" text:visited-style-name="ListLabel_20_308"><text:span text:style-name="T19">Intro to ML Models</text:span></text:a></text:p>
          </table:table-cell>
          <table:table-cell table:style-name="Table5.A1" office:value-type="string">
            <text:p text:style-name="P35"><text:span text:style-name="T5">Distinguish between different types of ML models.</text:span></text:p>
          </table:table-cell>
        </table:table-row>
        <table:table-row table:style-name="Table5.1">
          <table:table-cell table:style-name="Table5.A1" office:value-type="string">
            <text:p text:style-name="P35"><text:span text:style-name="T5">T01-02</text:span></text:p>
          </table:table-cell>
          <table:table-cell table:style-name="Table5.A1" office:value-type="string">
            <text:p text:style-name="P35"><text:a xlink:type="simple" xlink:href="https://github.com/google/applied-machine-learning-intensive/tree/master/content/01_what_is_ml/02_fairness" text:style-name="ListLabel_20_308" text:visited-style-name="ListLabel_20_308"><text:span text:style-name="T19">ML Fairness</text:span></text:a></text:p>
            <text:p text:style-name="P2"/>
            <text:p text:style-name="P3"/>
          </table:table-cell>
          <table:table-cell table:style-name="Table5.A1" office:value-type="string">
            <text:p text:style-name="P15"><text:span text:style-name="T6">Identify ways in which ML biases can have real ethical consequences.</text:span></text:p>
            <text:p text:style-name="P2"/>
            <text:p text:style-name="P15"><text:a xlink:type="simple" xlink:href="https://seejane.org/wp-content/uploads/gdiq-reel-truth-women-arent-seen-or-heard-automated-analysis.pdf" text:style-name="ListLabel_20_308" text:visited-style-name="ListLabel_20_308"><text:span text:style-name="T19">Article #1: The Reel Truth: Women Aren’t Seen or Heard</text:span></text:a></text:p>
            <text:p text:style-name="P3"/>
            <text:p text:style-name="P15"><text:a xlink:type="simple" xlink:href="http://www.openculture.com/2018/07/color-film-was-designed-to-take-pictures-of-white-people-not-people-of-color.html" text:style-name="ListLabel_20_308" text:visited-style-name="ListLabel_20_308"><text:span text:style-name="T19">Article #2: Color Film Was Designed to Take Pictures of White People, Not People of Color: The Unfortunate History of Racial Bias in Photography (1940-1990)</text:span></text:a></text:p>
            <text:p text:style-name="P3"/>
            <text:p text:style-name="P15"><text:a xlink:type="simple" xlink:href="https://www.propublica.org/article/machine-bias-risk-assessments-in-criminal-sentencing" text:style-name="ListLabel_20_308" text:visited-style-name="ListLabel_20_308"><text:span text:style-name="T19">Article #3: Machine Bias There’s software used across the country to predict future criminals. And it’s biased against blacks.</text:span></text:a></text:p>
            <text:p text:style-name="P3"/>
            <text:p text:style-name="P15"><text:a xlink:type="simple" xlink:href="https://www.wired.com/story/ai-text-generator-too-dangerous-to-make-public/" text:style-name="ListLabel_20_308" text:visited-style-name="ListLabel_20_308"><text:span text:style-name="T19">Article #4: The AI Text Generator That's Too Dangerous to Make Public</text:span></text:a></text:p>
          </table:table-cell>
        </table:table-row>
        <table:table-row table:style-name="Table5.2">
          <table:table-cell table:style-name="Table5.A2" table:number-columns-spanned="3" office:value-type="string">
            <text:p text:style-name="P15"><text:span text:style-name="T8">Track 02: Data Analysis &amp; Manipulation</text:span></text:p>
          </table:table-cell>
          <table:covered-table-cell/>
          <table:covered-table-cell/>
        </table:table-row>
        <table:table-row table:style-name="Table5.1">
          <table:table-cell table:style-name="Table5.A1" office:value-type="string">
            <text:p text:style-name="P35"><text:span text:style-name="T5">T02-00</text:span></text:p>
          </table:table-cell>
          <table:table-cell table:style-name="Table5.A1" office:value-type="string">
            <text:p text:style-name="P35"><text:a xlink:type="simple" xlink:href="https://github.com/google/applied-machine-learning-intensive/tree/master/content/02_data/00_introduction_to_colab" text:style-name="ListLabel_20_308" text:visited-style-name="ListLabel_20_308"><text:span text:style-name="T19">Introduction to Colab</text:span></text:a></text:p>
          </table:table-cell>
          <table:table-cell table:style-name="Table5.A1" office:value-type="string">
            <text:p text:style-name="P35"><text:span text:style-name="T5">Identify where Colab fits in the development </text:span></text:p>
            <text:p text:style-name="P35"><text:span text:style-name="T5">environment space</text:span></text:p>
            <text:p text:style-name="P37"/>
            <text:p text:style-name="P35"><text:span text:style-name="T5">Edit markdown in a notebook</text:span></text:p>
            <text:p text:style-name="P37"/>
            <text:p text:style-name="P35"><text:span text:style-name="T5">Edit and run code in a notebook</text:span></text:p>
          </table:table-cell>
        </table:table-row>
        <table:table-row table:style-name="Table5.1">
          <table:table-cell table:style-name="Table5.A1" office:value-type="string">
            <text:p text:style-name="P35"><text:span text:style-name="T5">T02-01</text:span></text:p>
          </table:table-cell>
          <table:table-cell table:style-name="Table5.A1" office:value-type="string">
            <text:p text:style-name="P35"><text:a xlink:type="simple" xlink:href="https://github.com/google/applied-machine-learning-intensive/tree/master/content/02_data/01_introduction_to_pandas" text:style-name="ListLabel_20_308" text:visited-style-name="ListLabel_20_308"><text:span text:style-name="T19">Introduction to Pandas</text:span></text:a></text:p>
            <text:p text:style-name="P37"/>
          </table:table-cell>
          <table:table-cell table:style-name="Table5.A1" office:value-type="string">
            <text:p text:style-name="P35"><text:span text:style-name="T5">Create, analyze, and modify a Pandas Series</text:span></text:p>
            <text:p text:style-name="P37"/>
            <text:p text:style-name="P35"><text:span text:style-name="T5">Create, analyze, and modify a Pandas DataFrame</text:span></text:p>
          </table:table-cell>
        </table:table-row>
        <table:table-row table:style-name="Table5.1">
          <table:table-cell table:style-name="Table5.A1" office:value-type="string">
            <text:p text:style-name="P35"><text:span text:style-name="T5">T02-02</text:span></text:p>
          </table:table-cell>
          <table:table-cell table:style-name="Table5.A1" office:value-type="string">
            <text:p text:style-name="P35"><text:a xlink:type="simple" xlink:href="https://github.com/google/applied-machine-learning-intensive/tree/master/content/02_data/02_intermediate_pandas" text:style-name="ListLabel_20_308" text:visited-style-name="ListLabel_20_308"><text:span text:style-name="T19">Intermediate Pandas</text:span></text:a></text:p>
            <text:p text:style-name="P37"/>
          </table:table-cell>
          <table:table-cell table:style-name="Table5.A1" office:value-type="string">
            <text:p text:style-name="P35"><text:span text:style-name="T5">Apply filters to Pandas DataFrames</text:span></text:p>
            <text:p text:style-name="P37"/>
            <text:p text:style-name="P35"><text:span text:style-name="T5">Group data contained in Pandas DataFrames</text:span></text:p>
            <text:p text:style-name="P37"/>
            <text:p text:style-name="P35"><text:span text:style-name="T5">Merge data across multiple Pandas DataFrames</text:span></text:p>
            <text:p text:style-name="P37"/>
            <text:p text:style-name="P35"><text:span text:style-name="T5">Sort data contained in Pandas DataFrames</text:span></text:p>
          </table:table-cell>
        </table:table-row>
        <table:table-row table:style-name="Table5.1">
          <table:table-cell table:style-name="Table5.A1" office:value-type="string">
            <text:p text:style-name="P35"><text:span text:style-name="T5">T02-03</text:span></text:p>
          </table:table-cell>
          <table:table-cell table:style-name="Table5.A1" office:value-type="string">
            <text:p text:style-name="P35"><text:a xlink:type="simple" xlink:href="https://github.com/google/applied-machine-learning-intensive/tree/master/content/02_data/03_visualizations" text:style-name="ListLabel_20_308" text:visited-style-name="ListLabel_20_308"><text:span text:style-name="T19">Visualizations</text:span></text:a></text:p>
          </table:table-cell>
          <table:table-cell table:style-name="Table5.A1" office:value-type="string">
            <text:p text:style-name="P35"><text:span text:style-name="T5">Create and interpret pie charts</text:span></text:p>
            <text:p text:style-name="P37"/>
            <text:p text:style-name="P35"><text:span text:style-name="T5">Create and interpret bar charts</text:span></text:p>
            <text:p text:style-name="P37"/>
            <text:p text:style-name="P35"><text:span text:style-name="T5">Create and interpret line charts</text:span></text:p>
            <text:p text:style-name="P37"/>
            <text:p text:style-name="P35"><text:span text:style-name="T5">Create and interpret scatter plots</text:span></text:p>
            <text:p text:style-name="P37"/>
            <text:p text:style-name="P35"><text:span text:style-name="T5">Create and interpret heat maps</text:span></text:p>
            <text:p text:style-name="P37"/>
            <text:p text:style-name="P35"><text:span text:style-name="T5">Create charts with Matplotlib</text:span></text:p>
            <text:p text:style-name="P37"/>
            <text:p text:style-name="P35"><text:span text:style-name="T5">Create charts with seaborn</text:span></text:p>
            <text:p text:style-name="P37"/>
            <text:p text:style-name="P35"><text:span text:style-name="T5">Determine which visualization is most appropriate for a dataset</text:span></text:p>
          </table:table-cell>
        </table:table-row>
        <table:table-row table:style-name="Table5.1">
          <table:table-cell table:style-name="Table5.A1" office:value-type="string">
            <text:p text:style-name="P35"><text:span text:style-name="T5">T02-04</text:span></text:p>
          </table:table-cell>
          <table:table-cell table:style-name="Table5.A1" office:value-type="string">
            <text:p text:style-name="P35"><text:a xlink:type="simple" xlink:href="https://github.com/google/applied-machine-learning-intensive/tree/master/content/02_data/04_acquiring_data" text:style-name="ListLabel_20_308" text:visited-style-name="ListLabel_20_308"><text:span text:style-name="T19">Acquiring Data</text:span></text:a></text:p>
          </table:table-cell>
          <table:table-cell table:style-name="Table5.A1" office:value-type="string">
            <text:p text:style-name="P35"><text:span text:style-name="T5">Upload data to Colab</text:span></text:p>
            <text:p text:style-name="P37"/>
            <text:p text:style-name="P35"><text:span text:style-name="T5">Download data from public URLs</text:span></text:p>
            <text:p text:style-name="P37"/>
            <text:p text:style-name="P35"><text:span text:style-name="T5">Download and obtain data from Kaggle</text:span></text:p>
            <text:p text:style-name="P37"/>
            <text:p text:style-name="P35"><text:span text:style-name="T5">Unzip compressed data</text:span></text:p>
          </table:table-cell>
        </table:table-row>
        <table:table-row table:style-name="Table5.1">
          <table:table-cell table:style-name="Table5.A1" office:value-type="string">
            <text:p text:style-name="P35"><text:span text:style-name="T5">T02-05</text:span></text:p>
          </table:table-cell>
          <table:table-cell table:style-name="Table5.A1" office:value-type="string">
            <text:p text:style-name="P35"><text:a xlink:type="simple" xlink:href="https://github.com/google/applied-machine-learning-intensive/tree/master/content/02_data/05_exploratory_data_analysis" text:style-name="ListLabel_20_308" text:visited-style-name="ListLabel_20_308"><text:span text:style-name="T19">Exploratory Data Analysis</text:span></text:a></text:p>
            <text:p text:style-name="P37"/>
          </table:table-cell>
          <table:table-cell table:style-name="Table5.A1" office:value-type="string">
            <text:p text:style-name="P35"><text:span text:style-name="T5">Identify and calculate statistics for a DataFrame</text:span></text:p>
            <text:p text:style-name="P37"/>
            <text:p text:style-name="P35"><text:span text:style-name="T5">Analyze data across DataFrame objects</text:span></text:p>
            <text:p text:style-name="P37"/>
            <text:p text:style-name="P35"><text:span text:style-name="T5">Select appropriate visualizations to use for analysis</text:span></text:p>
            <text:p text:style-name="P37"/>
            <text:p text:style-name="P35"><text:span text:style-name="T5">Interpret visualizations to answer questions about a dataset</text:span></text:p>
            <text:p text:style-name="P37"/>
            <text:p text:style-name="P35"><text:span text:style-name="T5">Identify and fill in missing data points in a dataset</text:span></text:p>
            <text:p text:style-name="P37"/>
            <text:p text:style-name="P35"><text:span text:style-name="T5">Identify and correct broken data points in a dataset</text:span></text:p>
          </table:table-cell>
        </table:table-row>
        <table:table-row table:style-name="Table5.1">
          <table:table-cell table:style-name="Table5.A1" office:value-type="string">
            <text:p text:style-name="P35"><text:span text:style-name="T5">T02-06</text:span></text:p>
          </table:table-cell>
          <table:table-cell table:style-name="Table5.A1" office:value-type="string">
            <text:p text:style-name="P35"><text:a xlink:type="simple" xlink:href="https://github.com/google/applied-machine-learning-intensive/tree/master/content/02_data/06_project_data_processing" text:style-name="ListLabel_20_308" text:visited-style-name="ListLabel_20_308"><text:span text:style-name="T19">Data Processing Project</text:span></text:a></text:p>
            <text:p text:style-name="P35"><text:span text:style-name="T8">[Project #1]</text:span></text:p>
            <text:p text:style-name="P38"/>
            <text:p text:style-name="P37"/>
          </table:table-cell>
          <table:table-cell table:style-name="Table5.A1" office:value-type="string">
            <text:p text:style-name="P35"><text:span text:style-name="T5">Acquire and load dataset(s) into Pandas structures</text:span></text:p>
            <text:p text:style-name="P37"/>
            <text:p text:style-name="P35"><text:span text:style-name="T5">Inspect data columns description and statistics</text:span></text:p>
            <text:p text:style-name="P37"/>
            <text:p text:style-name="P35"><text:span text:style-name="T5">Explore data to understand relationship between features</text:span></text:p>
            <text:p text:style-name="P37"/>
            <text:p text:style-name="P35"><text:span text:style-name="T5">Use visualizations to convey trends</text:span></text:p>
          </table:table-cell>
        </table:table-row>
        <table:table-row table:style-name="Table5.2">
          <table:table-cell table:style-name="Table5.A2" table:number-columns-spanned="3" office:value-type="string">
            <text:p text:style-name="P35"><text:span text:style-name="T8">T03: Regression <text:s text:c="131"/></text:span><text:span text:style-name="T5"><text:s text:c="18"/></text:span></text:p>
          </table:table-cell>
          <table:covered-table-cell/>
          <table:covered-table-cell/>
        </table:table-row>
        <table:table-row table:style-name="Table5.1">
          <table:table-cell table:style-name="Table5.A1" office:value-type="string">
            <text:p text:style-name="P35"><text:span text:style-name="T5">T03-00</text:span></text:p>
          </table:table-cell>
          <table:table-cell table:style-name="Table5.A1" office:value-type="string">
            <text:p text:style-name="P35"><text:a xlink:type="simple" xlink:href="https://github.com/google/applied-machine-learning-intensive/tree/master/content/03_regression/00_introduction_to_regression" text:style-name="ListLabel_20_308" text:visited-style-name="ListLabel_20_308"><text:span text:style-name="T19">Introduction to Regression</text:span></text:a></text:p>
            <text:p text:style-name="P37"/>
            <text:p text:style-name="P35"><text:span text:style-name="T5">No Colab for this lesson.</text:span></text:p>
            <text:p text:style-name="P37"/>
            <text:p text:style-name="P35"><text:span text:style-name="T5">For extra practice manually calculating L1 and L2 loss, see xx_misc Loss Functions. </text:span></text:p>
          </table:table-cell>
          <table:table-cell table:style-name="Table5.A1" office:value-type="string">
            <text:p text:style-name="P35"><text:span text:style-name="T5">Identify the components of a linear regression model</text:span></text:p>
            <text:p text:style-name="P37"/>
            <text:p text:style-name="P35"><text:span text:style-name="T5">Identify how the machine learning process applies to linear regression</text:span></text:p>
            <text:p text:style-name="P37"/>
            <text:p text:style-name="P35"><text:span text:style-name="T5">Distinguish between parameters and hyperparameters</text:span></text:p>
          </table:table-cell>
        </table:table-row>
        <table:table-row table:style-name="Table5.1">
          <table:table-cell table:style-name="Table5.A1" office:value-type="string">
            <text:p text:style-name="P35"><text:span text:style-name="T5">T03-01</text:span></text:p>
          </table:table-cell>
          <table:table-cell table:style-name="Table5.A1" office:value-type="string">
            <text:p text:style-name="P35"><text:a xlink:type="simple" xlink:href="https://github.com/google/applied-machine-learning-intensive/tree/master/content/03_regression/01_introduction_to_sklearn" text:style-name="ListLabel_20_308" text:visited-style-name="ListLabel_20_308"><text:span text:style-name="T19">Introduction to scikit-learn</text:span></text:a></text:p>
          </table:table-cell>
          <table:table-cell table:style-name="Table5.A1" office:value-type="string">
            <text:p text:style-name="P35"><text:span text:style-name="T5">Load sample data packaged with scikit-learn</text:span></text:p>
            <text:p text:style-name="P37"/>
            <text:p text:style-name="P35"><text:span text:style-name="T5">Generate sample data using scikit-learn</text:span></text:p>
            <text:p text:style-name="P37"/>
            <text:p text:style-name="P35"><text:span text:style-name="T5">Transform data using scikit-learn</text:span></text:p>
            <text:p text:style-name="P37"/>
            <text:p text:style-name="P35"><text:span text:style-name="T5">Train a simple model and make predictions using that model</text:span></text:p>
            <text:p text:style-name="P37"/>
            <text:p text:style-name="P35"><text:span text:style-name="T5">Create a data-processing and model-training pipeline</text:span></text:p>
            <text:p text:style-name="P37"/>
            <text:p text:style-name="P35"><text:span text:style-name="T5">Create metrics around model performance</text:span></text:p>
            <text:p text:style-name="P37"/>
            <text:p text:style-name="P35"><text:span text:style-name="T5">Visualize predictions returned from a model</text:span></text:p>
          </table:table-cell>
        </table:table-row>
        <table:table-row table:style-name="Table5.1">
          <table:table-cell table:style-name="Table5.A1" office:value-type="string">
            <text:p text:style-name="P35"><text:span text:style-name="T5">T03-02</text:span></text:p>
          </table:table-cell>
          <table:table-cell table:style-name="Table5.A1" office:value-type="string">
            <text:p text:style-name="P15"><text:a xlink:type="simple" xlink:href="https://github.com/google/applied-machine-learning-intensive/tree/master/content/03_regression/02_regression_in_sklearn" text:style-name="ListLabel_20_308" text:visited-style-name="ListLabel_20_308"><text:span text:style-name="T19">Linear Regression with scikit-learn</text:span></text:a></text:p>
          </table:table-cell>
          <table:table-cell table:style-name="Table5.A1" office:value-type="string">
            <text:p text:style-name="P35"><text:span text:style-name="T5">Train a linear regression model using scikit-learn on real data</text:span></text:p>
            <text:p text:style-name="P37"/>
            <text:p text:style-name="P35"><text:span text:style-name="T5">Use root mean squared error (RMSE) to evaluate a linear regression model</text:span></text:p>
            <text:p text:style-name="P37"/>
            <text:p text:style-name="P35"><text:span text:style-name="T5">Visualize features, targets, and predicted targets using a scatter plot</text:span></text:p>
            <text:p text:style-name="P37"/>
            <text:p text:style-name="P35"><text:span text:style-name="T5">(Optional) Create a linear regression model using the normal equation and optimize using the pseudoinverse</text:span></text:p>
            <text:p text:style-name="P37"/>
            <text:p text:style-name="P35"><text:span text:style-name="T5">(Optional) Practice stochastic gradient descent and mini batching</text:span></text:p>
          </table:table-cell>
        </table:table-row>
        <table:table-row table:style-name="Table5.1">
          <table:table-cell table:style-name="Table5.A1" office:value-type="string">
            <text:p text:style-name="P35"><text:span text:style-name="T5">T03-03</text:span></text:p>
          </table:table-cell>
          <table:table-cell table:style-name="Table5.A1" office:value-type="string">
            <text:p text:style-name="P35"><text:a xlink:type="simple" xlink:href="https://github.com/google/applied-machine-learning-intensive/tree/master/content/03_regression/03_regression_quality" text:style-name="ListLabel_20_308" text:visited-style-name="ListLabel_20_308"><text:span text:style-name="T19">Regression Quality</text:span></text:a></text:p>
            <text:p text:style-name="P37"/>
            <text:p text:style-name="P37"/>
          </table:table-cell>
          <table:table-cell table:style-name="Table5.A1" office:value-type="string">
            <text:p text:style-name="P35"><text:span text:style-name="T5">Extract quantitative measurements of a regression model's predictions</text:span></text:p>
            <text:p text:style-name="P35"><text:span text:style-name="T5"><text:tab/><text:tab/></text:span></text:p>
            <text:p text:style-name="P35"><text:span text:style-name="T5">Perform qualitative judgments of a regression model's predictions</text:span></text:p>
          </table:table-cell>
        </table:table-row>
        <table:table-row table:style-name="Table5.1">
          <table:table-cell table:style-name="Table5.A1" office:value-type="string">
            <text:p text:style-name="P35"><text:span text:style-name="T5">T03-04</text:span></text:p>
          </table:table-cell>
          <table:table-cell table:style-name="Table5.A1" office:value-type="string">
            <text:p text:style-name="P35"><text:a xlink:type="simple" xlink:href="https://github.com/google/applied-machine-learning-intensive/tree/master/content/03_regression/04_polynomial_regression" text:style-name="ListLabel_20_308" text:visited-style-name="ListLabel_20_308"><text:span text:style-name="T19">Polynomial Regression</text:span></text:a><text:span text:style-name="T5"> </text:span></text:p>
            <text:p text:style-name="P37"/>
            <text:p text:style-name="P37"/>
          </table:table-cell>
          <table:table-cell table:style-name="Table5.A1" office:value-type="string">
            <text:p text:style-name="P35"><text:span text:style-name="T5">Apply polynomial models to regression problems</text:span></text:p>
            <text:p text:style-name="P37"/>
            <text:p text:style-name="P35"><text:span text:style-name="T5">Recognize when a model might be overfitting</text:span></text:p>
            <text:p text:style-name="P37"/>
            <text:p text:style-name="P35"><text:span text:style-name="T5">Correct overfitting using techniques such as Lasso, Ridge, and ElasticNet regularization</text:span></text:p>
          </table:table-cell>
        </table:table-row>
        <table:table-row table:style-name="Table5.1">
          <table:table-cell table:style-name="Table5.A1" office:value-type="string">
            <text:p text:style-name="P15"><text:span text:style-name="T5">T03-05</text:span></text:p>
          </table:table-cell>
          <table:table-cell table:style-name="Table5.A1" office:value-type="string">
            <text:p text:style-name="P15"><text:a xlink:type="simple" xlink:href="https://github.com/google/applied-machine-learning-intensive/tree/master/content/03_regression/05_introduction_to_tensorflow" text:style-name="ListLabel_20_308" text:visited-style-name="ListLabel_20_308"><text:span text:style-name="T19">Introduction to TensorFlow</text:span></text:a></text:p>
          </table:table-cell>
          <table:table-cell table:style-name="Table5.A1" office:value-type="string">
            <text:p text:style-name="P35"><text:span text:style-name="T5">Distinguish between types of tensors (scalars, vectors, matrices, cubes, etc.)</text:span></text:p>
            <text:p text:style-name="P37"/>
            <text:p text:style-name="P35"><text:span text:style-name="T5">Identify key differences between TensorFlow 1 and TensorFlow 2</text:span></text:p>
            <text:p text:style-name="P37"/>
            <text:p text:style-name="P35"><text:span text:style-name="T5">Perform basic linear algebra operations on tensors using TensorFlow</text:span></text:p>
            <text:p text:style-name="P37"/>
            <text:p text:style-name="P35"><text:span text:style-name="T5">Convert tensors to NumPy arrays and Python lists</text:span></text:p>
          </table:table-cell>
        </table:table-row>
        <text:soft-page-break/>
        <table:table-row table:style-name="Table5.1">
          <table:table-cell table:style-name="Table5.A1" office:value-type="string">
            <text:p text:style-name="P15"><text:span text:style-name="T5">T03-06</text:span></text:p>
          </table:table-cell>
          <table:table-cell table:style-name="Table5.A1" office:value-type="string">
            <text:p text:style-name="P15"><text:a xlink:type="simple" xlink:href="https://github.com/google/applied-machine-learning-intensive/tree/master/content/03_regression/06_linear_regression_with_tensorflow" text:style-name="ListLabel_20_308" text:visited-style-name="ListLabel_20_308"><text:span text:style-name="T19">Linear Regression with TensorFlow</text:span></text:a></text:p>
            <text:p text:style-name="P3"/>
            <text:p text:style-name="P3"/>
          </table:table-cell>
          <table:table-cell table:style-name="Table5.A1" office:value-type="string">
            <text:p text:style-name="P35"><text:span text:style-name="T5">Use the TensorFlow Estimator API to build a model</text:span></text:p>
            <text:p text:style-name="P37"/>
            <text:p text:style-name="P35"><text:span text:style-name="T5">Adjust model hyperparameters</text:span></text:p>
            <text:p text:style-name="P37"/>
            <text:p text:style-name="P35"><text:span text:style-name="T5">Interpret model performance metrics</text:span></text:p>
          </table:table-cell>
        </table:table-row>
        <table:table-row table:style-name="Table5.1">
          <table:table-cell table:style-name="Table5.A1" office:value-type="string">
            <text:p text:style-name="P35"><text:span text:style-name="T5">T03-07</text:span></text:p>
          </table:table-cell>
          <table:table-cell table:style-name="Table5.A1" office:value-type="string">
            <text:p text:style-name="P35"><text:a xlink:type="simple" xlink:href="https://github.com/google/applied-machine-learning-intensive/tree/master/content/03_regression/07_neural_networks" text:style-name="ListLabel_20_308" text:visited-style-name="ListLabel_20_308"><text:span text:style-name="T19">Neural Networks</text:span></text:a></text:p>
            <text:p text:style-name="P37"/>
            <text:p text:style-name="P35"><text:span text:style-name="T5">No Colab for this lesson.</text:span></text:p>
          </table:table-cell>
          <table:table-cell table:style-name="Table5.A1" office:value-type="string">
            <text:p text:style-name="P35"><text:span text:style-name="T5">Identify the elements of a perceptron</text:span></text:p>
            <text:p text:style-name="P37"/>
            <text:p text:style-name="P35"><text:span text:style-name="T5">Adjust weights and bias in a neural network</text:span></text:p>
            <text:p text:style-name="P37"/>
            <text:p text:style-name="P35"><text:span text:style-name="T5">Track a basic neural network prediction through hidden layers and activation functions</text:span></text:p>
          </table:table-cell>
        </table:table-row>
        <table:table-row table:style-name="Table5.1">
          <table:table-cell table:style-name="Table5.A1" office:value-type="string">
            <text:p text:style-name="P35"><text:span text:style-name="T5">T03-08</text:span></text:p>
          </table:table-cell>
          <table:table-cell table:style-name="Table5.A1" office:value-type="string">
            <text:p text:style-name="P35"><text:a xlink:type="simple" xlink:href="https://github.com/google/applied-machine-learning-intensive/tree/master/content/03_regression/08_regression_with_tensorflow" text:style-name="ListLabel_20_308" text:visited-style-name="ListLabel_20_308"><text:span text:style-name="T19">Regression with TensorFlow</text:span></text:a></text:p>
            <text:p text:style-name="P37"/>
          </table:table-cell>
          <table:table-cell table:style-name="Table5.A1" office:value-type="string">
            <text:p text:style-name="P35"><text:span text:style-name="T5">Use the TensorFlow/Keras API to build a deep neural network</text:span></text:p>
            <text:p text:style-name="P37"/>
            <text:p text:style-name="P35"><text:span text:style-name="T5">Understand the implications of activation function choice</text:span></text:p>
          </table:table-cell>
        </table:table-row>
        <table:table-row table:style-name="Table5.1">
          <table:table-cell table:style-name="Table5.A1" office:value-type="string">
            <text:p text:style-name="P35"><text:span text:style-name="T5">T03-09</text:span></text:p>
          </table:table-cell>
          <table:table-cell table:style-name="Table5.A1" office:value-type="string">
            <text:p text:style-name="P35"><text:a xlink:type="simple" xlink:href="https://github.com/google/applied-machine-learning-intensive/tree/master/content/03_regression/09_regression_project" text:style-name="ListLabel_20_308" text:visited-style-name="ListLabel_20_308"><text:span text:style-name="T19">Regression Project</text:span></text:a></text:p>
            <text:p text:style-name="P35"><text:span text:style-name="T8">[Project #2]</text:span></text:p>
            <text:p text:style-name="P37"/>
          </table:table-cell>
          <table:table-cell table:style-name="Table5.A1" office:value-type="string">
            <text:p text:style-name="P35"><text:span text:style-name="T5">Argue the merits (or lack thereof) for a regression model</text:span></text:p>
            <text:p text:style-name="P37"/>
            <text:p text:style-name="P35"><text:span text:style-name="T5">Discuss the <text:s/>ethics of a regression model</text:span></text:p>
            <text:p text:style-name="P37"/>
            <text:p text:style-name="P35"><text:span text:style-name="T5">Explore a dataset with minimal guidance</text:span></text:p>
            <text:p text:style-name="P37"/>
            <text:p text:style-name="P35"><text:span text:style-name="T5">Build a regression model and perform hyperparameter tuning</text:span></text:p>
            <text:p text:style-name="P37"/>
            <text:p text:style-name="P35"><text:span text:style-name="T5">Judge the quality of a regression model</text:span></text:p>
          </table:table-cell>
        </table:table-row>
        <table:table-row table:style-name="Table5.2">
          <table:table-cell table:style-name="Table5.A2" table:number-columns-spanned="3" office:value-type="string">
            <text:p text:style-name="P35"><text:span text:style-name="T8">T04: Classification <text:s text:c="87"/></text:span></text:p>
          </table:table-cell>
          <table:covered-table-cell/>
          <table:covered-table-cell/>
        </table:table-row>
        <table:table-row table:style-name="Table5.1">
          <table:table-cell table:style-name="Table5.A1" office:value-type="string">
            <text:p text:style-name="P35"><text:span text:style-name="T5">T04-00</text:span></text:p>
          </table:table-cell>
          <table:table-cell table:style-name="Table5.A1" office:value-type="string">
            <text:p text:style-name="P35"><text:a xlink:type="simple" xlink:href="https://github.com/google/applied-machine-learning-intensive/tree/master/content/04_classification/00_intro_to_classification" text:style-name="ListLabel_20_308" text:visited-style-name="ListLabel_20_308"><text:span text:style-name="T19">Intro to Classification</text:span></text:a></text:p>
            <text:p text:style-name="P37"/>
            <text:p text:style-name="P35"><text:span text:style-name="T5">No Colab for this lesson.</text:span></text:p>
          </table:table-cell>
          <table:table-cell table:style-name="Table5.A1" office:value-type="string">
            <text:p text:style-name="P35"><text:span text:style-name="T5">Differentiate between classification and regression</text:span></text:p>
            <text:p text:style-name="P37"/>
            <text:p text:style-name="P35"><text:span text:style-name="T5">Interpret accuracy, precision, recall, and F1 scoring to classification models</text:span></text:p>
          </table:table-cell>
        </table:table-row>
        <table:table-row table:style-name="Table5.1">
          <table:table-cell table:style-name="Table5.A1" office:value-type="string">
            <text:p text:style-name="P35"><text:span text:style-name="T5">T04-01</text:span></text:p>
          </table:table-cell>
          <table:table-cell table:style-name="Table5.A1" office:value-type="string">
            <text:p text:style-name="P35"><text:a xlink:type="simple" xlink:href="https://github.com/google/applied-machine-learning-intensive/tree/master/content/04_classification/01_binary_classification" text:style-name="ListLabel_20_308" text:visited-style-name="ListLabel_20_308"><text:span text:style-name="T19">Binary Classification</text:span></text:a></text:p>
          </table:table-cell>
          <table:table-cell table:style-name="Table5.A1" office:value-type="string">
            <text:p text:style-name="P35"><text:span text:style-name="T5">Create a logistic regression model for a binary classification problem</text:span></text:p>
            <text:p text:style-name="P37"/>
            <text:p text:style-name="P35"><text:span text:style-name="T5">Interpret a confusion matrix for a binary classification model</text:span></text:p>
            <text:p text:style-name="P37"/>
            <text:p text:style-name="P35"><text:span text:style-name="T5">Use a grid search to find optimal hyperparameters for a model</text:span></text:p>
          </table:table-cell>
        </table:table-row>
        <table:table-row table:style-name="Table5.1">
          <table:table-cell table:style-name="Table5.A1" office:value-type="string">
            <text:p text:style-name="P35"><text:span text:style-name="T5">T04-02</text:span></text:p>
          </table:table-cell>
          <table:table-cell table:style-name="Table5.A1" office:value-type="string">
            <text:p text:style-name="P35"><text:a xlink:type="simple" xlink:href="https://github.com/google/applied-machine-learning-intensive/tree/master/content/04_classification/02_multiclass_classification" text:style-name="ListLabel_20_308" text:visited-style-name="ListLabel_20_308"><text:span text:style-name="T19">Multiclass Classification</text:span></text:a></text:p>
          </table:table-cell>
          <table:table-cell table:style-name="Table5.A1" office:value-type="string">
            <text:p text:style-name="P35"><text:span text:style-name="T5">Build a classification model for data with more than two classes</text:span></text:p>
            <text:p text:style-name="P37"/>
            <text:p text:style-name="P35"><text:span text:style-name="T5">Use cross-validation to evaluate a model trained with a small amount of data</text:span></text:p>
            <text:p text:style-name="P37"/>
            <text:p text:style-name="P35"><text:span text:style-name="T5">Create a model pipeline for training and predicting</text:span></text:p>
          </table:table-cell>
        </table:table-row>
        <table:table-row table:style-name="Table5.1">
          <table:table-cell table:style-name="Table5.A1" office:value-type="string">
            <text:p text:style-name="P35"><text:span text:style-name="T5">T04-03</text:span></text:p>
          </table:table-cell>
          <table:table-cell table:style-name="Table5.A1" office:value-type="string">
            <text:p text:style-name="P35"><text:a xlink:type="simple" xlink:href="https://github.com/google/applied-machine-learning-intensive/tree/master/content/04_classification/03_classification_with_tensorflow" text:style-name="ListLabel_20_308" text:visited-style-name="ListLabel_20_308"><text:span text:style-name="T19">Classification with TensorFlow</text:span></text:a></text:p>
          </table:table-cell>
          <table:table-cell table:style-name="Table5.A1" office:value-type="string">
            <text:p text:style-name="P35"><text:span text:style-name="T5">Create a classification model with TensorFlow</text:span></text:p>
            <text:p text:style-name="P37"/>
            <text:p text:style-name="P35"><text:span text:style-name="T5">Use a trained TensorFlow model to make classification predictions</text:span></text:p>
          </table:table-cell>
        </table:table-row>
        <table:table-row table:style-name="Table5.1">
          <table:table-cell table:style-name="Table5.A1" office:value-type="string">
            <text:p text:style-name="P35"><text:span text:style-name="T5">T04-04</text:span></text:p>
          </table:table-cell>
          <table:table-cell table:style-name="Table5.A1" office:value-type="string">
            <text:p text:style-name="P35"><text:a xlink:type="simple" xlink:href="https://github.com/google/applied-machine-learning-intensive/tree/master/content/04_classification/04_classification_project" text:style-name="ListLabel_20_308" text:visited-style-name="ListLabel_20_308"><text:span text:style-name="T19">Classification Project</text:span></text:a></text:p>
            <text:p text:style-name="P35"><text:span text:style-name="T8">[Project #3]</text:span></text:p>
            <text:p text:style-name="P38"/>
            <text:p text:style-name="P37"/>
          </table:table-cell>
          <table:table-cell table:style-name="Table5.A1" office:value-type="string">
            <text:p text:style-name="P35"><text:span text:style-name="T5">Define, build, train and evaluate a Linear Classifier </text:span></text:p>
            <text:p text:style-name="P35"><text:span text:style-name="T5">model in TensorFlow</text:span></text:p>
            <text:p text:style-name="P37"/>
            <text:p text:style-name="P35"><text:span text:style-name="T5">Submit predictions to a Kaggle challenge</text:span></text:p>
          </table:table-cell>
        </table:table-row>
        <table:table-row table:style-name="Table5.1">
          <table:table-cell table:style-name="Table5.A1" office:value-type="string">
            <text:p text:style-name="P35"><text:span text:style-name="T5">T04-05</text:span></text:p>
          </table:table-cell>
          <table:table-cell table:style-name="Table5.A1" office:value-type="string">
            <text:p text:style-name="P35"><text:a xlink:type="simple" xlink:href="https://github.com/google/applied-machine-learning-intensive/blob/master/content/04_classification/05_introduction_to_image_classification/colab.ipynb" text:style-name="ListLabel_20_308" text:visited-style-name="ListLabel_20_308"><text:span text:style-name="T19">Introduction to Image Classification</text:span></text:a></text:p>
            <text:p text:style-name="P37"/>
            <text:p text:style-name="P37"/>
          </table:table-cell>
          <table:table-cell table:style-name="Table5.A1" office:value-type="string">
            <text:p text:style-name="P35"><text:span text:style-name="T5">Utilize effective strategies for feature reduction in image classification</text:span></text:p>
            <text:p text:style-name="P37"/>
            <text:p text:style-name="P35"><text:span text:style-name="T5">Perform multiclass image classification using a deep neural network</text:span></text:p>
            <text:p text:style-name="P37"/>
            <text:p text:style-name="P35"><text:span text:style-name="T5">Prevent overfitting using early stopping and dropout</text:span></text:p>
          </table:table-cell>
        </table:table-row>
        <table:table-row table:style-name="Table5.1">
          <table:table-cell table:style-name="Table5.A1" office:value-type="string">
            <text:p text:style-name="P35"><text:span text:style-name="T5">T04-06</text:span></text:p>
          </table:table-cell>
          <table:table-cell table:style-name="Table5.A1" office:value-type="string">
            <text:p text:style-name="P35"><text:a xlink:type="simple" xlink:href="https://github.com/google/applied-machine-learning-intensive/tree/master/content/04_classification/06_images_and_video" text:style-name="ListLabel_20_308" text:visited-style-name="ListLabel_20_308"><text:span text:style-name="T19">Images and Video</text:span></text:a></text:p>
          </table:table-cell>
          <table:table-cell table:style-name="Table5.A1" office:value-type="string">
            <text:p text:style-name="P35"><text:span text:style-name="T5">Resize, pad, and change the orientation of an image</text:span></text:p>
            <text:p text:style-name="P37"/>
            <text:p text:style-name="P35"><text:span text:style-name="T5">Load an image with OpenCV</text:span></text:p>
            <text:p text:style-name="P37"/>
            <text:p text:style-name="P35"><text:span text:style-name="T5">Change the color encoding of an image</text:span></text:p>
            <text:p text:style-name="P37"/>
            <text:p text:style-name="P35"><text:span text:style-name="T5">Modify the size, cropping, and orientation of an image</text:span></text:p>
            <text:p text:style-name="P37"/>
            <text:p text:style-name="P35"><text:span text:style-name="T5">Use OpenCV to process video</text:span></text:p>
          </table:table-cell>
        </table:table-row>
        <table:table-row table:style-name="Table5.1">
          <table:table-cell table:style-name="Table5.A1" office:value-type="string">
            <text:p text:style-name="P35"><text:span text:style-name="T5">T04-07</text:span></text:p>
          </table:table-cell>
          <table:table-cell table:style-name="Table5.A1" office:value-type="string">
            <text:p text:style-name="P35"><text:a xlink:type="simple" xlink:href="https://github.com/google/applied-machine-learning-intensive/tree/master/content/04_classification/07_saving_and_loading_models" text:style-name="ListLabel_20_308" text:visited-style-name="ListLabel_20_308"><text:span text:style-name="T19">Saving and Loading Models</text:span></text:a></text:p>
          </table:table-cell>
          <table:table-cell table:style-name="Table5.A1" office:value-type="string">
            <text:p text:style-name="P35"><text:span text:style-name="T5">Implement the process to save the state of a model</text:span></text:p>
            <text:p text:style-name="P37"/>
            <text:p text:style-name="P35"><text:span text:style-name="T5">Revive and use a persisted model</text:span></text:p>
          </table:table-cell>
        </table:table-row>
        <table:table-row table:style-name="Table5.1">
          <table:table-cell table:style-name="Table5.A1" office:value-type="string">
            <text:p text:style-name="P35"><text:span text:style-name="T5">T04-08</text:span></text:p>
          </table:table-cell>
          <table:table-cell table:style-name="Table5.A1" office:value-type="string">
            <text:p text:style-name="P35"><text:a xlink:type="simple" xlink:href="https://github.com/google/applied-machine-learning-intensive/tree/master/content/04_classification/08_video_processing_project" text:style-name="ListLabel_20_308" text:visited-style-name="ListLabel_20_308"><text:span text:style-name="T19">Video Processing Project</text:span></text:a></text:p>
            <text:p text:style-name="P35"><text:span text:style-name="T8">[Project #4]</text:span></text:p>
          </table:table-cell>
          <table:table-cell table:style-name="Table5.A1" office:value-type="string">
            <text:p text:style-name="P35"><text:span text:style-name="T5">Use OpenCV to process images and video</text:span></text:p>
            <text:p text:style-name="P37"/>
            <text:p text:style-name="P35"><text:span text:style-name="T5">Use a pre-trained model to identify and label objects in each frame of a video</text:span></text:p>
            <text:p text:style-name="P37"/>
            <text:p text:style-name="P35"><text:span text:style-name="T5">Judge the classification quality and when to apply predicted labels</text:span></text:p>
          </table:table-cell>
        </table:table-row>
        <table:table-row table:style-name="Table5.1">
          <table:table-cell table:style-name="Table5.A1" office:value-type="string">
            <text:p text:style-name="P35"><text:span text:style-name="T5">T04-XX</text:span></text:p>
          </table:table-cell>
          <table:table-cell table:style-name="Table5.A1" office:value-type="string">
            <text:p text:style-name="P35"><text:a xlink:type="simple" xlink:href="https://github.com/google/applied-machine-learning-intensive/tree/master/content/04_classification/xx_classification_gone_wrong" text:style-name="ListLabel_20_308" text:visited-style-name="ListLabel_20_308"><text:span text:style-name="T19">Classification Gone Wrong</text:span></text:a></text:p>
            <text:p text:style-name="P37"/>
            <text:p text:style-name="P35"><text:span text:style-name="T5">No Colab for this lesson.</text:span></text:p>
          </table:table-cell>
          <table:table-cell table:style-name="Table5.A1" office:value-type="string">
            <text:p text:style-name="P35"><text:span text:style-name="T5">Identify examples of classification models that had unintended, harmful effects</text:span></text:p>
            <text:p text:style-name="P37"/>
            <text:p text:style-name="P35"><text:span text:style-name="T5">Discuss potential causes of bias and harmful errors in classification</text:span></text:p>
            <text:p text:style-name="P37"/>
            <text:p text:style-name="P35"><text:span text:style-name="T5">Discuss ways to mitigate bias</text:span></text:p>
          </table:table-cell>
        </table:table-row>
        <table:table-row table:style-name="Table5.1">
          <table:table-cell table:style-name="Table5.A2" table:number-columns-spanned="3" office:value-type="string">
            <text:p text:style-name="P15"><text:span text:style-name="T8">T05: Deep Learning</text:span></text:p>
          </table:table-cell>
          <table:covered-table-cell/>
          <table:covered-table-cell/>
        </table:table-row>
        <table:table-row table:style-name="Table5.1">
          <table:table-cell table:style-name="Table5.A1" office:value-type="string">
            <text:p text:style-name="P15"><text:span text:style-name="T5">T05-00</text:span></text:p>
          </table:table-cell>
          <table:table-cell table:style-name="Table5.A1" office:value-type="string">
            <text:p text:style-name="P15"><text:a xlink:type="simple" xlink:href="https://github.com/google/applied-machine-learning-intensive/tree/master/content/05_deep_learning/00_convolutional_neural_networks" text:style-name="ListLabel_20_308" text:visited-style-name="ListLabel_20_308"><text:span text:style-name="T19">Convolutional Neural Networks</text:span></text:a></text:p>
            <text:p text:style-name="P3"/>
          </table:table-cell>
          <table:table-cell table:style-name="Table5.A1" office:value-type="string">
            <text:p text:style-name="P15"><text:span text:style-name="T5">Identify the components of <text:s/>a CNN</text:span></text:p>
            <text:p text:style-name="P3"/>
            <text:p text:style-name="P15"><text:span text:style-name="T5">Identify the effect of different filters</text:span></text:p>
          </table:table-cell>
        </table:table-row>
        <table:table-row table:style-name="Table5.1">
          <table:table-cell table:style-name="Table5.A1" office:value-type="string">
            <text:p text:style-name="P15"><text:span text:style-name="T5">T05-01</text:span></text:p>
          </table:table-cell>
          <table:table-cell table:style-name="Table5.A1" office:value-type="string">
            <text:p text:style-name="P15"><text:a xlink:type="simple" xlink:href="https://github.com/google/applied-machine-learning-intensive/tree/master/content/05_deep_learning/01_recurrent_neural_networks" text:style-name="ListLabel_20_308" text:visited-style-name="ListLabel_20_308"><text:span text:style-name="T19">Recurrent Neural Networks</text:span></text:a></text:p>
          </table:table-cell>
          <table:table-cell table:style-name="Table5.A1" office:value-type="string">
            <text:p text:style-name="P15"><text:span text:style-name="T5">Use TensorFlow to build a recurrent neural network</text:span></text:p>
            <text:p text:style-name="P3"/>
            <text:p text:style-name="P15"><text:span text:style-name="T5">Feed time series data to a neural network to make sequence predictions</text:span></text:p>
          </table:table-cell>
        </table:table-row>
        <table:table-row table:style-name="Table5.1">
          <table:table-cell table:style-name="Table5.A1" office:value-type="string">
            <text:p text:style-name="P15"><text:span text:style-name="T5">T05-02</text:span></text:p>
          </table:table-cell>
          <table:table-cell table:style-name="Table5.A1" office:value-type="string">
            <text:p text:style-name="P15"><text:a xlink:type="simple" xlink:href="https://github.com/google/applied-machine-learning-intensive/tree/master/content/05_deep_learning/02_natural_language_processing" text:style-name="ListLabel_20_308" text:visited-style-name="ListLabel_20_308"><text:span text:style-name="T19">Natural Language Processing</text:span></text:a></text:p>
          </table:table-cell>
          <table:table-cell table:style-name="Table5.A1" office:value-type="string">
            <text:p text:style-name="P15"><text:span text:style-name="T5">Utilize text processing and feature extraction tools</text:span></text:p>
            <text:p text:style-name="P3"/>
            <text:p text:style-name="P15"><text:span text:style-name="T5">Train NLP models using bag-of-words and sequential representations</text:span></text:p>
          </table:table-cell>
        </table:table-row>
        <table:table-row table:style-name="Table5.1">
          <table:table-cell table:style-name="Table5.A1" office:value-type="string">
            <text:p text:style-name="P15"><text:span text:style-name="T5">T05-03</text:span></text:p>
          </table:table-cell>
          <table:table-cell table:style-name="Table5.A1" office:value-type="string">
            <text:p text:style-name="P15"><text:a xlink:type="simple" xlink:href="https://github.com/google/applied-machine-learning-intensive/tree/master/content/05_deep_learning/03_autoencoders" text:style-name="ListLabel_20_308" text:visited-style-name="ListLabel_20_308"><text:span text:style-name="T19">Autoencoders</text:span></text:a></text:p>
          </table:table-cell>
          <table:table-cell table:style-name="Table5.A1" office:value-type="string">
            <text:p text:style-name="P15"><text:span text:style-name="T5">Understand the fundamental structure of autoencoders</text:span></text:p>
            <text:p text:style-name="P3"/>
            <text:p text:style-name="P15"><text:span text:style-name="T5">Implement an autoencoder for compressing and denoising images</text:span></text:p>
            <text:p text:style-name="P3"/>
            <text:p text:style-name="P15"><text:span text:style-name="T5">Combine multiple models using a wrapper model</text:span></text:p>
          </table:table-cell>
        </table:table-row>
        <table:table-row table:style-name="Table5.1">
          <table:table-cell table:style-name="Table5.A1" office:value-type="string">
            <text:p text:style-name="P15"><text:span text:style-name="T5">T05-04</text:span></text:p>
          </table:table-cell>
          <table:table-cell table:style-name="Table5.A1" office:value-type="string">
            <text:p text:style-name="P15"><text:a xlink:type="simple" xlink:href="https://github.com/google/applied-machine-learning-intensive/tree/master/content/05_deep_learning/04_transfer_learning" text:style-name="ListLabel_20_308" text:visited-style-name="ListLabel_20_308"><text:span text:style-name="T19">Transfer Learning</text:span></text:a></text:p>
            <text:p text:style-name="P3"/>
          </table:table-cell>
          <table:table-cell table:style-name="Table5.A1" office:value-type="string">
            <text:p text:style-name="P15"><text:span text:style-name="T5">Become familiar with the PyTorch API</text:span></text:p>
            <text:p text:style-name="P3"/>
            <text:p text:style-name="P15"><text:span text:style-name="T5">Employ the fastai API to implement a CNN</text:span></text:p>
          </table:table-cell>
        </table:table-row>
        <table:table-row table:style-name="Table5.1">
          <table:table-cell table:style-name="Table5.A1" office:value-type="string">
            <text:p text:style-name="P15"><text:span text:style-name="T5">T05-05</text:span></text:p>
          </table:table-cell>
          <table:table-cell table:style-name="Table5.A1" office:value-type="string">
            <text:p text:style-name="P15"><text:a xlink:type="simple" xlink:href="https://github.com/google/applied-machine-learning-intensive/tree/master/content/05_deep_learning/05_image_classification_project" text:style-name="ListLabel_20_308" text:visited-style-name="ListLabel_20_308"><text:span text:style-name="T19">Image Classification Project</text:span></text:a></text:p>
            <text:p text:style-name="P15"><text:span text:style-name="T8">[Project #5]</text:span></text:p>
            <text:p text:style-name="P3"/>
            <text:p text:style-name="P3"/>
          </table:table-cell>
          <table:table-cell table:style-name="Table5.A1" office:value-type="string">
            <text:p text:style-name="P15"><text:span text:style-name="T5">Discuss ethical implications of a model that involves medical decisions</text:span></text:p>
            <text:p text:style-name="P3"/>
            <text:p text:style-name="P15"><text:span text:style-name="T5">Create a classification model end-to-end, including parameter tuning and final validation</text:span></text:p>
          </table:table-cell>
        </table:table-row>
        <table:table-row table:style-name="Table5.2">
          <table:table-cell table:style-name="Table5.A2" table:number-columns-spanned="3" office:value-type="string">
            <text:p text:style-name="P15"><text:span text:style-name="T8">T06: Other Models</text:span></text:p>
          </table:table-cell>
          <table:covered-table-cell/>
          <table:covered-table-cell/>
        </table:table-row>
        <text:soft-page-break/>
        <table:table-row table:style-name="Table5.1">
          <table:table-cell table:style-name="Table5.A1" office:value-type="string">
            <text:p text:style-name="P15"><text:span text:style-name="T5">T06-00</text:span></text:p>
          </table:table-cell>
          <table:table-cell table:style-name="Table5.A1" office:value-type="string">
            <text:p text:style-name="P15"><text:a xlink:type="simple" xlink:href="https://github.com/google/applied-machine-learning-intensive/tree/master/content/06_other_models/00_clustering" text:style-name="ListLabel_20_308" text:visited-style-name="ListLabel_20_308"><text:span text:style-name="T19">Clustering</text:span></text:a></text:p>
            <text:p text:style-name="P3"/>
            <text:p text:style-name="P15"><text:span text:style-name="T5">No Colab for this lesson.</text:span></text:p>
            <text:p text:style-name="P3"/>
            <text:p text:style-name="P15"><text:span text:style-name="T5">This unit requires materials - an assortment of fasteners (or screws, bolts, pins, buttons, etc.).</text:span></text:p>
          </table:table-cell>
          <table:table-cell table:style-name="Table5.A1" office:value-type="string">
            <text:p text:style-name="P15"><text:span text:style-name="T5">Differentiate clustering from regression and classification</text:span></text:p>
            <text:p text:style-name="P3"/>
            <text:p text:style-name="P15"><text:span text:style-name="T5">Manually cluster objects using a tactic similar to the k-means algorithm</text:span></text:p>
          </table:table-cell>
        </table:table-row>
        <table:table-row table:style-name="Table5.1">
          <table:table-cell table:style-name="Table5.A1" office:value-type="string">
            <text:p text:style-name="P15"><text:span text:style-name="T5">T06-01</text:span></text:p>
          </table:table-cell>
          <table:table-cell table:style-name="Table5.A1" office:value-type="string">
            <text:p text:style-name="P15"><text:a xlink:type="simple" xlink:href="https://github.com/google/applied-machine-learning-intensive/tree/master/content/06_other_models/01_k_means" text:style-name="ListLabel_20_308" text:visited-style-name="ListLabel_20_308"><text:span text:style-name="T19">k-Means</text:span></text:a></text:p>
            <text:p text:style-name="P3"/>
          </table:table-cell>
          <table:table-cell table:style-name="Table5.A1" office:value-type="string">
            <text:p text:style-name="P15"><text:span text:style-name="T5">Identify the difference between supervised and unsupervised learning</text:span></text:p>
            <text:p text:style-name="P3"/>
            <text:p text:style-name="P15"><text:span text:style-name="T5">Create a k-means model</text:span></text:p>
            <text:p text:style-name="P3"/>
            <text:p text:style-name="P15"><text:span text:style-name="T5">Interpret the output of a k-means model</text:span></text:p>
          </table:table-cell>
        </table:table-row>
        <table:table-row table:style-name="Table5.1">
          <table:table-cell table:style-name="Table5.A1" office:value-type="string">
            <text:p text:style-name="P15"><text:span text:style-name="T5">T06-02</text:span></text:p>
          </table:table-cell>
          <table:table-cell table:style-name="Table5.A1" office:value-type="string">
            <text:p text:style-name="P15"><text:a xlink:type="simple" xlink:href="https://github.com/google/applied-machine-learning-intensive/tree/master/content/06_other_models/02_embeddings" text:style-name="ListLabel_20_308" text:visited-style-name="ListLabel_20_308"><text:span text:style-name="T19">Embeddings</text:span></text:a></text:p>
          </table:table-cell>
          <table:table-cell table:style-name="Table5.A1" office:value-type="string">
            <text:p text:style-name="P15"><text:span text:style-name="T5">Describe embeddings, why they are used, and how they are trained</text:span></text:p>
            <text:p text:style-name="P3"/>
            <text:p text:style-name="P15"><text:span text:style-name="T5">Implement an embedding in practice</text:span></text:p>
          </table:table-cell>
        </table:table-row>
        <table:table-row table:style-name="Table5.1">
          <table:table-cell table:style-name="Table5.A1" office:value-type="string">
            <text:p text:style-name="P35"><text:span text:style-name="T5">T06-03</text:span></text:p>
          </table:table-cell>
          <table:table-cell table:style-name="Table5.A1" office:value-type="string">
            <text:p text:style-name="P35"><text:a xlink:type="simple" xlink:href="https://github.com/google/applied-machine-learning-intensive/tree/master/content/06_other_models/03_decision_trees_and_random_forests" text:style-name="ListLabel_20_308" text:visited-style-name="ListLabel_20_308"><text:span text:style-name="T19">Decision Trees &amp; Random Forests</text:span></text:a></text:p>
          </table:table-cell>
          <table:table-cell table:style-name="Table5.A1" office:value-type="string">
            <text:p text:style-name="P35"><text:span text:style-name="T5">Create and apply a decision tree algorithm for classification</text:span></text:p>
            <text:p text:style-name="P37"/>
            <text:p text:style-name="P35"><text:span text:style-name="T5">Perform ensemble learning using random forests</text:span></text:p>
            <text:p text:style-name="P37"/>
            <text:p text:style-name="P35"><text:span text:style-name="T5">Apply limits to depth and split size to reduce overfitting</text:span></text:p>
          </table:table-cell>
        </table:table-row>
        <table:table-row table:style-name="Table5.1">
          <table:table-cell table:style-name="Table5.A1" office:value-type="string">
            <text:p text:style-name="P35"><text:span text:style-name="T5">T06-04</text:span></text:p>
          </table:table-cell>
          <table:table-cell table:style-name="Table5.A1" office:value-type="string">
            <text:p text:style-name="P35"><text:a xlink:type="simple" xlink:href="https://github.com/google/applied-machine-learning-intensive/tree/master/content/06_other_models/04_knn" text:style-name="ListLabel_20_308" text:visited-style-name="ListLabel_20_308"><text:span text:style-name="T19">K Nearest Neighbors</text:span></text:a></text:p>
          </table:table-cell>
          <table:table-cell table:style-name="Table5.A1" office:value-type="string">
            <text:p text:style-name="P35"><text:span text:style-name="T5">Describe the basic concept of KNN</text:span></text:p>
            <text:p text:style-name="P37"/>
            <text:p text:style-name="P35"><text:span text:style-name="T5">Use KNN to solve a classification problem</text:span></text:p>
          </table:table-cell>
        </table:table-row>
        <table:table-row table:style-name="Table5.1">
          <table:table-cell table:style-name="Table5.A1" office:value-type="string">
            <text:p text:style-name="P15"><text:span text:style-name="T5">T06-05</text:span></text:p>
          </table:table-cell>
          <table:table-cell table:style-name="Table5.A1" office:value-type="string">
            <text:p text:style-name="P15"><text:a xlink:type="simple" xlink:href="https://github.com/google/applied-machine-learning-intensive/tree/master/content/06_other_models/05_svm" text:style-name="ListLabel_20_308" text:visited-style-name="ListLabel_20_308"><text:span text:style-name="T19">Support Vector Machines</text:span></text:a></text:p>
          </table:table-cell>
          <table:table-cell table:style-name="Table5.A1" office:value-type="string">
            <text:p text:style-name="P15"><text:span text:style-name="T5">Define problems for which support vector machines are a good fit</text:span></text:p>
            <text:p text:style-name="P3"/>
            <text:p text:style-name="P15"><text:span text:style-name="T5">Understand the primary settings used to tune a support vector machine and their tradeoffs</text:span></text:p>
          </table:table-cell>
        </table:table-row>
        <table:table-row table:style-name="Table5.1">
          <table:table-cell table:style-name="Table5.A1" office:value-type="string">
            <text:p text:style-name="P35"><text:span text:style-name="T5">T06-06</text:span></text:p>
          </table:table-cell>
          <table:table-cell table:style-name="Table5.A1" office:value-type="string">
            <text:p text:style-name="P35"><text:a xlink:type="simple" xlink:href="https://github.com/google/applied-machine-learning-intensive/tree/master/content/06_other_models/06_bayesian_modeling" text:style-name="ListLabel_20_308" text:visited-style-name="ListLabel_20_308"><text:span text:style-name="T19">Bayesian Modeling</text:span></text:a></text:p>
            <text:p text:style-name="P37"/>
            <text:p text:style-name="P35"><text:span text:style-name="T5">This lesson should come </text:span><text:span text:style-name="T9">after</text:span><text:span text:style-name="T5"> Bayes’ theorem is introduced in TXX-05 Probability and Statistics.</text:span></text:p>
          </table:table-cell>
          <table:table-cell table:style-name="Table5.A1" office:value-type="string">
            <text:p text:style-name="P35"><text:span text:style-name="T5">Identify and describe the components of <text:s/>Bayes' Theorem</text:span></text:p>
            <text:p text:style-name="P37"/>
            <text:p text:style-name="P35"><text:span text:style-name="T5">Predict spam or ham using naive Bayes</text:span></text:p>
            <text:p text:style-name="P37"/>
            <text:p text:style-name="P35"><text:span text:style-name="T5">Predict review sentiment (+ or -) using naive Baye</text:span></text:p>
          </table:table-cell>
        </table:table-row>
        <table:table-row table:style-name="Table5.1">
          <table:table-cell table:style-name="Table5.A1" office:value-type="string">
            <text:p text:style-name="P35"><text:span text:style-name="T5">T06-07</text:span></text:p>
          </table:table-cell>
          <table:table-cell table:style-name="Table5.A1" office:value-type="string">
            <text:p text:style-name="P35"><text:a xlink:type="simple" xlink:href="https://github.com/google/applied-machine-learning-intensive/tree/master/content/06_other_models/07_xgboost" text:style-name="ListLabel_20_308" text:visited-style-name="ListLabel_20_308"><text:span text:style-name="T19">XG Boost</text:span></text:a></text:p>
            <text:p text:style-name="P37"/>
            <text:p text:style-name="P37"/>
          </table:table-cell>
          <table:table-cell table:style-name="Table5.A1" office:value-type="string">
            <text:p text:style-name="P35"><text:span text:style-name="T5">Understand the idea of gradient boosting</text:span></text:p>
            <text:p text:style-name="P37"/>
            <text:p text:style-name="P35"><text:span text:style-name="T5">Implement the XGBoost algorithm</text:span></text:p>
          </table:table-cell>
        </table:table-row>
        <table:table-row table:style-name="Table5.55">
          <table:table-cell table:style-name="Table5.A2" table:number-columns-spanned="3" office:value-type="string">
            <text:p text:style-name="P35"><text:span text:style-name="T8">T07: Capstone Project</text:span></text:p>
          </table:table-cell>
          <table:covered-table-cell/>
          <table:covered-table-cell/>
        </table:table-row>
        <table:table-row table:style-name="Table5.1">
          <table:table-cell table:style-name="Table5.A1" office:value-type="string">
            <text:p text:style-name="P15"><text:span text:style-name="T5">T07-00</text:span></text:p>
          </table:table-cell>
          <table:table-cell table:style-name="Table5.A1" office:value-type="string">
            <text:p text:style-name="P15"><text:a xlink:type="simple" xlink:href="https://github.com/google/applied-machine-learning-intensive/tree/master/content/07_capstone/00_capstone_project_introduction" text:style-name="ListLabel_20_308" text:visited-style-name="ListLabel_20_308"><text:span text:style-name="T19">Capstone Project Introduction</text:span></text:a></text:p>
            <text:p text:style-name="P3"/>
            <text:p text:style-name="P15"><text:span text:style-name="T5">No deliverable for this lesson.</text:span></text:p>
          </table:table-cell>
          <table:table-cell table:style-name="Table5.A1" office:value-type="string">
            <text:p text:style-name="P15"><text:span text:style-name="T5">Identify capstone project basics and graded elements</text:span></text:p>
          </table:table-cell>
        </table:table-row>
        <table:table-row table:style-name="Table5.1">
          <table:table-cell table:style-name="Table5.A1" office:value-type="string">
            <text:p text:style-name="P15"><text:span text:style-name="T5">T07-01</text:span></text:p>
          </table:table-cell>
          <table:table-cell table:style-name="Table5.A1" office:value-type="string">
            <text:p text:style-name="P15"><text:a xlink:type="simple" xlink:href="https://github.com/google/applied-machine-learning-intensive/tree/master/content/07_capstone/01_design_documents" text:style-name="ListLabel_20_308" text:visited-style-name="ListLabel_20_308"><text:span text:style-name="T19">Design Documents</text:span></text:a></text:p>
          </table:table-cell>
          <table:table-cell table:style-name="Table5.A1" office:value-type="string">
            <text:p text:style-name="P15"><text:span text:style-name="T5">Create design documents for an independent project</text:span></text:p>
          </table:table-cell>
        </table:table-row>
        <table:table-row table:style-name="Table5.1">
          <table:table-cell table:style-name="Table5.A1" office:value-type="string">
            <text:p text:style-name="P15"><text:span text:style-name="T5">T07-02</text:span></text:p>
          </table:table-cell>
          <table:table-cell table:style-name="Table5.A1" office:value-type="string">
            <text:p text:style-name="P15"><text:a xlink:type="simple" xlink:href="https://github.com/google/applied-machine-learning-intensive/tree/master/content/07_capstone/02_project_ideation" text:style-name="ListLabel_20_308" text:visited-style-name="ListLabel_20_308"><text:span text:style-name="T19">Project Ideation</text:span></text:a></text:p>
            <text:p text:style-name="P3"/>
            <text:p text:style-name="P15"><text:span text:style-name="T5">Materials needed:</text:span></text:p>
            <text:p text:style-name="P15"><text:span text:style-name="T5">Dot-stickers</text:span></text:p>
            <text:p text:style-name="P15"><text:span text:style-name="T5">Self stick easel pads (flipchart)</text:span></text:p>
            <text:p text:style-name="P15"><text:span text:style-name="T5">Colorful sharpies</text:span></text:p>
            <text:p text:style-name="P15"><text:span text:style-name="T5">Lots of post-it notes</text:span></text:p>
          </table:table-cell>
          <table:table-cell table:style-name="Table5.A1" office:value-type="string">
            <text:p text:style-name="P15"><text:span text:style-name="T5">Identify ideas for a capstone project that are appropriate and scalable to fit the time and resource constraints</text:span></text:p>
          </table:table-cell>
        </table:table-row>
      </table:table>
      <text:p text:style-name="P31"/>
      <text:list xml:id="list122117534333564" text:continue-numbering="true" text:style-name="WWNum19">
        <text:list-item>
          <text:p text:style-name="P73"><text:span text:style-name="T10">Miscellaneous Technical Topics</text:span></text:p>
        </text:list-item>
      </text:list>
      <text:p text:style-name="P4"/>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15"><text:span text:style-name="T8">TXX: Miscellaneous Technical Topics</text:span></text:p>
          </table:table-cell>
          <table:covered-table-cell/>
          <table:covered-table-cell/>
        </table:table-row>
        <table:table-row table:style-name="Table6.2">
          <table:table-cell table:style-name="Table6.A2" office:value-type="string">
            <text:p text:style-name="P15"><text:span text:style-name="T5">TXX-00</text:span></text:p>
          </table:table-cell>
          <table:table-cell table:style-name="Table6.B2" office:value-type="string">
            <text:p text:style-name="P15"><text:a xlink:type="simple" xlink:href="https://github.com/google/applied-machine-learning-intensive/tree/master/content/xx_misc/activation_functions" text:style-name="ListLabel_20_308" text:visited-style-name="ListLabel_20_308"><text:span text:style-name="T19">Activation Functions</text:span></text:a></text:p>
          </table:table-cell>
          <table:table-cell table:style-name="Table6.C2" office:value-type="string">
            <text:p text:style-name="P15"><text:span text:style-name="T5">Identify different types of activation functions</text:span></text:p>
            <text:p text:style-name="P3"/>
            <text:p text:style-name="P15"><text:span text:style-name="T5">Identify where activation functions are used</text:span></text:p>
            <text:p text:style-name="P3"/>
            <text:p text:style-name="P15"><text:span text:style-name="T5">Visualize activation functions</text:span></text:p>
          </table:table-cell>
        </table:table-row>
        <table:table-row table:style-name="Table6.3">
          <table:table-cell table:style-name="Table6.A3" office:value-type="string">
            <text:p text:style-name="P15"><text:span text:style-name="T5">TXX-01</text:span></text:p>
          </table:table-cell>
          <table:table-cell table:style-name="Table6.B3" office:value-type="string">
            <text:p text:style-name="P15"><text:a xlink:type="simple" xlink:href="https://github.com/google/applied-machine-learning-intensive/tree/master/content/xx_misc/big_o" text:style-name="ListLabel_20_308" text:visited-style-name="ListLabel_20_308"><text:span text:style-name="T19">Big O</text:span></text:a></text:p>
            <text:p text:style-name="P3"/>
            <text:p text:style-name="P15"><text:span text:style-name="T5">This lesson is especially helpful for students engaging in technical interviews for software engineering roles.</text:span></text:p>
          </table:table-cell>
          <table:table-cell table:style-name="Table6.C3" office:value-type="string">
            <text:p text:style-name="P15"><text:span text:style-name="T5">Analyze the time and space complexity of simple pieces of code</text:span></text:p>
            <text:p text:style-name="P3"/>
            <text:p text:style-name="P15"><text:span text:style-name="T5">Identify the most common running times, and order them from slowest to fastest</text:span></text:p>
            <text:p text:style-name="P3"/>
          </table:table-cell>
        </table:table-row>
        <table:table-row table:style-name="Table6.4">
          <table:table-cell table:style-name="Table6.A4" office:value-type="string">
            <text:p text:style-name="P15"><text:span text:style-name="T5">TXX-02</text:span></text:p>
          </table:table-cell>
          <table:table-cell table:style-name="Table6.B4" office:value-type="string">
            <text:p text:style-name="P15"><text:a xlink:type="simple" xlink:href="https://github.com/google/applied-machine-learning-intensive/tree/master/content/xx_misc/dimensionality_reduction" text:style-name="ListLabel_20_308" text:visited-style-name="ListLabel_20_308"><text:span text:style-name="T19">Dimensionality Reduction</text:span></text:a></text:p>
            <text:p text:style-name="P3"/>
            <text:p text:style-name="P15"><text:span text:style-name="T5">Lab has no exercises/deliverables.</text:span></text:p>
          </table:table-cell>
          <table:table-cell table:style-name="Table6.C4" office:value-type="string">
            <text:p text:style-name="P15"><text:span text:style-name="T5">Identify when and when not to use PCA <text:s/></text:span></text:p>
            <text:p text:style-name="P3"/>
            <text:p text:style-name="P15"><text:span text:style-name="T5">Select an optimal number of components for PCA</text:span></text:p>
            <text:p text:style-name="P3"/>
            <text:p text:style-name="P15"><text:span text:style-name="T5">Calculate explained variance</text:span></text:p>
          </table:table-cell>
        </table:table-row>
        <table:table-row table:style-name="Table6.5">
          <table:table-cell table:style-name="Table6.A5" office:value-type="string">
            <text:p text:style-name="P15"><text:span text:style-name="T5">TXX-03</text:span></text:p>
          </table:table-cell>
          <table:table-cell table:style-name="Table6.B5" office:value-type="string">
            <text:p text:style-name="P15"><text:a xlink:type="simple" xlink:href="https://github.com/google/applied-machine-learning-intensive/tree/master/content/xx_misc/history_of_ml" text:style-name="ListLabel_20_308" text:visited-style-name="ListLabel_20_308"><text:span text:style-name="T19">History of ML</text:span></text:a></text:p>
            <text:p text:style-name="P3"/>
            <text:p text:style-name="P15"><text:span text:style-name="T5">No Colab for this lesson.</text:span></text:p>
          </table:table-cell>
          <table:table-cell table:style-name="Table6.C5" office:value-type="string">
            <text:p text:style-name="P15"><text:span text:style-name="T5">Engage in a trivia game that covers some of the major names and events in machine learning’s history</text:span></text:p>
          </table:table-cell>
        </table:table-row>
        <table:table-row table:style-name="Table6.6">
          <table:table-cell table:style-name="Table6.A6" office:value-type="string">
            <text:p text:style-name="P15"><text:span text:style-name="T5">TXX-04</text:span></text:p>
          </table:table-cell>
          <table:table-cell table:style-name="Table6.B6" office:value-type="string">
            <text:p text:style-name="P15"><text:a xlink:type="simple" xlink:href="https://github.com/google/applied-machine-learning-intensive/tree/master/content/xx_misc/loss_functions" text:style-name="ListLabel_20_308" text:visited-style-name="ListLabel_20_308"><text:span text:style-name="T19">Loss Functions</text:span></text:a></text:p>
            <text:p text:style-name="P3"/>
            <text:p text:style-name="P15"><text:span text:style-name="T5">Not a stand-alone lesson. Additional practice on loss functions. Intended to be an add-on to T03_00 Intro to Regression. </text:span></text:p>
          </table:table-cell>
          <table:table-cell table:style-name="Table6.C6" office:value-type="string">
            <text:p text:style-name="P15"><text:span text:style-name="T5">Manually calculate L1 and L2 loss</text:span></text:p>
            <text:p text:style-name="P5"/>
          </table:table-cell>
        </table:table-row>
        <table:table-row table:style-name="Table6.7">
          <table:table-cell table:style-name="Table6.A7" office:value-type="string">
            <text:p text:style-name="P15"><text:span text:style-name="T5">TXX-05</text:span></text:p>
          </table:table-cell>
          <table:table-cell table:style-name="Table6.B7" office:value-type="string">
            <text:p text:style-name="P15"><text:a xlink:type="simple" xlink:href="https://github.com/google/applied-machine-learning-intensive/tree/master/content/xx_misc/probability_and_statistics" text:style-name="ListLabel_20_308" text:visited-style-name="ListLabel_20_308"><text:span text:style-name="T19">Probability and Statistics</text:span></text:a><text:span text:style-name="T5"> </text:span></text:p>
            <text:p text:style-name="P3"/>
            <text:p text:style-name="P15"><text:span text:style-name="T5">The lab for this lesson is intended to be used as a glossary rather than a typical lab.</text:span></text:p>
          </table:table-cell>
          <table:table-cell table:style-name="Table6.C7" office:value-type="string">
            <text:p text:style-name="P15"><text:span text:style-name="T5">Calculate the probability of an event from a probability distribution</text:span></text:p>
            <text:p text:style-name="P3"/>
            <text:p text:style-name="P15"><text:span text:style-name="T5">Calculate expected value</text:span></text:p>
            <text:p text:style-name="P3"/>
            <text:p text:style-name="P15"><text:span text:style-name="T5">Describe basic statistical sampling and generate a representative sample from a dataset</text:span></text:p>
            <text:p text:style-name="P3"/>
            <text:p text:style-name="P15"><text:span text:style-name="T5">Calculate measures of center and measures of spread</text:span></text:p>
          </table:table-cell>
        </table:table-row>
        <table:table-row table:style-name="Table6.8">
          <table:table-cell table:style-name="Table6.A8" office:value-type="string">
            <text:p text:style-name="P15"><text:span text:style-name="T5">TXX-06</text:span></text:p>
          </table:table-cell>
          <table:table-cell table:style-name="Table6.B8" office:value-type="string">
            <text:p text:style-name="P15"><text:a xlink:type="simple" xlink:href="https://github.com/google/applied-machine-learning-intensive/tree/master/content/xx_misc/regular_expressions" text:style-name="ListLabel_20_308" text:visited-style-name="ListLabel_20_308"><text:span text:style-name="T19">Regular Expressions</text:span></text:a></text:p>
          </table:table-cell>
          <table:table-cell table:style-name="Table6.C8" office:value-type="string">
            <text:p text:style-name="P15"><text:span text:style-name="T5">Identify and explain <text:s/>regular expressions</text:span></text:p>
            <text:p text:style-name="P3"/>
            <text:p text:style-name="P15"><text:span text:style-name="T5">Use regular expressions with Python</text:span></text:p>
          </table:table-cell>
        </table:table-row>
      </table:table>
      <text:p text:style-name="P31"/>
      <text:list xml:id="list122118376929754" text:continue-numbering="true" text:style-name="WWNum19">
        <text:list-item>
          <text:p text:style-name="P73"><text:span text:style-name="T10">Career Development Curriculum</text:span></text:p>
        </text:list-item>
      </text:list>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5"><text:span text:style-name="T8">TCD: Career Development</text:span></text:p>
          </table:table-cell>
          <table:covered-table-cell/>
          <table:covered-table-cell/>
        </table:table-row>
        <table:table-row table:style-name="Table7.2">
          <table:table-cell table:style-name="Table7.A2" office:value-type="string">
            <text:p text:style-name="P15"><text:span text:style-name="T8">Unit #</text:span></text:p>
          </table:table-cell>
          <table:table-cell table:style-name="Table7.B2" office:value-type="string">
            <text:p text:style-name="P15"><text:span text:style-name="T8">Session</text:span></text:p>
          </table:table-cell>
          <table:table-cell table:style-name="Table7.B2" office:value-type="string">
            <text:p text:style-name="P15"><text:span text:style-name="T8">Objectives</text:span></text:p>
          </table:table-cell>
        </table:table-row>
        <table:table-row table:style-name="Table7.3">
          <table:table-cell table:style-name="Table7.B2" office:value-type="string">
            <text:p text:style-name="P15"><text:span text:style-name="T5">TCD-01</text:span></text:p>
          </table:table-cell>
          <table:table-cell table:style-name="Table7.B2" office:value-type="string">
            <text:p text:style-name="P15"><text:a xlink:type="simple" xlink:href="https://github.com/google/applied-machine-learning-intensive/tree/master/content/xx_career_development/01_life_paths" text:style-name="ListLabel_20_308" text:visited-style-name="ListLabel_20_308"><text:span text:style-name="T19">Life Paths</text:span></text:a></text:p>
          </table:table-cell>
          <table:table-cell table:style-name="Table7.B2" office:value-type="string">
            <text:p text:style-name="P15"><text:span text:style-name="T5">Get to know one another through sharing important events and/or time periods in a “life path” model</text:span></text:p>
          </table:table-cell>
        </table:table-row>
        <table:table-row table:style-name="Table7.4">
          <table:table-cell table:style-name="Table7.B2" office:value-type="string">
            <text:p text:style-name="P15"><text:span text:style-name="T5">TCD-02</text:span></text:p>
          </table:table-cell>
          <table:table-cell table:style-name="Table7.B2" office:value-type="string">
            <text:p text:style-name="P15"><text:a xlink:type="simple" xlink:href="https://github.com/google/applied-machine-learning-intensive/tree/master/content/xx_career_development/02_resume_workshop" text:style-name="ListLabel_20_308" text:visited-style-name="ListLabel_20_308"><text:span text:style-name="T19">Resume Workshop</text:span></text:a></text:p>
          </table:table-cell>
          <table:table-cell table:style-name="Table7.B2" office:value-type="string">
            <text:p text:style-name="P15"><text:span text:style-name="T5">Employ best practices for a technical resume</text:span></text:p>
          </table:table-cell>
        </table:table-row>
        <table:table-row table:style-name="Table7.5">
          <table:table-cell table:style-name="Table7.B2" office:value-type="string">
            <text:p text:style-name="P15"><text:span text:style-name="T5">TCD-03</text:span></text:p>
          </table:table-cell>
          <table:table-cell table:style-name="Table7.B2" office:value-type="string">
            <text:p text:style-name="P15"><text:a xlink:type="simple" xlink:href="https://github.com/google/applied-machine-learning-intensive/tree/master/content/xx_career_development/03_the_art_of_networking" text:style-name="ListLabel_20_308" text:visited-style-name="ListLabel_20_308"><text:span text:style-name="T19">The Art of Networking</text:span></text:a></text:p>
          </table:table-cell>
          <table:table-cell table:style-name="Table7.B2" office:value-type="string">
            <text:p text:style-name="P15"><text:span text:style-name="T5">Employ best practices for meeting and engaging with new professional contacts</text:span></text:p>
          </table:table-cell>
        </table:table-row>
        <table:table-row table:style-name="Table7.6">
          <table:table-cell table:style-name="Table7.B2" office:value-type="string">
            <text:p text:style-name="P15"><text:span text:style-name="T5">TCD-04</text:span></text:p>
          </table:table-cell>
          <table:table-cell table:style-name="Table7.B2" office:value-type="string">
            <text:p text:style-name="P15"><text:a xlink:type="simple" xlink:href="https://github.com/google/applied-machine-learning-intensive/tree/master/content/xx_career_development/04_giving_and_receiving_feedback" text:style-name="ListLabel_20_308" text:visited-style-name="ListLabel_20_308"><text:span text:style-name="T19">Giving &amp; Receiving Feedback</text:span></text:a></text:p>
          </table:table-cell>
          <table:table-cell table:style-name="Table7.B2" office:value-type="string">
            <text:p text:style-name="P29"><text:span text:style-name="T5">Engage with and apply tips for giving and receiving feedback in a professional environment </text:span></text:p>
          </table:table-cell>
        </table:table-row>
        <table:table-row table:style-name="Table7.7">
          <table:table-cell table:style-name="Table7.B2" office:value-type="string">
            <text:p text:style-name="P15"><text:span text:style-name="T5">TCD-05</text:span></text:p>
          </table:table-cell>
          <table:table-cell table:style-name="Table7.B2" office:value-type="string">
            <text:p text:style-name="P15"><text:a xlink:type="simple" xlink:href="https://github.com/google/applied-machine-learning-intensive/tree/master/content/xx_career_development/05_communicating_with_recruiters" text:style-name="ListLabel_20_308" text:visited-style-name="ListLabel_20_308"><text:span text:style-name="T19">Communicating with Recruiters</text:span></text:a></text:p>
          </table:table-cell>
          <table:table-cell table:style-name="Table7.B2" office:value-type="string">
            <text:p text:style-name="P15"><text:span text:style-name="T5">Discuss the role technical recruiters play in the application and interview process</text:span></text:p>
          </table:table-cell>
        </table:table-row>
        <table:table-row table:style-name="Table7.8">
          <table:table-cell table:style-name="Table7.B2" office:value-type="string">
            <text:p text:style-name="P15"><text:span text:style-name="T5">TCD-06</text:span></text:p>
          </table:table-cell>
          <table:table-cell table:style-name="Table7.B2" office:value-type="string">
            <text:p text:style-name="P15"><text:a xlink:type="simple" xlink:href="https://github.com/google/applied-machine-learning-intensive/tree/master/content/xx_career_development/06_preparing_for_interviews" text:style-name="ListLabel_20_308" text:visited-style-name="ListLabel_20_308"><text:span text:style-name="T19">Preparing for Interviews</text:span></text:a></text:p>
          </table:table-cell>
          <table:table-cell table:style-name="Table7.B2" office:value-type="string">
            <text:p text:style-name="P15"><text:span text:style-name="T5">Engage with basic tips for both technical and behavioral interviews</text:span></text:p>
          </table:table-cell>
        </table:table-row>
        <table:table-row table:style-name="Table7.9">
          <table:table-cell table:style-name="Table7.B2" office:value-type="string">
            <text:p text:style-name="P15"><text:span text:style-name="T5">TCD-07</text:span></text:p>
          </table:table-cell>
          <table:table-cell table:style-name="Table7.B2" office:value-type="string">
            <text:p text:style-name="P15"><text:a xlink:type="simple" xlink:href="https://github.com/google/applied-machine-learning-intensive/tree/master/content/xx_career_development/07_presenting_with_confidence" text:style-name="ListLabel_20_308" text:visited-style-name="ListLabel_20_308"><text:span text:style-name="T19">Presenting with Confidence</text:span></text:a></text:p>
          </table:table-cell>
          <table:table-cell table:style-name="Table7.B2" office:value-type="string">
            <text:p text:style-name="P29"><text:span text:style-name="T5">Employ best practices for delivering strong presentations with confidence</text:span></text:p>
          </table:table-cell>
        </table:table-row>
      </table:table>
      <text:p text:style-name="P6"/>
      <text:p text:style-name="P7"><text:soft-page-break/></text:p>
      <text:list xml:id="list122118656698070" text:continue-list="list122118919940939" text:style-name="WWNum12">
        <text:list-item>
          <text:p text:style-name="P61"><text:span text:style-name="T10">Instructional Resources</text:span></text:p>
        </text:list-item>
      </text:list>
      <text:p text:style-name="P75"><text:span text:style-name="T11">All course content is housed in </text:span><text:a xlink:type="simple" xlink:href="https://github.com/" text:style-name="ListLabel_20_307" text:visited-style-name="ListLabel_20_307"><text:span text:style-name="T18">Github</text:span></text:a><text:span text:style-name="T11">.</text:span></text:p>
      <text:p text:style-name="P76"/>
      <text:p text:style-name="P75"><text:span text:style-name="T11">Lecture slides have been developed in Markdown. These slides contain lesson content as well as detailed speaker notes for every unit. <text:s/>They have been converted to PowerPoint for use by individual classrooms using the </text:span><text:a xlink:type="simple" xlink:href="https://marp.app/" text:style-name="ListLabel_20_307" text:visited-style-name="ListLabel_20_307"><text:span text:style-name="T18">marp</text:span></text:a><text:span text:style-name="T11"> tool. Supporting docs for these units have also been developed in ODT and PDF formats. These materials are modifiable, so individual instructors can adapt the materials to their teaching styles and add individual insights. </text:span></text:p>
      <text:p text:style-name="P76"/>
      <text:p text:style-name="P75"><text:span text:style-name="T11">Labs are </text:span><text:a xlink:type="simple" xlink:href="https://ipython.org/" text:style-name="ListLabel_20_307" text:visited-style-name="ListLabel_20_307"><text:span text:style-name="T18">IPython</text:span></text:a><text:span text:style-name="T11"> notebooks targeted at the </text:span><text:a xlink:type="simple" xlink:href="http://colab.research.google.com" text:style-name="ListLabel_20_307" text:visited-style-name="ListLabel_20_307"><text:span text:style-name="T18">Colab</text:span></text:a><text:span text:style-name="T11"> environment and compatible with most </text:span><text:a xlink:type="simple" xlink:href="https://jupyter.org/" text:style-name="ListLabel_20_307" text:visited-style-name="ListLabel_20_307"><text:span text:style-name="T18">Jupyter</text:span></text:a><text:span text:style-name="T11"> environments. Each Colab contains student, instructor, and content data. The instructor versions of the labs are in a locked zip file in each unit.</text:span></text:p>
      <text:p text:style-name="P76"/>
      <text:p text:style-name="P75"><text:span text:style-name="T11">The course will primarily use </text:span><text:a xlink:type="simple" xlink:href="https://scikit-learn.org/stable/" text:style-name="ListLabel_20_307" text:visited-style-name="ListLabel_20_307"><text:span text:style-name="T18">scikit-learn</text:span></text:a><text:span text:style-name="T11"> and </text:span><text:a xlink:type="simple" xlink:href="https://www.tensorflow.org/" text:style-name="ListLabel_20_307" text:visited-style-name="ListLabel_20_307"><text:span text:style-name="T18">TensorFlow v2</text:span></text:a><text:span text:style-name="T11">. Other toolkits can be used as long as they are easy to install on Colab.</text:span></text:p>
      <text:p text:style-name="P79"/>
      <text:list xml:id="list122119080544215" text:continue-numbering="true" text:style-name="WWNum12">
        <text:list-item>
          <text:p text:style-name="P45"><text:span text:style-name="T10">Grading</text:span></text:p>
        </text:list-item>
      </text:list>
      <text:p text:style-name="P75"><text:span text:style-name="T11">How grades are assigned for this course is left up to the sponsoring organization and/or universities. If grades are assigned, the sponsoring organization/university should work together to determine the grading scale and point values, and a university-level instructor should <text:s/>formally assign students grades. </text:span></text:p>
      <text:p text:style-name="P23"/>
      <text:list xml:id="list122117302266122" text:continue-numbering="true" text:style-name="WWNum12">
        <text:list-item>
          <text:p text:style-name="P45"><text:span text:style-name="T10">Suggested Schedule</text:span></text:p>
        </text:list-item>
      </text:list>
      <text:p text:style-name="P75"><text:span text:style-name="T11">Below are suggestions for planning and executing a full-time, campus-based course based on a previous iteration of the program. Course instructors should adapt these guidelines based on the amount of time allotted for their particular course.</text:span></text:p>
      <text:p text:style-name="P8"/>
      <text:list xml:id="list1440970174" text:style-name="WWNum6">
        <text:list-item>
          <text:p text:style-name="P69"><text:span text:style-name="T10">Sample Day</text:span></text:p>
        </text:list-item>
      </text:list>
      <text:p text:style-name="P22"/>
      <table:table table:name="Table8" table:style-name="Table8">
        <table:table-column table:style-name="Table8.A"/>
        <table:table-column table:style-name="Table8.B"/>
        <text:soft-page-break/>
        <table:table-row table:style-name="Table8.1">
          <table:table-cell table:style-name="Table8.A1" office:value-type="string">
            <text:p text:style-name="P35"><text:span text:style-name="T10">Time</text:span></text:p>
          </table:table-cell>
          <table:table-cell table:style-name="Table8.A1" office:value-type="string">
            <text:p text:style-name="P35"><text:span text:style-name="T10">Activity</text:span></text:p>
          </table:table-cell>
        </table:table-row>
        <table:table-row table:style-name="Table8.1">
          <table:table-cell table:style-name="Table8.A2" office:value-type="string">
            <text:p text:style-name="P35"><text:span text:style-name="T11">9:30-10:00am</text:span></text:p>
          </table:table-cell>
          <table:table-cell table:style-name="Table8.B2" office:value-type="string">
            <text:p text:style-name="P35"><text:span text:style-name="T11">Daily welcome, energizer, review of yesterday’s material, Q&amp;A</text:span></text:p>
          </table:table-cell>
        </table:table-row>
        <table:table-row table:style-name="Table8.1">
          <table:table-cell table:style-name="Table8.A3" office:value-type="string">
            <text:p text:style-name="P35"><text:span text:style-name="T11">10:00-10:30am</text:span></text:p>
          </table:table-cell>
          <table:table-cell table:style-name="Table8.B3" office:value-type="string">
            <text:p text:style-name="P35"><text:span text:style-name="T11">Unit lecture</text:span></text:p>
          </table:table-cell>
        </table:table-row>
        <table:table-row table:style-name="Table8.1">
          <table:table-cell table:style-name="Table8.A4" office:value-type="string">
            <text:p text:style-name="P35"><text:span text:style-name="T11">10:30-12:00pm</text:span></text:p>
          </table:table-cell>
          <table:table-cell table:style-name="Table8.B4" office:value-type="string">
            <text:p text:style-name="P35"><text:span text:style-name="T11">Unit Colab </text:span></text:p>
          </table:table-cell>
        </table:table-row>
        <table:table-row table:style-name="Table8.1">
          <table:table-cell table:style-name="Table8.A5" office:value-type="string">
            <text:p text:style-name="P35"><text:span text:style-name="T11">12:00-1:00pm</text:span></text:p>
          </table:table-cell>
          <table:table-cell table:style-name="Table8.B5" office:value-type="string">
            <text:p text:style-name="P35"><text:span text:style-name="T11">Lunch</text:span></text:p>
          </table:table-cell>
        </table:table-row>
        <table:table-row table:style-name="Table8.1">
          <table:table-cell table:style-name="Table8.A6" office:value-type="string">
            <text:p text:style-name="P35"><text:span text:style-name="T11">1:00-2:00pm</text:span></text:p>
          </table:table-cell>
          <table:table-cell table:style-name="Table8.B6" office:value-type="string">
            <text:p text:style-name="P35"><text:span text:style-name="T11">Unit lecture</text:span></text:p>
          </table:table-cell>
        </table:table-row>
        <table:table-row table:style-name="Table8.1">
          <table:table-cell table:style-name="Table8.A7" office:value-type="string">
            <text:p text:style-name="P35"><text:span text:style-name="T11">2:00-2:15pm</text:span></text:p>
          </table:table-cell>
          <table:table-cell table:style-name="Table8.B7" office:value-type="string">
            <text:p text:style-name="P35"><text:span text:style-name="T11">Afternoon energizer</text:span></text:p>
          </table:table-cell>
        </table:table-row>
        <table:table-row table:style-name="Table8.1">
          <table:table-cell table:style-name="Table8.A8" office:value-type="string">
            <text:p text:style-name="P35"><text:span text:style-name="T11">2:15-4:00pm</text:span></text:p>
          </table:table-cell>
          <table:table-cell table:style-name="Table8.B8" office:value-type="string">
            <text:p text:style-name="P35"><text:span text:style-name="T11">Unit Colab</text:span></text:p>
          </table:table-cell>
        </table:table-row>
        <table:table-row table:style-name="Table8.1">
          <table:table-cell table:style-name="Table8.A9" office:value-type="string">
            <text:p text:style-name="P35"><text:span text:style-name="T11">4:00-4:30pm</text:span></text:p>
          </table:table-cell>
          <table:table-cell table:style-name="Table8.B9" office:value-type="string">
            <text:p text:style-name="P35"><text:span text:style-name="T11">Debrief the day, Q&amp;A, forecast tomorrow</text:span></text:p>
          </table:table-cell>
        </table:table-row>
      </table:table>
      <text:p text:style-name="P102"><text:bookmark text:name="_8bchkpb91ug"/></text:p>
      <text:list xml:id="list122118213629402" text:continue-numbering="true" text:style-name="WWNum6">
        <text:list-item>
          <text:p text:style-name="P74"><text:span text:style-name="T10">Week-by-Week Schedule</text:span><text:span text:style-name="T11"><text:line-break/>The first iteration of this course was a full-time, on-campus program. The following schedule will be useful for planning a similar campus-based course.</text:span></text:p>
        </text:list-item>
      </text:list>
      <table:table table:name="Table9" table:style-name="Table9">
        <table:table-column table:style-name="Table9.A"/>
        <table:table-row table:style-name="Table9.1">
          <table:table-cell table:style-name="Table9.A1" office:value-type="string">
            <text:p text:style-name="Standard"><text:span text:style-name="T10">8+ weeks prior to students’ arrival</text:span></text:p>
          </table:table-cell>
        </table:table-row>
        <table:table-row table:style-name="Table9.1">
          <table:table-cell table:style-name="Table9.A2" office:value-type="string">
            <text:list xml:id="list2212158779" text:style-name="WWNum23">
              <text:list-item>
                <text:p text:style-name="P46"><text:span text:style-name="T11">Hire all program staff, including teaching assistants.</text:span></text:p>
              </text:list-item>
              <text:list-item>
                <text:p text:style-name="P46"><text:span text:style-name="T11">Confirm lodging for students, if applicable, and ensure accessibility.</text:span></text:p>
              </text:list-item>
              <text:list-item>
                <text:p text:style-name="P46"><text:span text:style-name="T11">Reserve classroom space(s) and ensure accessibility.</text:span></text:p>
              </text:list-item>
              <text:list-item>
                <text:p text:style-name="P46"><text:span text:style-name="T11">Set up campus-based meal plans or alternative for students.</text:span></text:p>
              </text:list-item>
              <text:list-item>
                <text:p text:style-name="P46"><text:span text:style-name="T11">Begin reviewing curriculum and choosing units/supplemental materials.</text:span></text:p>
              </text:list-item>
              <text:list-item>
                <text:p text:style-name="P46"><text:span text:style-name="T11">Email students to communicate the following:</text:span></text:p>
                <text:list>
                  <text:list-item>
                    <text:p text:style-name="P70"><text:span text:style-name="T11">Confirm acceptance and ask for program commitment </text:span></text:p>
                  </text:list-item>
                  <text:list-item>
                    <text:p text:style-name="P70"><text:span text:style-name="T11">Program details that allow students to book travel and give a basic overview of course</text:span></text:p>
                  </text:list-item>
                  <text:list-item>
                    <text:p text:style-name="P70"><text:span text:style-name="T11">If program will be residential, include details for getting to campus and living in residence halls</text:span></text:p>
                  </text:list-item>
                </text:list>
              </text:list-item>
            </text:list>
          </table:table-cell>
        </table:table-row>
        <table:table-row table:style-name="Table9.1">
          <table:table-cell table:style-name="Table9.A1" office:value-type="string">
            <text:p text:style-name="Standard"><text:span text:style-name="T10">4 weeks prior to students’ arrival</text:span></text:p>
          </table:table-cell>
        </table:table-row>
        <table:table-row table:style-name="Table9.1">
          <table:table-cell table:style-name="Table9.A4" office:value-type="string">
            <text:list xml:id="list122118833811342" text:continue-numbering="true" text:style-name="WWNum23">
              <text:list-item>
                <text:p text:style-name="P46"><text:span text:style-name="T11">Check in with all relevant campus partners (dining, residence life, student services).</text:span></text:p>
              </text:list-item>
              <text:list-item>
                <text:p text:style-name="P46"><text:span text:style-name="T11">Confirm how students will receive mail, if applicable.</text:span></text:p>
              </text:list-item>
              <text:list-item>
                <text:p text:style-name="P46"><text:span text:style-name="T11">Begin meeting as an instructional team weekly in preparation for students’ arrival, delegating instructional tasks and reviewing and personalizing curriculum.</text:span></text:p>
              </text:list-item>
              <text:list-item>
                <text:p text:style-name="P46"><text:span text:style-name="T11">Review course materials and purchase necessary items (chart paper, white board markers, career development materials, etc).</text:span></text:p>
              </text:list-item>
              <text:list-item>
                <text:p text:style-name="P46"><text:span text:style-name="T11">Email students to communicate the following:</text:span></text:p>
                <text:list>
                  <text:list-item>
                    <text:p text:style-name="P70"><text:span text:style-name="T11">Specific arrival instructions</text:span></text:p>
                  </text:list-item>
                  <text:list-item>
                    <text:p text:style-name="P70"><text:span text:style-name="T11">Contact information for program staff</text:span></text:p>
                  </text:list-item>
                  <text:list-item>
                    <text:p text:style-name="P70"><text:span text:style-name="T11">Any required prep work</text:span></text:p>
                  </text:list-item>
                </text:list>
              </text:list-item>
            </text:list>
          </table:table-cell>
        </table:table-row>
        <table:table-row table:style-name="Table9.1">
          <table:table-cell table:style-name="Table9.A1" office:value-type="string">
            <text:p text:style-name="Standard"><text:span text:style-name="T10">2 weeks prior to students’ arrival</text:span></text:p>
          </table:table-cell>
        </table:table-row>
        <table:table-row table:style-name="Table9.1">
          <table:table-cell table:style-name="Table9.A6" office:value-type="string">
            <text:list xml:id="list2203704099" text:style-name="WWNum4">
              <text:list-item>
                <text:p text:style-name="P47"><text:span text:style-name="T11">Meet with relevant campus partners virtually or in person about all arrival, check-in, and programmatic details related to room and board.</text:span></text:p>
              </text:list-item>
            </text:list>
            <text:list xml:id="list3009681163" text:style-name="WWNum9">
              <text:list-item>
                <text:p text:style-name="P48"><text:span text:style-name="T11">Plan for students to have any special requests or accessibility requests routed to the correct offices for approval.</text:span></text:p>
              </text:list-item>
              <text:list-item>
                <text:p text:style-name="P48"><text:span text:style-name="T11">If you’ll be organizing guests speakers to visit the course, begin requesting and confirming visits.</text:span></text:p>
              </text:list-item>
              <text:list-item>
                <text:p text:style-name="P48"><text:span text:style-name="T11">Email students to communicate the following:</text:span></text:p>
                <text:list>
                  <text:list-item>
                    <text:p text:style-name="P71"><text:span text:style-name="T11">Introduce instructors to students</text:span></text:p>
                  </text:list-item>
                  <text:list-item>
                    <text:p text:style-name="P71"><text:span text:style-name="T11">Student handbook that must be read and signed</text:span></text:p>
                  </text:list-item>
                  <text:list-item>
                    <text:p text:style-name="P71"><text:span text:style-name="T11">Course syllabus and schedule</text:span></text:p>
                  </text:list-item>
                  <text:list-item>
                    <text:p text:style-name="P71"><text:span text:style-name="T11">Information on their mailing address during program</text:span></text:p>
                  </text:list-item>
                </text:list>
              </text:list-item>
            </text:list>
          </table:table-cell>
        </table:table-row>
        <table:table-row table:style-name="Table9.1">
          <table:table-cell table:style-name="Table9.A1" office:value-type="string">
            <text:p text:style-name="Standard"><text:span text:style-name="T10">1 week prior to students’ arrival</text:span></text:p>
          </table:table-cell>
        </table:table-row>
        <table:table-row table:style-name="Table9.1">
          <table:table-cell table:style-name="Table9.A8" office:value-type="string">
            <text:list xml:id="list1994422838" text:style-name="WWNum13">
              <text:list-item>
                <text:p text:style-name="P49"><text:span text:style-name="T11">Review career development curriculum.</text:span></text:p>
              </text:list-item>
              <text:list-item>
                <text:p text:style-name="P49"><text:span text:style-name="T11">Ensure roles of instructional team members are clear.</text:span></text:p>
              </text:list-item>
              <text:list-item>
                <text:p text:style-name="P49"><text:span text:style-name="T11">Decide on programming for week one to ensure students get to know each other and build psychological safety.</text:span></text:p>
              </text:list-item>
              <text:list-item>
                <text:p text:style-name="P49"><text:span text:style-name="T11">Email students to communicate the following:</text:span></text:p>
                <text:list>
                  <text:list-item>
                    <text:p text:style-name="P72"><text:span text:style-name="T11">Reiterate arrival instructions </text:span></text:p>
                  </text:list-item>
                  <text:list-item>
                    <text:p text:style-name="P72"><text:span text:style-name="T11">Remind students about any required materials they should bring or prep work that should be completed prior to day 1</text:span></text:p>
                  </text:list-item>
                </text:list>
              </text:list-item>
            </text:list>
          </table:table-cell>
        </table:table-row>
        <table:table-row table:style-name="Table9.1">
          <table:table-cell table:style-name="Table9.A1" office:value-type="string">
            <text:p text:style-name="Standard"><text:span text:style-name="T10">First week of the course</text:span></text:p>
          </table:table-cell>
        </table:table-row>
        <table:table-row table:style-name="Table9.1">
          <table:table-cell table:style-name="Table9.A10" office:value-type="string">
            <text:list xml:id="list3332060805" text:style-name="WWNum27">
              <text:list-item>
                <text:p text:style-name="P50"><text:span text:style-name="T11">Day one should consist of an overview of the course as a whole and daily structure of class.</text:span></text:p>
              </text:list-item>
              <text:list-item>
                <text:p text:style-name="P50"><text:span text:style-name="T11">Include one longer ice breaker activity for students to learn one another’s names. Ice breakers should continue each day within the first week so students learn one another’s names and also build psychological safety.</text:span></text:p>
              </text:list-item>
              <text:list-item>
                <text:p text:style-name="P50"><text:span text:style-name="T11">Life Paths is a great Career Development activity for day one or two.</text:span></text:p>
              </text:list-item>
              <text:list-item>
                <text:p text:style-name="P50"><text:span text:style-name="T11">Take a group picture.</text:span></text:p>
              </text:list-item>
            </text:list>
          </table:table-cell>
        </table:table-row>
        <table:table-row table:style-name="Table9.11">
          <table:table-cell table:style-name="Table9.A1" office:value-type="string">
            <text:p text:style-name="P15"><text:span text:style-name="T10">Ongoing throughout the course</text:span></text:p>
          </table:table-cell>
        </table:table-row>
        <table:table-row table:style-name="Table9.12">
          <table:table-cell table:style-name="Table9.A12" office:value-type="string">
            <text:list xml:id="list2955949492" text:style-name="WWNum21">
              <text:list-item>
                <text:p text:style-name="P51"><text:span text:style-name="T11">Prior to the start of each day, add the agenda to a whiteboard or have it available in a presentation slide to give students a sense of the day’s work.</text:span></text:p>
              </text:list-item>
              <text:list-item>
                <text:p text:style-name="P51"><text:span text:style-name="T11">Implement a system for due date reminders.</text:span></text:p>
              </text:list-item>
              <text:list-item>
                <text:p text:style-name="P51"><text:span text:style-name="T11">Send out a daily exit survey to students to get a sense of the pacing of the program and any outstanding questions.</text:span></text:p>
              </text:list-item>
            </text:list>
            <text:list xml:id="list3960439459" text:style-name="WWNum15">
              <text:list-item>
                <text:p text:style-name="P52"><text:span text:style-name="T11">At the end of each day, hold a debrief with instructional staff. This time can be used to ask what went well, what didn’t go well, and what should be changed in the upcoming day or week. The abovementioned exit survey can be used to guide this conversation.</text:span></text:p>
              </text:list-item>
            </text:list>
          </table:table-cell>
        </table:table-row>
        <table:table-row table:style-name="Table9.13">
          <table:table-cell table:style-name="Table9.A1" office:value-type="string">
            <text:p text:style-name="P15"><text:span text:style-name="T10">Halfway through the course</text:span></text:p>
          </table:table-cell>
        </table:table-row>
        <table:table-row table:style-name="Table9.14">
          <table:table-cell table:style-name="Table9.A14" office:value-type="string">
            <text:list xml:id="list3028241769" text:style-name="WWNum24">
              <text:list-item>
                <text:p text:style-name="P53"><text:span text:style-name="T11">Meet as an instructional team about capstone project team selection and determine best course of action.</text:span></text:p>
              </text:list-item>
              <text:list-item>
                <text:p text:style-name="P53"><text:span text:style-name="T11">Instruct on specific Program Management principles, in advance of capstone projects so that students know tools at their disposal for self-management.</text:span></text:p>
              </text:list-item>
              <text:list-item>
                <text:p text:style-name="P53"><text:span text:style-name="T11">Begin planning graduation/end-of-program celebration (normally takes place on the last day of class).</text:span></text:p>
              </text:list-item>
            </text:list>
          </table:table-cell>
        </table:table-row>
        <table:table-row table:style-name="Table9.15">
          <table:table-cell table:style-name="Table9.A1" office:value-type="string">
            <text:p text:style-name="P15"><text:span text:style-name="T10">Second to last week of the course</text:span></text:p>
          </table:table-cell>
        </table:table-row>
        <table:table-row table:style-name="Table9.16">
          <table:table-cell table:style-name="Table9.A16" office:value-type="string">
            <text:list xml:id="list1822031009" text:style-name="WWNum2">
              <text:list-item>
                <text:p text:style-name="P54"><text:span text:style-name="T11">Plan an “exit survey” for students to complete on the last day of the course to give feedback on the course.</text:span></text:p>
              </text:list-item>
              <text:list-item>
                <text:p text:style-name="P54"><text:span text:style-name="T11">Go over presentation requirements so all students are clear on the parameters of the presentation and can begin planning accordingly - they should now shift to work on presentations as well as finishing up their projects.</text:span></text:p>
              </text:list-item>
              <text:list-item>
                <text:p text:style-name="P54"><text:span text:style-name="T11">If students will be inviting external guests as audience members to project presentations, you can offer a template invitation with details.</text:span></text:p>
              </text:list-item>
            </text:list>
          </table:table-cell>
        </table:table-row>
        <table:table-row table:style-name="Table9.17">
          <table:table-cell table:style-name="Table9.A1" office:value-type="string">
            <text:p text:style-name="P15"><text:span text:style-name="T10">Last week of the course</text:span></text:p>
          </table:table-cell>
        </table:table-row>
        <table:table-row table:style-name="Table9.18">
          <table:table-cell table:style-name="Table9.A18" office:value-type="string">
            <text:list xml:id="list3736911779" text:style-name="WWNum30">
              <text:list-item>
                <text:p text:style-name="P55"><text:span text:style-name="T11">Toward the beginning of the week, have students sign up for practice presentation spots with members of the instructional staff with enough time to receive and incorporate feedback before the final presentation.</text:span></text:p>
              </text:list-item>
            </text:list>
          </table:table-cell>
        </table:table-row>
      </table:table>
      <text:p text:style-name="P89"/>
      <text:list xml:id="list122117774200965" text:continue-list="list122117302266122" text:style-name="WWNum12">
        <text:list-item>
          <text:p text:style-name="P45"><text:span text:style-name="T10">Capstone Project</text:span></text:p>
        </text:list-item>
      </text:list>
      <text:p text:style-name="P75"><text:span text:style-name="T11">Included in this section are suggestions for capstone project parameters, timeline, student deliverables, grading, and final presentations.</text:span></text:p>
      <text:p text:style-name="P79"><text:soft-page-break/></text:p>
      <text:list xml:id="list122117618746189" text:continue-numbering="true" text:style-name="WWNum12">
        <text:list-item>
          <text:list>
            <text:list-item>
              <text:p text:style-name="P67"><text:span text:style-name="T10">Overview: </text:span><text:span text:style-name="T11">The capstone project starts roughly halfway through the course and is meant to be completed in a group collaboration with the following learning objectives:</text:span></text:p>
            </text:list-item>
          </text:list>
        </text:list-item>
      </text:list>
      <text:list xml:id="list550314437" text:style-name="WWNum14">
        <text:list-item>
          <text:p text:style-name="P91"><text:span text:style-name="T11">Apply technical ML concepts and data skills from the first half of the course on a sizeable dataset and challenging problem</text:span></text:p>
        </text:list-item>
        <text:list-item>
          <text:p text:style-name="P91"><text:span text:style-name="T11">Demonstrate professional development skills, such as working in a group with different personalities, giving and receiving feedback, communicating results, and project management</text:span></text:p>
        </text:list-item>
        <text:list-item>
          <text:p text:style-name="P91"><text:span text:style-name="T11">Create and facilitate a recorded demo or presentation of capstone project work</text:span></text:p>
        </text:list-item>
      </text:list>
      <text:p text:style-name="P86"/>
      <text:list xml:id="list122117541989472" text:continue-list="list122117618746189" text:style-name="WWNum12">
        <text:list-item>
          <text:list>
            <text:list-item>
              <text:p text:style-name="P67"><text:span text:style-name="T10">Student Deliverables: </text:span><text:span text:style-name="T11">Students will complete each of the following deliverables for their total capstone. The percent value next to each item reflects how much effort and time are likely to be spent on that particular assignment and can therefore inform assessment.</text:span></text:p>
              <text:list>
                <text:list-item>
                  <text:p text:style-name="P92"><text:span text:style-name="T10">Design doc - 20%</text:span></text:p>
                  <text:list>
                    <text:list-item>
                      <text:p text:style-name="P96"><text:span text:style-name="T11">Goal(s) for the project - ideally long term, and realistic for the project duration</text:span></text:p>
                    </text:list-item>
                    <text:list-item>
                      <text:p text:style-name="P96"><text:span text:style-name="T11">Who will play what roles (program manager, note taker) during each project phase</text:span></text:p>
                    </text:list-item>
                    <text:list-item>
                      <text:p text:style-name="P96"><text:span text:style-name="T11">Describe the dataset(s), data acquisition, and data preparation</text:span></text:p>
                    </text:list-item>
                    <text:list-item>
                      <text:p text:style-name="P96"><text:span text:style-name="T11">Explain problem space and motivated questions</text:span></text:p>
                    </text:list-item>
                    <text:list-item>
                      <text:p text:style-name="P96"><text:span text:style-name="T11">Approach and list of tasks</text:span></text:p>
                    </text:list-item>
                  </text:list>
                </text:list-item>
                <text:list-item>
                  <text:p text:style-name="P92"><text:span text:style-name="T10">Ethical consideration worksheet - 10%</text:span></text:p>
                </text:list-item>
                <text:list-item>
                  <text:p text:style-name="P95"><text:span text:style-name="T10">Notebook - 50%</text:span></text:p>
                  <text:list>
                    <text:list-item>
                      <text:p text:style-name="P99"><text:span text:style-name="T11">The notebook should read like a formal report and follow a linear flow from start to finish with both narrative and code blocks. </text:span></text:p>
                    </text:list-item>
                    <text:list-item>
                      <text:p text:style-name="P99"><text:span text:style-name="T11">The notebook should be internally complete in the sense that a “reader” should understand the motivating question, goals, dataset, model, and ethical considerations. </text:span></text:p>
                    </text:list-item>
                    <text:list-item>
                      <text:p text:style-name="P99"><text:span text:style-name="T11">Markdown cells with narrative should precede and follow each code block.</text:span></text:p>
                    </text:list-item>
                    <text:list-item>
                      <text:p text:style-name="P99"><text:span text:style-name="T11">For each piece of code, describe the purpose, an overview of how it works, and how to interpret results.</text:span></text:p>
                    </text:list-item>
                    <text:list-item>
                      <text:p text:style-name="P99"><text:span text:style-name="T11">Discuss current limitations and future improvements.</text:span></text:p>
                    </text:list-item>
                  </text:list>
                </text:list-item>
                <text:list-item>
                  <text:p text:style-name="P92"><text:span text:style-name="T10">Project demo or presentation - 20% </text:span></text:p>
                  <text:list>
                    <text:list-item>
                      <text:p text:style-name="P96"><text:span text:style-name="T11">Overview of the project and the problem it seeks to solve</text:span></text:p>
                    </text:list-item>
                    <text:list-item>
                      <text:p text:style-name="P96"><text:span text:style-name="T11">Conclusions and findings</text:span></text:p>
                    </text:list-item>
                    <text:list-item>
                      <text:p text:style-name="P96"><text:span text:style-name="T11">Things that went well, things that did not go well, and lessons learned</text:span></text:p>
                    </text:list-item>
                    <text:list-item>
                      <text:p text:style-name="P96"><text:soft-page-break/><text:span text:style-name="T11">Next steps</text:span></text:p>
                    </text:list-item>
                  </text:list>
                </text:list-item>
              </text:list>
            </text:list-item>
          </text:list>
        </text:list-item>
      </text:list>
      <text:p text:style-name="P100"/>
      <text:list xml:id="list122117072663626" text:continue-numbering="true" text:style-name="WWNum12">
        <text:list-item>
          <text:list>
            <text:list-item>
              <text:p text:style-name="P67"><text:span text:style-name="T10">Recommendations for Final Presentations: </text:span><text:span text:style-name="T11">Final presentations should occur within the final day or two of the course. If possible, encourage students to invite guests like faculty, family, or friends. Record the presentations so students have it as an artifact of their capstone project work. </text:span></text:p>
              <text:list>
                <text:list-item>
                  <text:p text:style-name="P92"><text:span text:style-name="T20">Each group’s pr</text:span><text:span text:style-name="T11">oject demo or presentation should adhere to the following format and cover all the points here:</text:span></text:p>
                </text:list-item>
              </text:list>
            </text:list-item>
          </text:list>
        </text:list-item>
      </text:list>
      <text:list xml:id="list2142821188" text:style-name="WWNum10">
        <text:list-item>
          <text:list>
            <text:list-item>
              <text:p text:style-name="P97"><text:span text:style-name="T11">Overview of the project and the problem it seeks to solve, if applicable</text:span></text:p>
            </text:list-item>
            <text:list-item>
              <text:p text:style-name="P97"><text:span text:style-name="T11">Conclusions and findings</text:span></text:p>
            </text:list-item>
            <text:list-item>
              <text:p text:style-name="P97"><text:span text:style-name="T11">Things that went well, things that did not go well, and lessons learned</text:span></text:p>
            </text:list-item>
            <text:list-item>
              <text:p text:style-name="P97"><text:span text:style-name="T11">Next steps, if applicable</text:span></text:p>
            </text:list-item>
          </text:list>
        </text:list-item>
      </text:list>
      <text:list xml:id="list122117925282932" text:continue-list="list122117072663626" text:style-name="WWNum12">
        <text:list-item>
          <text:list>
            <text:list-item>
              <text:list>
                <text:list-item>
                  <text:p text:style-name="P92"><text:span text:style-name="T11">Presentations should be 15 minutes each plus 5 minutes for questions. Each member of the team should present for roughly the same amount of time. </text:span></text:p>
                </text:list-item>
                <text:list-item>
                  <text:p text:style-name="P92"><text:span text:style-name="T11">Presentations should be visually interesting but also follow best practices for verbal presentation skills. Namely, it is important for all points to be conveyed clearly. </text:span></text:p>
                </text:list-item>
                <text:list-item>
                  <text:p text:style-name="P92"><text:span text:style-name="T11">Provide opportunities for groups to practice presenting for the instructional team during the 2-3 days leading up to final presentations, allowing sufficient time to incorporate feedback and refine their presentations.</text:span></text:p>
                </text:list-item>
                <text:list-item>
                  <text:p text:style-name="P92"><text:span text:style-name="T11">During the final presentations, identify one person to time them and hold cards indicating when 5, 3 and 1 minutes remain. This will help presentations stay on schedule and support students to stay within their 15-minute window.</text:span></text:p>
                </text:list-item>
              </text:list>
            </text:list-item>
          </text:list>
        </text:list-item>
      </text:list>
      <text:p text:style-name="P7"/>
      <text:list xml:id="list122118168298678" text:continue-numbering="true" text:style-name="WWNum12">
        <text:list-item>
          <text:list>
            <text:list-item>
              <text:p text:style-name="P67"><text:span text:style-name="T10">Project Timeline: </text:span><text:span text:style-name="T11">Each phase can be condensed into a few days or expanded into a week or more. Keep in mind that at this point, students should be taking on more responsibility and should only receive this roadmap as a guideline. They should ultimately be the owners of weekly outcomes. Of course, instructors should adjust how much guidance their individual students need.</text:span></text:p>
            </text:list-item>
          </text:list>
        </text:list-item>
      </text:list>
      <text:p text:style-name="P16"/>
      <table:table table:name="Table10" table:style-name="Table10">
        <table:table-column table:style-name="Table10.A"/>
        <table:table-column table:style-name="Table10.B"/>
        <table:table-row table:style-name="Table10.1">
          <table:table-cell table:style-name="Table10.A1" office:value-type="string">
            <text:p text:style-name="P15"><text:span text:style-name="T11">Project Phase 1</text:span></text:p>
          </table:table-cell>
          <table:table-cell table:style-name="Table10.B1" office:value-type="string">
            <text:list xml:id="list128485757" text:style-name="WWNum1">
              <text:list-item>
                <text:p text:style-name="P56"><text:span text:style-name="T11">Form teams</text:span></text:p>
              </text:list-item>
              <text:list-item>
                <text:p text:style-name="P56"><text:span text:style-name="T11">Explore and pick project topics</text:span></text:p>
              </text:list-item>
              <text:list-item>
                <text:p text:style-name="P56"><text:span text:style-name="T11">Write a design doc on how you approach building the ML model</text:span></text:p>
              </text:list-item>
              <text:list-item>
                <text:p text:style-name="P56"><text:span text:style-name="T11">Create a high level project plan of who’s doing what tasks by when</text:span></text:p>
              </text:list-item>
            </text:list>
          </table:table-cell>
        </table:table-row>
        <table:table-row table:style-name="Table10.1">
          <table:table-cell table:style-name="Table10.A1" office:value-type="string">
            <text:p text:style-name="P15"><text:span text:style-name="T11">Project Phase 2</text:span></text:p>
          </table:table-cell>
          <table:table-cell table:style-name="Table10.B2" office:value-type="string">
            <text:list xml:id="list3851134778" text:style-name="WWNum16">
              <text:list-item>
                <text:p text:style-name="P57"><text:span text:style-name="T11">Acquire &amp; prep dataset</text:span></text:p>
              </text:list-item>
              <text:list-item>
                <text:p text:style-name="P57"><text:span text:style-name="T11">Start defining and training ML model</text:span></text:p>
              </text:list-item>
              <text:list-item>
                <text:p text:style-name="P57"><text:span text:style-name="T11">Beginning project presentation: discuss acquiring data, exploratory data analysis, and justification for first model</text:span></text:p>
              </text:list-item>
            </text:list>
          </table:table-cell>
        </table:table-row>
        <table:table-row table:style-name="Table10.1">
          <table:table-cell table:style-name="Table10.A1" office:value-type="string">
            <text:p text:style-name="P15"><text:span text:style-name="T11">Project Phase 3</text:span></text:p>
          </table:table-cell>
          <table:table-cell table:style-name="Table10.B3" office:value-type="string">
            <text:list xml:id="list90176228" text:style-name="WWNum3">
              <text:list-item>
                <text:p text:style-name="P58"><text:span text:style-name="T11">Use data to tune model and validate</text:span></text:p>
              </text:list-item>
              <text:list-item>
                <text:p text:style-name="P58"><text:span text:style-name="T11">Mid project presentation: share iterations of model tuning with a focus on challenges and questions, welcome feedback from peers and instructors</text:span></text:p>
              </text:list-item>
              <text:list-item>
                <text:p text:style-name="P58"><text:span text:style-name="T11">Group and individual meetings with the instructional team</text:span></text:p>
              </text:list-item>
            </text:list>
          </table:table-cell>
        </table:table-row>
        <table:table-row table:style-name="Table10.1">
          <table:table-cell table:style-name="Table10.A1" office:value-type="string">
            <text:p text:style-name="P15"><text:span text:style-name="T11">Project Phase 4</text:span></text:p>
          </table:table-cell>
          <table:table-cell table:style-name="Table10.B4" office:value-type="string">
            <text:list xml:id="list824391106" text:style-name="WWNum25">
              <text:list-item>
                <text:p text:style-name="P59"><text:span text:style-name="T11">Final iterations on model predictions</text:span></text:p>
              </text:list-item>
              <text:list-item>
                <text:p text:style-name="P59"><text:span text:style-name="T11">Review results and prepare conclusions</text:span></text:p>
              </text:list-item>
              <text:list-item>
                <text:p text:style-name="P59"><text:span text:style-name="T11">Practice final presentation and demo, collect, and incorporate final <text:s/>feedback</text:span></text:p>
              </text:list-item>
            </text:list>
          </table:table-cell>
        </table:table-row>
      </table:table>
      <text:p text:style-name="P101"><text:bookmark text:name="_u4qn3acbiv4p"/></text:p>
      <text:list xml:id="list122117801472995" text:continue-list="list122118168298678" text:style-name="WWNum12">
        <text:list-item>
          <text:list>
            <text:list-item>
              <text:p text:style-name="P67"><text:span text:style-name="T10">Recommendations for Group Management</text:span></text:p>
            </text:list-item>
          </text:list>
        </text:list-item>
      </text:list>
      <text:p text:style-name="P85"/>
      <text:list xml:id="list3380432442" text:style-name="WWNum5">
        <text:list-item>
          <text:p text:style-name="P93"><text:span text:style-name="T10">Roles:</text:span><text:span text:style-name="T11"> To ensure a robust project experience, students should take turns working in different capacities. Faculty are encouraged to clarify this expectation and explain the rationale up front. Each team’s design doc should include a schedule of when these roles will rotate and to whom throughout the project phases:</text:span></text:p>
        </text:list-item>
      </text:list>
      <text:list xml:id="list1871197096" text:style-name="WWNum31">
        <text:list-item>
          <text:list>
            <text:list-item>
              <text:p text:style-name="P98"><text:span text:style-name="T10">Program Manager:</text:span><text:span text:style-name="T11"> Each student should take a turn in the role of “program manager,” or the person who is purposefully directing the team and assigning action items. This role builds useful professional skills, and rotating ensures no one person gets stuck with all of the administrative tasks to keep the team running.</text:span></text:p>
            </text:list-item>
            <text:list-item>
              <text:p text:style-name="P98"><text:soft-page-break/><text:span text:style-name="T10">Note Taker:</text:span><text:span text:style-name="T11"> Each student should be responsible for maintaining a “decision log” during one phase of the project. Entries in decision logs may include why the team went forward with one thing over another, how a problem got resolved, unresolved tasks or questions, etc. Decision logs will be housed in a common repo and accessible to students and instructional staff.</text:span></text:p>
            </text:list-item>
          </text:list>
        </text:list-item>
      </text:list>
      <text:p text:style-name="P6"/>
      <text:list xml:id="list3881779285" text:style-name="WWNum28">
        <text:list-item>
          <text:p text:style-name="P94"><text:span text:style-name="T10">Project Plans: </text:span><text:span text:style-name="T11">Groups should set up their own project plan at the outset of capstone project work. In order for students to organize themselves and their work, they should not be given a precise template. Students’ project plans do not have to be elaborate. The best project plans ensure tasks assigned to an owner with a clear timeline for delivery and perhaps align to greater project milestones. </text:span></text:p>
        </text:list-item>
      </text:list>
      <text:p text:style-name="P100"/>
      <text:list xml:id="list122118131326297" text:continue-numbering="true" text:style-name="WWNum28">
        <text:list-item>
          <text:p text:style-name="P94"><text:span text:style-name="T10">Daily Standups: </text:span><text:span text:style-name="T11">It is helpful to have a morning and afternoon “standup.” In the morning each group takes 10 minutes or less to share how they will prioritize their time for the day and what they feasibly will get accomplished. This is also a good time for group members to raise issues or anything “blocking” them that they could use the group’s help to mitigate. Then at the end of the day, groups should come back together as a class to share what they accomplished during the day, anything they needed help with, and what their focus will be the following day. This bookend standup structure encourages students to make good use of class time and helps ensure students don’t get stuck for long periods of time.</text:span></text:p>
        </text:list-item>
      </text:list>
      <text:p text:style-name="P86"/>
      <text:list xml:id="list122118437595802" text:continue-list="list122117801472995" text:style-name="WWNum12">
        <text:list-item>
          <text:list>
            <text:list-item>
              <text:p text:style-name="P67"><text:span text:style-name="T10">Daily Project Schedule</text:span></text:p>
              <text:list>
                <text:list-item>
                  <text:p text:style-name="P92"><text:span text:style-name="T11">Morning team stand-ups </text:span></text:p>
                </text:list-item>
                <text:list-item>
                  <text:p text:style-name="P92"><text:span text:style-name="T11">Project work (multi-hour block)</text:span></text:p>
                </text:list-item>
                <text:list-item>
                  <text:p text:style-name="P92"><text:span text:style-name="T11">(Optional) ad hoc topic session (at most 2-3 times per phase)</text:span></text:p>
                </text:list-item>
                <text:list-item>
                  <text:p text:style-name="P92"><text:span text:style-name="T11">Lunch</text:span></text:p>
                </text:list-item>
                <text:list-item>
                  <text:p text:style-name="P92"><text:span text:style-name="T11">Project work (multi-hour block)</text:span></text:p>
                </text:list-item>
                <text:list-item>
                  <text:p text:style-name="P92"><text:span text:style-name="T11">(Optional) professional skills session or guest speaker (at most 1 per phase)</text:span></text:p>
                </text:list-item>
                <text:list-item>
                  <text:p text:style-name="P92"><text:span text:style-name="T11">End of day team meetings and stand-ups</text:span></text:p>
                </text:list-item>
              </text:list>
            </text:list-item>
          </text:list>
        </text:list-item>
      </text:list>
      <text:p text:style-name="P90"/>
      <text:p text:style-name="Standard"><text:span text:style-name="T3">IV. Additional Supporting Documents</text:span></text:p>
      <text:p text:style-name="P32"/>
      <text:list xml:id="list3673165061" text:style-name="WWNum18">
        <text:list-item>
          <text:p text:style-name="P60"><text:span text:style-name="T10">Supplemental Course Materials</text:span></text:p>
        </text:list-item>
      </text:list>
      <text:p text:style-name="P75"><text:span text:style-name="T11">This list of resources includes brief learning activities and resources that do not warrant a full lecture and colab for this course, but they are included to help fill class time as needed.</text:span></text:p>
      <text:p text:style-name="P76"/>
      <table:table table:name="Table11" table:style-name="Table11">
        <table:table-column table:style-name="Table11.A"/>
        <table:table-column table:style-name="Table11.B"/>
        <text:soft-page-break/>
        <table:table-row table:style-name="Table11.1">
          <table:table-cell table:style-name="Table11.A1" table:number-columns-spanned="2" office:value-type="string">
            <text:p text:style-name="P15"><text:span text:style-name="T8">Supplemental Course Materials</text:span></text:p>
          </table:table-cell>
          <table:covered-table-cell/>
        </table:table-row>
        <table:table-row table:style-name="Table11.2">
          <table:table-cell table:style-name="Table11.A2" office:value-type="string">
            <text:p text:style-name="P15"><text:span text:style-name="T5">AI/ML Critical Reading List </text:span></text:p>
            <text:p text:style-name="P3"/>
            <text:p text:style-name="P15"><text:a xlink:type="simple" xlink:href="https://medium.com/@eirinimalliaraki/toward-ethical-transparent-and-fair-ai-ml-a-critical-reading-list-d950e70a70ea" text:style-name="ListLabel_20_308" text:visited-style-name="ListLabel_20_308"><text:span text:style-name="T19">List of Reading Links</text:span></text:a></text:p>
          </table:table-cell>
          <table:table-cell table:style-name="Table11.A2" office:value-type="string">
            <text:p text:style-name="P15"><text:span text:style-name="T5">This is a useful compendium of resources of machine learning principles and AI ethics.</text:span></text:p>
          </table:table-cell>
        </table:table-row>
        <table:table-row table:style-name="Table11.3">
          <table:table-cell table:style-name="Table11.A2" office:value-type="string">
            <text:p text:style-name="P15"><text:span text:style-name="T5">Big Query and Pandas</text:span></text:p>
            <text:p text:style-name="P3"/>
            <text:p text:style-name="P15"><text:a xlink:type="simple" xlink:href="https://cloud.google.com/bigquery/docs/bigquery-storage-python-pandas" text:style-name="ListLabel_20_308" text:visited-style-name="ListLabel_20_308"><text:span text:style-name="T19">Downloading BigQuery data to pandas using the BigQuery Storage API</text:span></text:a></text:p>
          </table:table-cell>
          <table:table-cell table:style-name="Table11.A2" office:value-type="string">
            <text:p text:style-name="P15"><text:span text:style-name="T5">This is the canonical source on downloading BigQuery datasets into pandas dataframes.</text:span></text:p>
          </table:table-cell>
        </table:table-row>
        <table:table-row table:style-name="Table11.4">
          <table:table-cell table:style-name="Table11.A2" office:value-type="string">
            <text:p text:style-name="P15"><text:span text:style-name="T5">Big Query and Jupyter</text:span></text:p>
            <text:p text:style-name="P3"/>
            <text:p text:style-name="P15"><text:a xlink:type="simple" xlink:href="https://cloud.google.com/bigquery/docs/visualize-jupyter" text:style-name="ListLabel_20_308" text:visited-style-name="ListLabel_20_308"><text:span text:style-name="T19">Visualizing BigQuery data in a Jupyter notebook</text:span></text:a></text:p>
          </table:table-cell>
          <table:table-cell table:style-name="Table11.A2" office:value-type="string">
            <text:p text:style-name="P15"><text:span text:style-name="T5">This is the canonical source on visualizing BigQuery data in a Jupyter notebook.</text:span></text:p>
          </table:table-cell>
        </table:table-row>
        <table:table-row table:style-name="Table11.5">
          <table:table-cell table:style-name="Table11.A2" office:value-type="string">
            <text:p text:style-name="P15"><text:span text:style-name="T5">Intro to SQL</text:span></text:p>
            <text:p text:style-name="P3"/>
            <text:p text:style-name="P15"><text:a xlink:type="simple" xlink:href="https://www.w3schools.com/sql/" text:style-name="ListLabel_20_308" text:visited-style-name="ListLabel_20_308"><text:span text:style-name="T19">W3Schools SQL Tutorial</text:span></text:a></text:p>
          </table:table-cell>
          <table:table-cell table:style-name="Table11.A2" office:value-type="string">
            <text:p text:style-name="P15"><text:span text:style-name="T5">This is a good and simple introduction to SQL.</text:span></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Google Sans" fo:font-family="'Google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oogle Sans" fo:font-family="'Google San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oogle Sans" fo:font-family="'Google San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oogle Sans" fo:font-family="'Google Sans'"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oogle Sans" fo:font-family="'Google Sans'" style:font-family-generic="roman" style:font-pitch="variable"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oogle Sans" fo:font-family="'Google Sans'"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oogle Sans" fo:font-family="'Google Sans'" style:font-family-generic="roman" style:font-pitch="variable"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oogle Sans" fo:font-family="'Google Sans'" style:font-family-generic="roman" style:font-pitch="variable" style:text-underline-style="none"/>
    </style:style>
    <style:style style:name="ListLabel_20_74" style:display-name="ListLabel 74" style:family="text">
      <style:text-properties style:font-name="Google Sans" fo:font-family="'Google Sans'"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font-name="Google Sans" fo:font-family="'Google Sans'" style:font-family-generic="roman" style:font-pitch="variable"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Google Sans" fo:font-family="'Google Sans'" style:font-family-generic="roman" style:font-pitch="variable"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Google Sans" fo:font-family="'Google Sans'" style:font-family-generic="roman" style:font-pitch="variable" style:text-underline-style="none" fo:font-weight="bold"/>
    </style:style>
    <style:style style:name="ListLabel_20_101" style:display-name="ListLabel 101" style:family="text">
      <style:text-properties style:font-name="Google Sans" fo:font-family="'Google Sans'" style:font-family-generic="roman" style:font-pitch="variable" style:text-underline-style="none"/>
    </style:style>
    <style:style style:name="ListLabel_20_102" style:display-name="ListLabel 102" style:family="text">
      <style:text-properties style:font-name="Google Sans" fo:font-family="'Google Sans'" style:font-family-generic="roman" style:font-pitch="variable" style:text-underline-style="none" fo:font-weight="bold"/>
    </style:style>
    <style:style style:name="ListLabel_20_103" style:display-name="ListLabel 103" style:family="text">
      <style:text-properties style:font-name="Google Sans" fo:font-family="'Google Sans'" style:font-family-generic="roman" style:font-pitch="variable"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Google Sans" fo:font-family="'Google Sans'" style:font-family-generic="roman" style:font-pitch="variable" style:text-underline-style="none"/>
    </style:style>
    <style:style style:name="ListLabel_20_110" style:display-name="ListLabel 110" style:family="text">
      <style:text-properties style:font-name="Google Sans" fo:font-family="'Google Sans'"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Google Sans" fo:font-family="'Google Sans'"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Google Sans" fo:font-family="'Google Sans'"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Google Sans" fo:font-family="'Google Sans'"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Google Sans" fo:font-family="'Google Sans'" style:font-family-generic="roman" style:font-pitch="variable"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Google Sans" fo:font-family="'Google Sans'" style:font-family-generic="roman" style:font-pitch="variable"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Google Sans" fo:font-family="'Google Sans'"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Google Sans" fo:font-family="'Google Sans'" style:font-family-generic="roman" style:font-pitch="variable"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Google Sans" fo:font-family="'Google Sans'"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Google Sans" fo:font-family="'Google Sans'"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Google Sans" fo:font-family="'Google Sans'" style:font-family-generic="roman" style:font-pitch="variable" style:text-underline-style="none"/>
    </style:style>
    <style:style style:name="ListLabel_20_200" style:display-name="ListLabel 200" style:family="text">
      <style:text-properties style:font-name="Google Sans" fo:font-family="'Google Sans'"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Google Sans" fo:font-family="'Google Sans'"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Google Sans" fo:font-family="'Google Sans'"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Google Sans" fo:font-family="'Google Sans'" style:font-family-generic="roman" style:font-pitch="variable" fo:font-size="10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Google Sans" fo:font-family="'Google Sans'"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Google Sans" fo:font-family="'Google Sans'"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Google Sans" fo:font-family="'Google Sans'" style:font-family-generic="roman" style:font-pitch="variable" fo:font-size="10pt" style:text-underline-style="none"/>
    </style:style>
    <style:style style:name="ListLabel_20_254" style:display-name="ListLabel 254" style:family="text">
      <style:text-properties style:font-name="Google Sans" fo:font-family="'Google Sans'" style:font-family-generic="roman" style:font-pitch="variable" fo:font-size="10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Google Sans" fo:font-family="'Google Sans'"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font-name="Roboto" fo:font-family="Roboto" style:font-family-generic="roman" style:font-pitch="variable"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Google Sans" fo:font-family="'Google Sans'"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Google Sans" fo:font-family="'Google Sans'"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Google Sans" fo:font-family="'Google Sans'"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1155cc" style:font-name="Google Sans" fo:font-family="'Google Sans'" style:font-family-generic="roman" style:font-pitch="variable" style:text-underline-style="solid" style:text-underline-width="auto" style:text-underline-color="font-color" style:font-name-asian="Google Sans1" style:font-family-asian="'Google Sans'" style:font-family-generic-asian="system" style:font-pitch-asian="variable" style:font-name-complex="Google Sans1" style:font-family-complex="'Google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08" style:display-name="ListLabel 308" style:family="text">
      <style:text-properties fo:color="#1155cc" style:font-name="Google Sans" fo:font-family="'Google Sans'" style:font-family-generic="roman" style:font-pitch="variable" fo:font-size="10pt" style:text-underline-style="solid" style:text-underline-width="auto" style:text-underline-color="font-color" style:font-name-asian="Google Sans1" style:font-family-asian="'Google Sans'" style:font-family-generic-asian="system" style:font-pitch-asian="variable" style:font-size-asian="10pt" style:font-name-complex="Google Sans1" style:font-family-complex="'Google Sans'"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71"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6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6.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7in" fo:margin-left="0.7in" fo:margin-right="0.7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02in" style:dynamic-spacing="true"/>
      </style:header-style>
      <style:footer-style/>
    </style:page-layout>
  </office:automatic-styles>
  <office:master-styles>
    <style:master-page style:name="Standard" style:page-layout-name="Mpm1">
      <style:header>
        <text:p text:style-name="MP1"><text:page-number text:select-page="current">15</text:page-number></text:p>
      </style:header>
    </style:master-page>
    <style:master-page style:name="First_20_Page" style:display-name="First Page" style:page-layout-name="Mpm1"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17" meta:paragraph-count="643" meta:word-count="5566" meta:character-count="37418" meta:non-whitespace-character-count="32267"/>
    <meta:generator>LibreOfficeDev/6.0.5.2$Linux_X86_64 LibreOffice_project/</meta:generator>
  </office:meta>
</office:document-meta>
</file>